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332316]</text:p>
          </table:table-cell>
          <table:table-cell office:value-type="string" calcext:value-type="string">
            <text:p>[[0.4232316]]</text:p>
          </table:table-cell>
          <table:table-cell office:value-type="string" calcext:value-type="string">
            <text:p>0.4232316</text:p>
          </table:table-cell>
          <table:table-cell office:value-type="string" calcext:value-type="string">
            <text:p>[[0.179125]]</text:p>
          </table:table-cell>
          <table:table-cell office:value-type="string" calcext:value-type="string">
            <text:p>0.179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1799583]</text:p>
          </table:table-cell>
          <table:table-cell office:value-type="string" calcext:value-type="string">
            <text:p>[[0.31799585]]</text:p>
          </table:table-cell>
          <table:table-cell office:value-type="string" calcext:value-type="string">
            <text:p>0.31799585</text:p>
          </table:table-cell>
          <table:table-cell office:value-type="string" calcext:value-type="string">
            <text:p>[[0.10112136]]</text:p>
          </table:table-cell>
          <table:table-cell office:value-type="string" calcext:value-type="string">
            <text:p>0.10112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5225167]</text:p>
          </table:table-cell>
          <table:table-cell office:value-type="string" calcext:value-type="string">
            <text:p>[[0.12251672]]</text:p>
          </table:table-cell>
          <table:table-cell office:value-type="string" calcext:value-type="string">
            <text:p>0.12251672</text:p>
          </table:table-cell>
          <table:table-cell office:value-type="string" calcext:value-type="string">
            <text:p>[[0.01501035]]</text:p>
          </table:table-cell>
          <table:table-cell office:value-type="string" calcext:value-type="string">
            <text:p>0.01501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5103595]</text:p>
          </table:table-cell>
          <table:table-cell office:value-type="string" calcext:value-type="string">
            <text:p>[[0.37035954]]</text:p>
          </table:table-cell>
          <table:table-cell office:value-type="string" calcext:value-type="string">
            <text:p>0.37035954</text:p>
          </table:table-cell>
          <table:table-cell office:value-type="string" calcext:value-type="string">
            <text:p>[[0.13716619]]</text:p>
          </table:table-cell>
          <table:table-cell office:value-type="string" calcext:value-type="string">
            <text:p>0.13716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256715]</text:p>
          </table:table-cell>
          <table:table-cell office:value-type="string" calcext:value-type="string">
            <text:p>[[0.41567147]]</text:p>
          </table:table-cell>
          <table:table-cell office:value-type="string" calcext:value-type="string">
            <text:p>0.41567147</text:p>
          </table:table-cell>
          <table:table-cell office:value-type="string" calcext:value-type="string">
            <text:p>[[0.17278276]]</text:p>
          </table:table-cell>
          <table:table-cell office:value-type="string" calcext:value-type="string">
            <text:p>0.17278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5386628]</text:p>
          </table:table-cell>
          <table:table-cell office:value-type="string" calcext:value-type="string">
            <text:p>[[0.4786628]]</text:p>
          </table:table-cell>
          <table:table-cell office:value-type="string" calcext:value-type="string">
            <text:p>0.4786628</text:p>
          </table:table-cell>
          <table:table-cell office:value-type="string" calcext:value-type="string">
            <text:p>[[0.22911806]]</text:p>
          </table:table-cell>
          <table:table-cell office:value-type="string" calcext:value-type="string">
            <text:p>0.22911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51978934]</text:p>
          </table:table-cell>
          <table:table-cell office:value-type="string" calcext:value-type="string">
            <text:p>[[0.46978933]]</text:p>
          </table:table-cell>
          <table:table-cell office:value-type="string" calcext:value-type="string">
            <text:p>0.46978933</text:p>
          </table:table-cell>
          <table:table-cell office:value-type="string" calcext:value-type="string">
            <text:p>[[0.220702]]</text:p>
          </table:table-cell>
          <table:table-cell office:value-type="string" calcext:value-type="string">
            <text:p>0.2207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5207858]</text:p>
          </table:table-cell>
          <table:table-cell office:value-type="string" calcext:value-type="string">
            <text:p>[[0.4707858]]</text:p>
          </table:table-cell>
          <table:table-cell office:value-type="string" calcext:value-type="string">
            <text:p>0.4707858</text:p>
          </table:table-cell>
          <table:table-cell office:value-type="string" calcext:value-type="string">
            <text:p>[[0.22163926]]</text:p>
          </table:table-cell>
          <table:table-cell office:value-type="string" calcext:value-type="string">
            <text:p>0.22163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063407]</text:p>
          </table:table-cell>
          <table:table-cell office:value-type="string" calcext:value-type="string">
            <text:p>[[0.20634067]]</text:p>
          </table:table-cell>
          <table:table-cell office:value-type="string" calcext:value-type="string">
            <text:p>0.20634067</text:p>
          </table:table-cell>
          <table:table-cell office:value-type="string" calcext:value-type="string">
            <text:p>[[0.04257647]]</text:p>
          </table:table-cell>
          <table:table-cell office:value-type="string" calcext:value-type="string">
            <text:p>0.04257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.28]]</text:p>
          </table:table-cell>
          <table:table-cell office:value-type="string" calcext:value-type="string">
            <text:p>[0.5152462]</text:p>
          </table:table-cell>
          <table:table-cell office:value-type="string" calcext:value-type="string">
            <text:p>[[0.23524621]]</text:p>
          </table:table-cell>
          <table:table-cell office:value-type="string" calcext:value-type="string">
            <text:p>0.23524621</text:p>
          </table:table-cell>
          <table:table-cell office:value-type="string" calcext:value-type="string">
            <text:p>[[0.05534078]]</text:p>
          </table:table-cell>
          <table:table-cell office:value-type="string" calcext:value-type="string">
            <text:p>0.05534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76915]</text:p>
          </table:table-cell>
          <table:table-cell office:value-type="string" calcext:value-type="string">
            <text:p>[[0.4276915]]</text:p>
          </table:table-cell>
          <table:table-cell office:value-type="string" calcext:value-type="string">
            <text:p>0.4276915</text:p>
          </table:table-cell>
          <table:table-cell office:value-type="string" calcext:value-type="string">
            <text:p>[[0.18292001]]</text:p>
          </table:table-cell>
          <table:table-cell office:value-type="string" calcext:value-type="string">
            <text:p>0.18292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91421]</text:p>
          </table:table-cell>
          <table:table-cell office:value-type="string" calcext:value-type="string">
            <text:p>[[0.4191421]]</text:p>
          </table:table-cell>
          <table:table-cell office:value-type="string" calcext:value-type="string">
            <text:p>0.4191421</text:p>
          </table:table-cell>
          <table:table-cell office:value-type="string" calcext:value-type="string">
            <text:p>[[0.1756801]]</text:p>
          </table:table-cell>
          <table:table-cell office:value-type="string" calcext:value-type="string">
            <text:p>0.17568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5221075]</text:p>
          </table:table-cell>
          <table:table-cell office:value-type="string" calcext:value-type="string">
            <text:p>[[0.49210748]]</text:p>
          </table:table-cell>
          <table:table-cell office:value-type="string" calcext:value-type="string">
            <text:p>0.49210748</text:p>
          </table:table-cell>
          <table:table-cell office:value-type="string" calcext:value-type="string">
            <text:p>[[0.24216977]]</text:p>
          </table:table-cell>
          <table:table-cell office:value-type="string" calcext:value-type="string">
            <text:p>0.242169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823335]</text:p>
          </table:table-cell>
          <table:table-cell office:value-type="string" calcext:value-type="string">
            <text:p>[[0.22823334]]</text:p>
          </table:table-cell>
          <table:table-cell office:value-type="string" calcext:value-type="string">
            <text:p>0.22823334</text:p>
          </table:table-cell>
          <table:table-cell office:value-type="string" calcext:value-type="string">
            <text:p>[[0.05209045]]</text:p>
          </table:table-cell>
          <table:table-cell office:value-type="string" calcext:value-type="string">
            <text:p>0.052090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.99]]</text:p>
          </table:table-cell>
          <table:table-cell office:value-type="string" calcext:value-type="string">
            <text:p>[0.519937]</text:p>
          </table:table-cell>
          <table:table-cell office:value-type="string" calcext:value-type="string">
            <text:p>[[0.47006303]]</text:p>
          </table:table-cell>
          <table:table-cell office:value-type="string" calcext:value-type="string">
            <text:p>0.47006303</text:p>
          </table:table-cell>
          <table:table-cell office:value-type="string" calcext:value-type="string">
            <text:p>[[0.22095925]]</text:p>
          </table:table-cell>
          <table:table-cell office:value-type="string" calcext:value-type="string">
            <text:p>0.220959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.35]]</text:p>
          </table:table-cell>
          <table:table-cell office:value-type="string" calcext:value-type="string">
            <text:p>[0.5271131]</text:p>
          </table:table-cell>
          <table:table-cell office:value-type="string" calcext:value-type="string">
            <text:p>[[0.17711309]]</text:p>
          </table:table-cell>
          <table:table-cell office:value-type="string" calcext:value-type="string">
            <text:p>0.17711309</text:p>
          </table:table-cell>
          <table:table-cell office:value-type="string" calcext:value-type="string">
            <text:p>[[0.03136905]]</text:p>
          </table:table-cell>
          <table:table-cell office:value-type="string" calcext:value-type="string">
            <text:p>0.031369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.21]]</text:p>
          </table:table-cell>
          <table:table-cell office:value-type="string" calcext:value-type="string">
            <text:p>[0.5262903]</text:p>
          </table:table-cell>
          <table:table-cell office:value-type="string" calcext:value-type="string">
            <text:p>[[0.31629032]]</text:p>
          </table:table-cell>
          <table:table-cell office:value-type="string" calcext:value-type="string">
            <text:p>0.31629032</text:p>
          </table:table-cell>
          <table:table-cell office:value-type="string" calcext:value-type="string">
            <text:p>[[0.10003956]]</text:p>
          </table:table-cell>
          <table:table-cell office:value-type="string" calcext:value-type="string">
            <text:p>0.10003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310489]</text:p>
          </table:table-cell>
          <table:table-cell office:value-type="string" calcext:value-type="string">
            <text:p>[[0.4310489]]</text:p>
          </table:table-cell>
          <table:table-cell office:value-type="string" calcext:value-type="string">
            <text:p>0.4310489</text:p>
          </table:table-cell>
          <table:table-cell office:value-type="string" calcext:value-type="string">
            <text:p>[[0.18580316]]</text:p>
          </table:table-cell>
          <table:table-cell office:value-type="string" calcext:value-type="string">
            <text:p>0.185803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5202237]</text:p>
          </table:table-cell>
          <table:table-cell office:value-type="string" calcext:value-type="string">
            <text:p>[[0.5002237]]</text:p>
          </table:table-cell>
          <table:table-cell office:value-type="string" calcext:value-type="string">
            <text:p>0.5002237</text:p>
          </table:table-cell>
          <table:table-cell office:value-type="string" calcext:value-type="string">
            <text:p>[[0.25022376]]</text:p>
          </table:table-cell>
          <table:table-cell office:value-type="string" calcext:value-type="string">
            <text:p>0.250223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5330247]</text:p>
          </table:table-cell>
          <table:table-cell office:value-type="string" calcext:value-type="string">
            <text:p>[[0.0669753]]</text:p>
          </table:table-cell>
          <table:table-cell office:value-type="string" calcext:value-type="string">
            <text:p>0.0669753</text:p>
          </table:table-cell>
          <table:table-cell office:value-type="string" calcext:value-type="string">
            <text:p>[[0.00448569]]</text:p>
          </table:table-cell>
          <table:table-cell office:value-type="string" calcext:value-type="string">
            <text:p>0.00448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81863]</text:p>
          </table:table-cell>
          <table:table-cell office:value-type="string" calcext:value-type="string">
            <text:p>[[0.22818631]]</text:p>
          </table:table-cell>
          <table:table-cell office:value-type="string" calcext:value-type="string">
            <text:p>0.22818631</text:p>
          </table:table-cell>
          <table:table-cell office:value-type="string" calcext:value-type="string">
            <text:p>[[0.05206899]]</text:p>
          </table:table-cell>
          <table:table-cell office:value-type="string" calcext:value-type="string">
            <text:p>0.052068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67948]</text:p>
          </table:table-cell>
          <table:table-cell office:value-type="string" calcext:value-type="string">
            <text:p>[[0.4267948]]</text:p>
          </table:table-cell>
          <table:table-cell office:value-type="string" calcext:value-type="string">
            <text:p>0.4267948</text:p>
          </table:table-cell>
          <table:table-cell office:value-type="string" calcext:value-type="string">
            <text:p>[[0.1821538]]</text:p>
          </table:table-cell>
          <table:table-cell office:value-type="string" calcext:value-type="string">
            <text:p>0.1821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51456565]</text:p>
          </table:table-cell>
          <table:table-cell office:value-type="string" calcext:value-type="string">
            <text:p>[[0.38456565]]</text:p>
          </table:table-cell>
          <table:table-cell office:value-type="string" calcext:value-type="string">
            <text:p>0.38456565</text:p>
          </table:table-cell>
          <table:table-cell office:value-type="string" calcext:value-type="string">
            <text:p>[[0.14789075]]</text:p>
          </table:table-cell>
          <table:table-cell office:value-type="string" calcext:value-type="string">
            <text:p>0.147890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1548094]</text:p>
          </table:table-cell>
          <table:table-cell office:value-type="string" calcext:value-type="string">
            <text:p>[[0.18451905]]</text:p>
          </table:table-cell>
          <table:table-cell office:value-type="string" calcext:value-type="string">
            <text:p>0.18451905</text:p>
          </table:table-cell>
          <table:table-cell office:value-type="string" calcext:value-type="string">
            <text:p>[[0.03404728]]</text:p>
          </table:table-cell>
          <table:table-cell office:value-type="string" calcext:value-type="string">
            <text:p>0.03404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51985514]</text:p>
          </table:table-cell>
          <table:table-cell office:value-type="string" calcext:value-type="string">
            <text:p>[[0.44985515]]</text:p>
          </table:table-cell>
          <table:table-cell office:value-type="string" calcext:value-type="string">
            <text:p>0.44985515</text:p>
          </table:table-cell>
          <table:table-cell office:value-type="string" calcext:value-type="string">
            <text:p>[[0.20236966]]</text:p>
          </table:table-cell>
          <table:table-cell office:value-type="string" calcext:value-type="string">
            <text:p>0.202369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5218445]</text:p>
          </table:table-cell>
          <table:table-cell office:value-type="string" calcext:value-type="string">
            <text:p>[[0.37815547]]</text:p>
          </table:table-cell>
          <table:table-cell office:value-type="string" calcext:value-type="string">
            <text:p>0.37815547</text:p>
          </table:table-cell>
          <table:table-cell office:value-type="string" calcext:value-type="string">
            <text:p>[[0.14300156]]</text:p>
          </table:table-cell>
          <table:table-cell office:value-type="string" calcext:value-type="string">
            <text:p>0.143001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5236611]</text:p>
          </table:table-cell>
          <table:table-cell office:value-type="string" calcext:value-type="string">
            <text:p>[[0.5036611]]</text:p>
          </table:table-cell>
          <table:table-cell office:value-type="string" calcext:value-type="string">
            <text:p>0.5036611</text:p>
          </table:table-cell>
          <table:table-cell office:value-type="string" calcext:value-type="string">
            <text:p>[[0.2536745]]</text:p>
          </table:table-cell>
          <table:table-cell office:value-type="string" calcext:value-type="string">
            <text:p>0.2536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1389086]</text:p>
          </table:table-cell>
          <table:table-cell office:value-type="string" calcext:value-type="string">
            <text:p>[[0.21389085]]</text:p>
          </table:table-cell>
          <table:table-cell office:value-type="string" calcext:value-type="string">
            <text:p>0.21389085</text:p>
          </table:table-cell>
          <table:table-cell office:value-type="string" calcext:value-type="string">
            <text:p>[[0.0457493]]</text:p>
          </table:table-cell>
          <table:table-cell office:value-type="string" calcext:value-type="string">
            <text:p>0.04574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164719]</text:p>
          </table:table-cell>
          <table:table-cell office:value-type="string" calcext:value-type="string">
            <text:p>[[0.5164719]]</text:p>
          </table:table-cell>
          <table:table-cell office:value-type="string" calcext:value-type="string">
            <text:p>0.5164719</text:p>
          </table:table-cell>
          <table:table-cell office:value-type="string" calcext:value-type="string">
            <text:p>[[0.26674324]]</text:p>
          </table:table-cell>
          <table:table-cell office:value-type="string" calcext:value-type="string">
            <text:p>0.266743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225727]</text:p>
          </table:table-cell>
          <table:table-cell office:value-type="string" calcext:value-type="string">
            <text:p>[[0.52225727]]</text:p>
          </table:table-cell>
          <table:table-cell office:value-type="string" calcext:value-type="string">
            <text:p>0.52225727</text:p>
          </table:table-cell>
          <table:table-cell office:value-type="string" calcext:value-type="string">
            <text:p>[[0.27275264]]</text:p>
          </table:table-cell>
          <table:table-cell office:value-type="string" calcext:value-type="string">
            <text:p>0.272752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87178]</text:p>
          </table:table-cell>
          <table:table-cell office:value-type="string" calcext:value-type="string">
            <text:p>[[0.41871783]]</text:p>
          </table:table-cell>
          <table:table-cell office:value-type="string" calcext:value-type="string">
            <text:p>0.41871783</text:p>
          </table:table-cell>
          <table:table-cell office:value-type="string" calcext:value-type="string">
            <text:p>[[0.17532462]]</text:p>
          </table:table-cell>
          <table:table-cell office:value-type="string" calcext:value-type="string">
            <text:p>0.175324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5321254]</text:p>
          </table:table-cell>
          <table:table-cell office:value-type="string" calcext:value-type="string">
            <text:p>[[0.5221254]]</text:p>
          </table:table-cell>
          <table:table-cell office:value-type="string" calcext:value-type="string">
            <text:p>0.5221254</text:p>
          </table:table-cell>
          <table:table-cell office:value-type="string" calcext:value-type="string">
            <text:p>[[0.27261496]]</text:p>
          </table:table-cell>
          <table:table-cell office:value-type="string" calcext:value-type="string">
            <text:p>0.272614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533798]</text:p>
          </table:table-cell>
          <table:table-cell office:value-type="string" calcext:value-type="string">
            <text:p>[[0.503798]]</text:p>
          </table:table-cell>
          <table:table-cell office:value-type="string" calcext:value-type="string">
            <text:p>0.503798</text:p>
          </table:table-cell>
          <table:table-cell office:value-type="string" calcext:value-type="string">
            <text:p>[[0.25381243]]</text:p>
          </table:table-cell>
          <table:table-cell office:value-type="string" calcext:value-type="string">
            <text:p>0.253812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396279]</text:p>
          </table:table-cell>
          <table:table-cell office:value-type="string" calcext:value-type="string">
            <text:p>[[0.2396279]]</text:p>
          </table:table-cell>
          <table:table-cell office:value-type="string" calcext:value-type="string">
            <text:p>0.2396279</text:p>
          </table:table-cell>
          <table:table-cell office:value-type="string" calcext:value-type="string">
            <text:p>[[0.05742153]]</text:p>
          </table:table-cell>
          <table:table-cell office:value-type="string" calcext:value-type="string">
            <text:p>0.057421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330277]</text:p>
          </table:table-cell>
          <table:table-cell office:value-type="string" calcext:value-type="string">
            <text:p>[[0.5330277]]</text:p>
          </table:table-cell>
          <table:table-cell office:value-type="string" calcext:value-type="string">
            <text:p>0.5330277</text:p>
          </table:table-cell>
          <table:table-cell office:value-type="string" calcext:value-type="string">
            <text:p>[[0.28411853]]</text:p>
          </table:table-cell>
          <table:table-cell office:value-type="string" calcext:value-type="string">
            <text:p>0.28411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17358]</text:p>
          </table:table-cell>
          <table:table-cell office:value-type="string" calcext:value-type="string">
            <text:p>[[0.517358]]</text:p>
          </table:table-cell>
          <table:table-cell office:value-type="string" calcext:value-type="string">
            <text:p>0.517358</text:p>
          </table:table-cell>
          <table:table-cell office:value-type="string" calcext:value-type="string">
            <text:p>[[0.2676593]]</text:p>
          </table:table-cell>
          <table:table-cell office:value-type="string" calcext:value-type="string">
            <text:p>0.26765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6695]</text:p>
          </table:table-cell>
          <table:table-cell office:value-type="string" calcext:value-type="string">
            <text:p>[[0.41669503]]</text:p>
          </table:table-cell>
          <table:table-cell office:value-type="string" calcext:value-type="string">
            <text:p>0.41669503</text:p>
          </table:table-cell>
          <table:table-cell office:value-type="string" calcext:value-type="string">
            <text:p>[[0.17363475]]</text:p>
          </table:table-cell>
          <table:table-cell office:value-type="string" calcext:value-type="string">
            <text:p>0.17363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4058796]</text:p>
          </table:table-cell>
          <table:table-cell office:value-type="string" calcext:value-type="string">
            <text:p>[[0.34058797]]</text:p>
          </table:table-cell>
          <table:table-cell office:value-type="string" calcext:value-type="string">
            <text:p>0.34058797</text:p>
          </table:table-cell>
          <table:table-cell office:value-type="string" calcext:value-type="string">
            <text:p>[[0.11600017]]</text:p>
          </table:table-cell>
          <table:table-cell office:value-type="string" calcext:value-type="string">
            <text:p>0.11600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53487563]</text:p>
          </table:table-cell>
          <table:table-cell office:value-type="string" calcext:value-type="string">
            <text:p>[[0.38487563]]</text:p>
          </table:table-cell>
          <table:table-cell office:value-type="string" calcext:value-type="string">
            <text:p>0.38487563</text:p>
          </table:table-cell>
          <table:table-cell office:value-type="string" calcext:value-type="string">
            <text:p>[[0.14812924]]</text:p>
          </table:table-cell>
          <table:table-cell office:value-type="string" calcext:value-type="string">
            <text:p>0.148129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2584445]</text:p>
          </table:table-cell>
          <table:table-cell office:value-type="string" calcext:value-type="string">
            <text:p>[[0.17415553]]</text:p>
          </table:table-cell>
          <table:table-cell office:value-type="string" calcext:value-type="string">
            <text:p>0.17415553</text:p>
          </table:table-cell>
          <table:table-cell office:value-type="string" calcext:value-type="string">
            <text:p>[[0.03033015]]</text:p>
          </table:table-cell>
          <table:table-cell office:value-type="string" calcext:value-type="string">
            <text:p>0.03033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13764]</text:p>
          </table:table-cell>
          <table:table-cell office:value-type="string" calcext:value-type="string">
            <text:p>[[0.31376404]]</text:p>
          </table:table-cell>
          <table:table-cell office:value-type="string" calcext:value-type="string">
            <text:p>0.31376404</text:p>
          </table:table-cell>
          <table:table-cell office:value-type="string" calcext:value-type="string">
            <text:p>[[0.09844787]]</text:p>
          </table:table-cell>
          <table:table-cell office:value-type="string" calcext:value-type="string">
            <text:p>0.098447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5559]</text:p>
          </table:table-cell>
          <table:table-cell office:value-type="string" calcext:value-type="string">
            <text:p>[[0.425559]]</text:p>
          </table:table-cell>
          <table:table-cell office:value-type="string" calcext:value-type="string">
            <text:p>0.425559</text:p>
          </table:table-cell>
          <table:table-cell office:value-type="string" calcext:value-type="string">
            <text:p>[[0.18110047]]</text:p>
          </table:table-cell>
          <table:table-cell office:value-type="string" calcext:value-type="string">
            <text:p>0.181100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53348494]</text:p>
          </table:table-cell>
          <table:table-cell office:value-type="string" calcext:value-type="string">
            <text:p>[[0.51348495]]</text:p>
          </table:table-cell>
          <table:table-cell office:value-type="string" calcext:value-type="string">
            <text:p>0.51348495</text:p>
          </table:table-cell>
          <table:table-cell office:value-type="string" calcext:value-type="string">
            <text:p>[[0.2636668]]</text:p>
          </table:table-cell>
          <table:table-cell office:value-type="string" calcext:value-type="string">
            <text:p>0.2636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3332174]</text:p>
          </table:table-cell>
          <table:table-cell office:value-type="string" calcext:value-type="string">
            <text:p>[[0.53332174]]</text:p>
          </table:table-cell>
          <table:table-cell office:value-type="string" calcext:value-type="string">
            <text:p>0.53332174</text:p>
          </table:table-cell>
          <table:table-cell office:value-type="string" calcext:value-type="string">
            <text:p>[[0.28443208]]</text:p>
          </table:table-cell>
          <table:table-cell office:value-type="string" calcext:value-type="string">
            <text:p>0.284432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.31]]</text:p>
          </table:table-cell>
          <table:table-cell office:value-type="string" calcext:value-type="string">
            <text:p>[0.52857673]</text:p>
          </table:table-cell>
          <table:table-cell office:value-type="string" calcext:value-type="string">
            <text:p>[[0.21857673]]</text:p>
          </table:table-cell>
          <table:table-cell office:value-type="string" calcext:value-type="string">
            <text:p>0.21857673</text:p>
          </table:table-cell>
          <table:table-cell office:value-type="string" calcext:value-type="string">
            <text:p>[[0.04777579]]</text:p>
          </table:table-cell>
          <table:table-cell office:value-type="string" calcext:value-type="string">
            <text:p>0.047775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52619207]</text:p>
          </table:table-cell>
          <table:table-cell office:value-type="string" calcext:value-type="string">
            <text:p>[[0.12619206]]</text:p>
          </table:table-cell>
          <table:table-cell office:value-type="string" calcext:value-type="string">
            <text:p>0.12619206</text:p>
          </table:table-cell>
          <table:table-cell office:value-type="string" calcext:value-type="string">
            <text:p>[[0.01592444]]</text:p>
          </table:table-cell>
          <table:table-cell office:value-type="string" calcext:value-type="string">
            <text:p>0.01592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.21]]</text:p>
          </table:table-cell>
          <table:table-cell office:value-type="string" calcext:value-type="string">
            <text:p>[0.5398098]</text:p>
          </table:table-cell>
          <table:table-cell office:value-type="string" calcext:value-type="string">
            <text:p>[[0.32980984]]</text:p>
          </table:table-cell>
          <table:table-cell office:value-type="string" calcext:value-type="string">
            <text:p>0.32980984</text:p>
          </table:table-cell>
          <table:table-cell office:value-type="string" calcext:value-type="string">
            <text:p>[[0.10877454]]</text:p>
          </table:table-cell>
          <table:table-cell office:value-type="string" calcext:value-type="string">
            <text:p>0.108774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.83]]</text:p>
          </table:table-cell>
          <table:table-cell office:value-type="string" calcext:value-type="string">
            <text:p>[0.519653]</text:p>
          </table:table-cell>
          <table:table-cell office:value-type="string" calcext:value-type="string">
            <text:p>[[0.31034696]]</text:p>
          </table:table-cell>
          <table:table-cell office:value-type="string" calcext:value-type="string">
            <text:p>0.31034696</text:p>
          </table:table-cell>
          <table:table-cell office:value-type="string" calcext:value-type="string">
            <text:p>[[0.09631523]]</text:p>
          </table:table-cell>
          <table:table-cell office:value-type="string" calcext:value-type="string">
            <text:p>0.096315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2336764]</text:p>
          </table:table-cell>
          <table:table-cell office:value-type="string" calcext:value-type="string">
            <text:p>[[0.17663234]]</text:p>
          </table:table-cell>
          <table:table-cell office:value-type="string" calcext:value-type="string">
            <text:p>0.17663234</text:p>
          </table:table-cell>
          <table:table-cell office:value-type="string" calcext:value-type="string">
            <text:p>[[0.03119899]]</text:p>
          </table:table-cell>
          <table:table-cell office:value-type="string" calcext:value-type="string">
            <text:p>0.031198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3408384]</text:p>
          </table:table-cell>
          <table:table-cell office:value-type="string" calcext:value-type="string">
            <text:p>[[0.23408383]]</text:p>
          </table:table-cell>
          <table:table-cell office:value-type="string" calcext:value-type="string">
            <text:p>0.23408383</text:p>
          </table:table-cell>
          <table:table-cell office:value-type="string" calcext:value-type="string">
            <text:p>[[0.05479524]]</text:p>
          </table:table-cell>
          <table:table-cell office:value-type="string" calcext:value-type="string">
            <text:p>0.05479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24849]</text:p>
          </table:table-cell>
          <table:table-cell office:value-type="string" calcext:value-type="string">
            <text:p>[[0.4124849]]</text:p>
          </table:table-cell>
          <table:table-cell office:value-type="string" calcext:value-type="string">
            <text:p>0.4124849</text:p>
          </table:table-cell>
          <table:table-cell office:value-type="string" calcext:value-type="string">
            <text:p>[[0.1701438]]</text:p>
          </table:table-cell>
          <table:table-cell office:value-type="string" calcext:value-type="string">
            <text:p>0.17014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5162241]</text:p>
          </table:table-cell>
          <table:table-cell office:value-type="string" calcext:value-type="string">
            <text:p>[[0.3562241]]</text:p>
          </table:table-cell>
          <table:table-cell office:value-type="string" calcext:value-type="string">
            <text:p>0.3562241</text:p>
          </table:table-cell>
          <table:table-cell office:value-type="string" calcext:value-type="string">
            <text:p>[[0.1268956]]</text:p>
          </table:table-cell>
          <table:table-cell office:value-type="string" calcext:value-type="string">
            <text:p>0.12689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5205554]</text:p>
          </table:table-cell>
          <table:table-cell office:value-type="string" calcext:value-type="string">
            <text:p>[[0.12055537]]</text:p>
          </table:table-cell>
          <table:table-cell office:value-type="string" calcext:value-type="string">
            <text:p>0.12055537</text:p>
          </table:table-cell>
          <table:table-cell office:value-type="string" calcext:value-type="string">
            <text:p>[[0.0145336]]</text:p>
          </table:table-cell>
          <table:table-cell office:value-type="string" calcext:value-type="string">
            <text:p>0.01453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862437]</text:p>
          </table:table-cell>
          <table:table-cell office:value-type="string" calcext:value-type="string">
            <text:p>[[0.41862437]]</text:p>
          </table:table-cell>
          <table:table-cell office:value-type="string" calcext:value-type="string">
            <text:p>0.41862437</text:p>
          </table:table-cell>
          <table:table-cell office:value-type="string" calcext:value-type="string">
            <text:p>[[0.17524636]]</text:p>
          </table:table-cell>
          <table:table-cell office:value-type="string" calcext:value-type="string">
            <text:p>0.175246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1989985]</text:p>
          </table:table-cell>
          <table:table-cell office:value-type="string" calcext:value-type="string">
            <text:p>[[0.51989985]]</text:p>
          </table:table-cell>
          <table:table-cell office:value-type="string" calcext:value-type="string">
            <text:p>0.51989985</text:p>
          </table:table-cell>
          <table:table-cell office:value-type="string" calcext:value-type="string">
            <text:p>[[0.27029586]]</text:p>
          </table:table-cell>
          <table:table-cell office:value-type="string" calcext:value-type="string">
            <text:p>0.270295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.89]]</text:p>
          </table:table-cell>
          <table:table-cell office:value-type="string" calcext:value-type="string">
            <text:p>[0.5278936]</text:p>
          </table:table-cell>
          <table:table-cell office:value-type="string" calcext:value-type="string">
            <text:p>[[0.36210638]]</text:p>
          </table:table-cell>
          <table:table-cell office:value-type="string" calcext:value-type="string">
            <text:p>0.36210638</text:p>
          </table:table-cell>
          <table:table-cell office:value-type="string" calcext:value-type="string">
            <text:p>[[0.13112104]]</text:p>
          </table:table-cell>
          <table:table-cell office:value-type="string" calcext:value-type="string">
            <text:p>0.13112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51738924]</text:p>
          </table:table-cell>
          <table:table-cell office:value-type="string" calcext:value-type="string">
            <text:p>[[0.11738923]]</text:p>
          </table:table-cell>
          <table:table-cell office:value-type="string" calcext:value-type="string">
            <text:p>0.11738923</text:p>
          </table:table-cell>
          <table:table-cell office:value-type="string" calcext:value-type="string">
            <text:p>[[0.01378023]]</text:p>
          </table:table-cell>
          <table:table-cell office:value-type="string" calcext:value-type="string">
            <text:p>0.013780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524662]</text:p>
          </table:table-cell>
          <table:table-cell office:value-type="string" calcext:value-type="string">
            <text:p>[[0.49466202]]</text:p>
          </table:table-cell>
          <table:table-cell office:value-type="string" calcext:value-type="string">
            <text:p>0.49466202</text:p>
          </table:table-cell>
          <table:table-cell office:value-type="string" calcext:value-type="string">
            <text:p>[[0.24469051]]</text:p>
          </table:table-cell>
          <table:table-cell office:value-type="string" calcext:value-type="string">
            <text:p>0.244690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.84]]</text:p>
          </table:table-cell>
          <table:table-cell office:value-type="string" calcext:value-type="string">
            <text:p>[0.5111429]</text:p>
          </table:table-cell>
          <table:table-cell office:value-type="string" calcext:value-type="string">
            <text:p>[[0.32885706]]</text:p>
          </table:table-cell>
          <table:table-cell office:value-type="string" calcext:value-type="string">
            <text:p>0.32885706</text:p>
          </table:table-cell>
          <table:table-cell office:value-type="string" calcext:value-type="string">
            <text:p>[[0.10814697]]</text:p>
          </table:table-cell>
          <table:table-cell office:value-type="string" calcext:value-type="string">
            <text:p>0.108146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5149966]</text:p>
          </table:table-cell>
          <table:table-cell office:value-type="string" calcext:value-type="string">
            <text:p>[[0.4549966]]</text:p>
          </table:table-cell>
          <table:table-cell office:value-type="string" calcext:value-type="string">
            <text:p>0.4549966</text:p>
          </table:table-cell>
          <table:table-cell office:value-type="string" calcext:value-type="string">
            <text:p>[[0.20702189]]</text:p>
          </table:table-cell>
          <table:table-cell office:value-type="string" calcext:value-type="string">
            <text:p>0.207021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52545995]</text:p>
          </table:table-cell>
          <table:table-cell office:value-type="string" calcext:value-type="string">
            <text:p>[[0.36545995]]</text:p>
          </table:table-cell>
          <table:table-cell office:value-type="string" calcext:value-type="string">
            <text:p>0.36545995</text:p>
          </table:table-cell>
          <table:table-cell office:value-type="string" calcext:value-type="string">
            <text:p>[[0.13356097]]</text:p>
          </table:table-cell>
          <table:table-cell office:value-type="string" calcext:value-type="string">
            <text:p>0.133560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1992905]</text:p>
          </table:table-cell>
          <table:table-cell office:value-type="string" calcext:value-type="string">
            <text:p>[[0.51992905]]</text:p>
          </table:table-cell>
          <table:table-cell office:value-type="string" calcext:value-type="string">
            <text:p>0.51992905</text:p>
          </table:table-cell>
          <table:table-cell office:value-type="string" calcext:value-type="string">
            <text:p>[[0.27032623]]</text:p>
          </table:table-cell>
          <table:table-cell office:value-type="string" calcext:value-type="string">
            <text:p>0.270326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.17]]</text:p>
          </table:table-cell>
          <table:table-cell office:value-type="string" calcext:value-type="string">
            <text:p>[0.5110861]</text:p>
          </table:table-cell>
          <table:table-cell office:value-type="string" calcext:value-type="string">
            <text:p>[[0.3410861]]</text:p>
          </table:table-cell>
          <table:table-cell office:value-type="string" calcext:value-type="string">
            <text:p>0.3410861</text:p>
          </table:table-cell>
          <table:table-cell office:value-type="string" calcext:value-type="string">
            <text:p>[[0.11633972]]</text:p>
          </table:table-cell>
          <table:table-cell office:value-type="string" calcext:value-type="string">
            <text:p>0.116339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93195]</text:p>
          </table:table-cell>
          <table:table-cell office:value-type="string" calcext:value-type="string">
            <text:p>[[0.41931948]]</text:p>
          </table:table-cell>
          <table:table-cell office:value-type="string" calcext:value-type="string">
            <text:p>0.41931948</text:p>
          </table:table-cell>
          <table:table-cell office:value-type="string" calcext:value-type="string">
            <text:p>[[0.17582883]]</text:p>
          </table:table-cell>
          <table:table-cell office:value-type="string" calcext:value-type="string">
            <text:p>0.175828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404196]</text:p>
          </table:table-cell>
          <table:table-cell office:value-type="string" calcext:value-type="string">
            <text:p>[[0.5404196]]</text:p>
          </table:table-cell>
          <table:table-cell office:value-type="string" calcext:value-type="string">
            <text:p>0.5404196</text:p>
          </table:table-cell>
          <table:table-cell office:value-type="string" calcext:value-type="string">
            <text:p>[[0.2920533]]</text:p>
          </table:table-cell>
          <table:table-cell office:value-type="string" calcext:value-type="string">
            <text:p>0.29205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98094]</text:p>
          </table:table-cell>
          <table:table-cell office:value-type="string" calcext:value-type="string">
            <text:p>[[0.2298094]]</text:p>
          </table:table-cell>
          <table:table-cell office:value-type="string" calcext:value-type="string">
            <text:p>0.2298094</text:p>
          </table:table-cell>
          <table:table-cell office:value-type="string" calcext:value-type="string">
            <text:p>[[0.05281236]]</text:p>
          </table:table-cell>
          <table:table-cell office:value-type="string" calcext:value-type="string">
            <text:p>0.052812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923704]</text:p>
          </table:table-cell>
          <table:table-cell office:value-type="string" calcext:value-type="string">
            <text:p>[[0.41923705]]</text:p>
          </table:table-cell>
          <table:table-cell office:value-type="string" calcext:value-type="string">
            <text:p>0.41923705</text:p>
          </table:table-cell>
          <table:table-cell office:value-type="string" calcext:value-type="string">
            <text:p>[[0.1757597]]</text:p>
          </table:table-cell>
          <table:table-cell office:value-type="string" calcext:value-type="string">
            <text:p>0.17575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5214263]</text:p>
          </table:table-cell>
          <table:table-cell office:value-type="string" calcext:value-type="string">
            <text:p>[[0.45142633]]</text:p>
          </table:table-cell>
          <table:table-cell office:value-type="string" calcext:value-type="string">
            <text:p>0.45142633</text:p>
          </table:table-cell>
          <table:table-cell office:value-type="string" calcext:value-type="string">
            <text:p>[[0.20378573]]</text:p>
          </table:table-cell>
          <table:table-cell office:value-type="string" calcext:value-type="string">
            <text:p>0.203785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87275]</text:p>
          </table:table-cell>
          <table:table-cell office:value-type="string" calcext:value-type="string">
            <text:p>[[0.22872746]]</text:p>
          </table:table-cell>
          <table:table-cell office:value-type="string" calcext:value-type="string">
            <text:p>0.22872746</text:p>
          </table:table-cell>
          <table:table-cell office:value-type="string" calcext:value-type="string">
            <text:p>[[0.05231625]]</text:p>
          </table:table-cell>
          <table:table-cell office:value-type="string" calcext:value-type="string">
            <text:p>0.05231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73752]</text:p>
          </table:table-cell>
          <table:table-cell office:value-type="string" calcext:value-type="string">
            <text:p>[[0.22737521]]</text:p>
          </table:table-cell>
          <table:table-cell office:value-type="string" calcext:value-type="string">
            <text:p>0.22737521</text:p>
          </table:table-cell>
          <table:table-cell office:value-type="string" calcext:value-type="string">
            <text:p>[[0.05169949]]</text:p>
          </table:table-cell>
          <table:table-cell office:value-type="string" calcext:value-type="string">
            <text:p>0.051699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5319132]</text:p>
          </table:table-cell>
          <table:table-cell office:value-type="string" calcext:value-type="string">
            <text:p>[[0.2680868]]</text:p>
          </table:table-cell>
          <table:table-cell office:value-type="string" calcext:value-type="string">
            <text:p>0.2680868</text:p>
          </table:table-cell>
          <table:table-cell office:value-type="string" calcext:value-type="string">
            <text:p>[[0.07187053]]</text:p>
          </table:table-cell>
          <table:table-cell office:value-type="string" calcext:value-type="string">
            <text:p>0.071870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53364974]</text:p>
          </table:table-cell>
          <table:table-cell office:value-type="string" calcext:value-type="string">
            <text:p>[[0.26635027]]</text:p>
          </table:table-cell>
          <table:table-cell office:value-type="string" calcext:value-type="string">
            <text:p>0.26635027</text:p>
          </table:table-cell>
          <table:table-cell office:value-type="string" calcext:value-type="string">
            <text:p>[[0.07094247]]</text:p>
          </table:table-cell>
          <table:table-cell office:value-type="string" calcext:value-type="string">
            <text:p>0.070942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1953685]</text:p>
          </table:table-cell>
          <table:table-cell office:value-type="string" calcext:value-type="string">
            <text:p>[[0.21953684]]</text:p>
          </table:table-cell>
          <table:table-cell office:value-type="string" calcext:value-type="string">
            <text:p>0.21953684</text:p>
          </table:table-cell>
          <table:table-cell office:value-type="string" calcext:value-type="string">
            <text:p>[[0.04819642]]</text:p>
          </table:table-cell>
          <table:table-cell office:value-type="string" calcext:value-type="string">
            <text:p>0.048196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5236922]</text:p>
          </table:table-cell>
          <table:table-cell office:value-type="string" calcext:value-type="string">
            <text:p>[[0.3936922]]</text:p>
          </table:table-cell>
          <table:table-cell office:value-type="string" calcext:value-type="string">
            <text:p>0.3936922</text:p>
          </table:table-cell>
          <table:table-cell office:value-type="string" calcext:value-type="string">
            <text:p>[[0.15499355]]</text:p>
          </table:table-cell>
          <table:table-cell office:value-type="string" calcext:value-type="string">
            <text:p>0.154993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5206001]</text:p>
          </table:table-cell>
          <table:table-cell office:value-type="string" calcext:value-type="string">
            <text:p>[[0.37060007]]</text:p>
          </table:table-cell>
          <table:table-cell office:value-type="string" calcext:value-type="string">
            <text:p>0.37060007</text:p>
          </table:table-cell>
          <table:table-cell office:value-type="string" calcext:value-type="string">
            <text:p>[[0.13734442]]</text:p>
          </table:table-cell>
          <table:table-cell office:value-type="string" calcext:value-type="string">
            <text:p>0.137344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194345]</text:p>
          </table:table-cell>
          <table:table-cell office:value-type="string" calcext:value-type="string">
            <text:p>[[0.52194345]]</text:p>
          </table:table-cell>
          <table:table-cell office:value-type="string" calcext:value-type="string">
            <text:p>0.52194345</text:p>
          </table:table-cell>
          <table:table-cell office:value-type="string" calcext:value-type="string">
            <text:p>[[0.27242497]]</text:p>
          </table:table-cell>
          <table:table-cell office:value-type="string" calcext:value-type="string">
            <text:p>0.272424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5214489]</text:p>
          </table:table-cell>
          <table:table-cell office:value-type="string" calcext:value-type="string">
            <text:p>[[0.39144892]]</text:p>
          </table:table-cell>
          <table:table-cell office:value-type="string" calcext:value-type="string">
            <text:p>0.39144892</text:p>
          </table:table-cell>
          <table:table-cell office:value-type="string" calcext:value-type="string">
            <text:p>[[0.15323225]]</text:p>
          </table:table-cell>
          <table:table-cell office:value-type="string" calcext:value-type="string">
            <text:p>0.15323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178968]</text:p>
          </table:table-cell>
          <table:table-cell office:value-type="string" calcext:value-type="string">
            <text:p>[[0.48210323]]</text:p>
          </table:table-cell>
          <table:table-cell office:value-type="string" calcext:value-type="string">
            <text:p>0.48210323</text:p>
          </table:table-cell>
          <table:table-cell office:value-type="string" calcext:value-type="string">
            <text:p>[[0.23242353]]</text:p>
          </table:table-cell>
          <table:table-cell office:value-type="string" calcext:value-type="string">
            <text:p>0.232423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5224142]</text:p>
          </table:table-cell>
          <table:table-cell office:value-type="string" calcext:value-type="string">
            <text:p>[[0.4724142]]</text:p>
          </table:table-cell>
          <table:table-cell office:value-type="string" calcext:value-type="string">
            <text:p>0.4724142</text:p>
          </table:table-cell>
          <table:table-cell office:value-type="string" calcext:value-type="string">
            <text:p>[[0.22317517]]</text:p>
          </table:table-cell>
          <table:table-cell office:value-type="string" calcext:value-type="string">
            <text:p>0.223175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.24]]</text:p>
          </table:table-cell>
          <table:table-cell office:value-type="string" calcext:value-type="string">
            <text:p>[0.51388323]</text:p>
          </table:table-cell>
          <table:table-cell office:value-type="string" calcext:value-type="string">
            <text:p>[[0.27388322]]</text:p>
          </table:table-cell>
          <table:table-cell office:value-type="string" calcext:value-type="string">
            <text:p>0.27388322</text:p>
          </table:table-cell>
          <table:table-cell office:value-type="string" calcext:value-type="string">
            <text:p>[[0.07501202]]</text:p>
          </table:table-cell>
          <table:table-cell office:value-type="string" calcext:value-type="string">
            <text:p>0.075012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29545]</text:p>
          </table:table-cell>
          <table:table-cell office:value-type="string" calcext:value-type="string">
            <text:p>[[0.22295451]]</text:p>
          </table:table-cell>
          <table:table-cell office:value-type="string" calcext:value-type="string">
            <text:p>0.22295451</text:p>
          </table:table-cell>
          <table:table-cell office:value-type="string" calcext:value-type="string">
            <text:p>[[0.04970871]]</text:p>
          </table:table-cell>
          <table:table-cell office:value-type="string" calcext:value-type="string">
            <text:p>0.049708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38748]</text:p>
          </table:table-cell>
          <table:table-cell office:value-type="string" calcext:value-type="string">
            <text:p>[[0.47612518]]</text:p>
          </table:table-cell>
          <table:table-cell office:value-type="string" calcext:value-type="string">
            <text:p>0.47612518</text:p>
          </table:table-cell>
          <table:table-cell office:value-type="string" calcext:value-type="string">
            <text:p>[[0.2266952]]</text:p>
          </table:table-cell>
          <table:table-cell office:value-type="string" calcext:value-type="string">
            <text:p>0.22669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53566176]</text:p>
          </table:table-cell>
          <table:table-cell office:value-type="string" calcext:value-type="string">
            <text:p>[[0.13566175]]</text:p>
          </table:table-cell>
          <table:table-cell office:value-type="string" calcext:value-type="string">
            <text:p>0.13566175</text:p>
          </table:table-cell>
          <table:table-cell office:value-type="string" calcext:value-type="string">
            <text:p>[[0.01840411]]</text:p>
          </table:table-cell>
          <table:table-cell office:value-type="string" calcext:value-type="string">
            <text:p>0.018404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50104]</text:p>
          </table:table-cell>
          <table:table-cell office:value-type="string" calcext:value-type="string">
            <text:p>[[0.5250104]]</text:p>
          </table:table-cell>
          <table:table-cell office:value-type="string" calcext:value-type="string">
            <text:p>0.5250104</text:p>
          </table:table-cell>
          <table:table-cell office:value-type="string" calcext:value-type="string">
            <text:p>[[0.27563593]]</text:p>
          </table:table-cell>
          <table:table-cell office:value-type="string" calcext:value-type="string">
            <text:p>0.275635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700114]</text:p>
          </table:table-cell>
          <table:table-cell office:value-type="string" calcext:value-type="string">
            <text:p>[[0.22700113]]</text:p>
          </table:table-cell>
          <table:table-cell office:value-type="string" calcext:value-type="string">
            <text:p>0.22700113</text:p>
          </table:table-cell>
          <table:table-cell office:value-type="string" calcext:value-type="string">
            <text:p>[[0.05152951]]</text:p>
          </table:table-cell>
          <table:table-cell office:value-type="string" calcext:value-type="string">
            <text:p>0.051529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02013]</text:p>
          </table:table-cell>
          <table:table-cell office:value-type="string" calcext:value-type="string">
            <text:p>[[0.5202013]]</text:p>
          </table:table-cell>
          <table:table-cell office:value-type="string" calcext:value-type="string">
            <text:p>0.5202013</text:p>
          </table:table-cell>
          <table:table-cell office:value-type="string" calcext:value-type="string">
            <text:p>[[0.2706094]]</text:p>
          </table:table-cell>
          <table:table-cell office:value-type="string" calcext:value-type="string">
            <text:p>0.27060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53255695]</text:p>
          </table:table-cell>
          <table:table-cell office:value-type="string" calcext:value-type="string">
            <text:p>[[0.502557]]</text:p>
          </table:table-cell>
          <table:table-cell office:value-type="string" calcext:value-type="string">
            <text:p>0.502557</text:p>
          </table:table-cell>
          <table:table-cell office:value-type="string" calcext:value-type="string">
            <text:p>[[0.2525635]]</text:p>
          </table:table-cell>
          <table:table-cell office:value-type="string" calcext:value-type="string">
            <text:p>0.25256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53529644]</text:p>
          </table:table-cell>
          <table:table-cell office:value-type="string" calcext:value-type="string">
            <text:p>[[0.52529645]]</text:p>
          </table:table-cell>
          <table:table-cell office:value-type="string" calcext:value-type="string">
            <text:p>0.52529645</text:p>
          </table:table-cell>
          <table:table-cell office:value-type="string" calcext:value-type="string">
            <text:p>[[0.27593637]]</text:p>
          </table:table-cell>
          <table:table-cell office:value-type="string" calcext:value-type="string">
            <text:p>0.275936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52813137]</text:p>
          </table:table-cell>
          <table:table-cell office:value-type="string" calcext:value-type="string">
            <text:p>[[0.37813136]]</text:p>
          </table:table-cell>
          <table:table-cell office:value-type="string" calcext:value-type="string">
            <text:p>0.37813136</text:p>
          </table:table-cell>
          <table:table-cell office:value-type="string" calcext:value-type="string">
            <text:p>[[0.14298333]]</text:p>
          </table:table-cell>
          <table:table-cell office:value-type="string" calcext:value-type="string">
            <text:p>0.14298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53529716]</text:p>
          </table:table-cell>
          <table:table-cell office:value-type="string" calcext:value-type="string">
            <text:p>[[0.40529716]]</text:p>
          </table:table-cell>
          <table:table-cell office:value-type="string" calcext:value-type="string">
            <text:p>0.40529716</text:p>
          </table:table-cell>
          <table:table-cell office:value-type="string" calcext:value-type="string">
            <text:p>[[0.16426578]]</text:p>
          </table:table-cell>
          <table:table-cell office:value-type="string" calcext:value-type="string">
            <text:p>0.164265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5218617]</text:p>
          </table:table-cell>
          <table:table-cell office:value-type="string" calcext:value-type="string">
            <text:p>[[0.43186167]]</text:p>
          </table:table-cell>
          <table:table-cell office:value-type="string" calcext:value-type="string">
            <text:p>0.43186167</text:p>
          </table:table-cell>
          <table:table-cell office:value-type="string" calcext:value-type="string">
            <text:p>[[0.1865045]]</text:p>
          </table:table-cell>
          <table:table-cell office:value-type="string" calcext:value-type="string">
            <text:p>0.18650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2186334]</text:p>
          </table:table-cell>
          <table:table-cell office:value-type="string" calcext:value-type="string">
            <text:p>[[0.41186333]]</text:p>
          </table:table-cell>
          <table:table-cell office:value-type="string" calcext:value-type="string">
            <text:p>0.41186333</text:p>
          </table:table-cell>
          <table:table-cell office:value-type="string" calcext:value-type="string">
            <text:p>[[0.1696314]]</text:p>
          </table:table-cell>
          <table:table-cell office:value-type="string" calcext:value-type="string">
            <text:p>0.16963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.68]]</text:p>
          </table:table-cell>
          <table:table-cell office:value-type="string" calcext:value-type="string">
            <text:p>[0.5178904]</text:p>
          </table:table-cell>
          <table:table-cell office:value-type="string" calcext:value-type="string">
            <text:p>[[0.16210961]]</text:p>
          </table:table-cell>
          <table:table-cell office:value-type="string" calcext:value-type="string">
            <text:p>0.16210961</text:p>
          </table:table-cell>
          <table:table-cell office:value-type="string" calcext:value-type="string">
            <text:p>[[0.02627953]]</text:p>
          </table:table-cell>
          <table:table-cell office:value-type="string" calcext:value-type="string">
            <text:p>0.026279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88261]</text:p>
          </table:table-cell>
          <table:table-cell office:value-type="string" calcext:value-type="string">
            <text:p>[[0.2288261]]</text:p>
          </table:table-cell>
          <table:table-cell office:value-type="string" calcext:value-type="string">
            <text:p>0.2288261</text:p>
          </table:table-cell>
          <table:table-cell office:value-type="string" calcext:value-type="string">
            <text:p>[[0.05236139]]</text:p>
          </table:table-cell>
          <table:table-cell office:value-type="string" calcext:value-type="string">
            <text:p>0.052361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3099537]</text:p>
          </table:table-cell>
          <table:table-cell office:value-type="string" calcext:value-type="string">
            <text:p>[[0.23099536]]</text:p>
          </table:table-cell>
          <table:table-cell office:value-type="string" calcext:value-type="string">
            <text:p>0.23099536</text:p>
          </table:table-cell>
          <table:table-cell office:value-type="string" calcext:value-type="string">
            <text:p>[[0.05335886]]</text:p>
          </table:table-cell>
          <table:table-cell office:value-type="string" calcext:value-type="string">
            <text:p>0.053358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025163]</text:p>
          </table:table-cell>
          <table:table-cell office:value-type="string" calcext:value-type="string">
            <text:p>[[0.52025163]]</text:p>
          </table:table-cell>
          <table:table-cell office:value-type="string" calcext:value-type="string">
            <text:p>0.52025163</text:p>
          </table:table-cell>
          <table:table-cell office:value-type="string" calcext:value-type="string">
            <text:p>[[0.27066177]]</text:p>
          </table:table-cell>
          <table:table-cell office:value-type="string" calcext:value-type="string">
            <text:p>0.270661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5063162]</text:p>
          </table:table-cell>
          <table:table-cell office:value-type="string" calcext:value-type="string">
            <text:p>[[0.41631618]]</text:p>
          </table:table-cell>
          <table:table-cell office:value-type="string" calcext:value-type="string">
            <text:p>0.41631618</text:p>
          </table:table-cell>
          <table:table-cell office:value-type="string" calcext:value-type="string">
            <text:p>[[0.17331916]]</text:p>
          </table:table-cell>
          <table:table-cell office:value-type="string" calcext:value-type="string">
            <text:p>0.173319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43328]</text:p>
          </table:table-cell>
          <table:table-cell office:value-type="string" calcext:value-type="string">
            <text:p>[[0.41433278]]</text:p>
          </table:table-cell>
          <table:table-cell office:value-type="string" calcext:value-type="string">
            <text:p>0.41433278</text:p>
          </table:table-cell>
          <table:table-cell office:value-type="string" calcext:value-type="string">
            <text:p>[[0.17167164]]</text:p>
          </table:table-cell>
          <table:table-cell office:value-type="string" calcext:value-type="string">
            <text:p>0.171671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.54]]</text:p>
          </table:table-cell>
          <table:table-cell office:value-type="string" calcext:value-type="string">
            <text:p>[0.5230429]</text:p>
          </table:table-cell>
          <table:table-cell office:value-type="string" calcext:value-type="string">
            <text:p>[[0.0169571]]</text:p>
          </table:table-cell>
          <table:table-cell office:value-type="string" calcext:value-type="string">
            <text:p>0.0169571</text:p>
          </table:table-cell>
          <table:table-cell office:value-type="string" calcext:value-type="string">
            <text:p>[[0.00028754]]</text:p>
          </table:table-cell>
          <table:table-cell office:value-type="string" calcext:value-type="string">
            <text:p>0.000287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306451]</text:p>
          </table:table-cell>
          <table:table-cell office:value-type="string" calcext:value-type="string">
            <text:p>[[0.5306451]]</text:p>
          </table:table-cell>
          <table:table-cell office:value-type="string" calcext:value-type="string">
            <text:p>0.5306451</text:p>
          </table:table-cell>
          <table:table-cell office:value-type="string" calcext:value-type="string">
            <text:p>[[0.2815842]]</text:p>
          </table:table-cell>
          <table:table-cell office:value-type="string" calcext:value-type="string">
            <text:p>0.28158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64442]</text:p>
          </table:table-cell>
          <table:table-cell office:value-type="string" calcext:value-type="string">
            <text:p>[[0.4735558]]</text:p>
          </table:table-cell>
          <table:table-cell office:value-type="string" calcext:value-type="string">
            <text:p>0.4735558</text:p>
          </table:table-cell>
          <table:table-cell office:value-type="string" calcext:value-type="string">
            <text:p>[[0.2242551]]</text:p>
          </table:table-cell>
          <table:table-cell office:value-type="string" calcext:value-type="string">
            <text:p>0.22425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301032]</text:p>
          </table:table-cell>
          <table:table-cell office:value-type="string" calcext:value-type="string">
            <text:p>[[0.4698968]]</text:p>
          </table:table-cell>
          <table:table-cell office:value-type="string" calcext:value-type="string">
            <text:p>0.4698968</text:p>
          </table:table-cell>
          <table:table-cell office:value-type="string" calcext:value-type="string">
            <text:p>[[0.220803]]</text:p>
          </table:table-cell>
          <table:table-cell office:value-type="string" calcext:value-type="string">
            <text:p>0.2208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53448164]</text:p>
          </table:table-cell>
          <table:table-cell office:value-type="string" calcext:value-type="string">
            <text:p>[[0.36551833]]</text:p>
          </table:table-cell>
          <table:table-cell office:value-type="string" calcext:value-type="string">
            <text:p>0.36551833</text:p>
          </table:table-cell>
          <table:table-cell office:value-type="string" calcext:value-type="string">
            <text:p>[[0.13360365]]</text:p>
          </table:table-cell>
          <table:table-cell office:value-type="string" calcext:value-type="string">
            <text:p>0.133603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5238391]</text:p>
          </table:table-cell>
          <table:table-cell office:value-type="string" calcext:value-type="string">
            <text:p>[[0.38383913]]</text:p>
          </table:table-cell>
          <table:table-cell office:value-type="string" calcext:value-type="string">
            <text:p>0.38383913</text:p>
          </table:table-cell>
          <table:table-cell office:value-type="string" calcext:value-type="string">
            <text:p>[[0.14733247]]</text:p>
          </table:table-cell>
          <table:table-cell office:value-type="string" calcext:value-type="string">
            <text:p>0.147332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.25]]</text:p>
          </table:table-cell>
          <table:table-cell office:value-type="string" calcext:value-type="string">
            <text:p>[0.516921]</text:p>
          </table:table-cell>
          <table:table-cell office:value-type="string" calcext:value-type="string">
            <text:p>[[0.26692098]]</text:p>
          </table:table-cell>
          <table:table-cell office:value-type="string" calcext:value-type="string">
            <text:p>0.26692098</text:p>
          </table:table-cell>
          <table:table-cell office:value-type="string" calcext:value-type="string">
            <text:p>[[0.07124681]]</text:p>
          </table:table-cell>
          <table:table-cell office:value-type="string" calcext:value-type="string">
            <text:p>0.071246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355486]</text:p>
          </table:table-cell>
          <table:table-cell office:value-type="string" calcext:value-type="string">
            <text:p>[[0.52355486]]</text:p>
          </table:table-cell>
          <table:table-cell office:value-type="string" calcext:value-type="string">
            <text:p>0.52355486</text:p>
          </table:table-cell>
          <table:table-cell office:value-type="string" calcext:value-type="string">
            <text:p>[[0.2741097]]</text:p>
          </table:table-cell>
          <table:table-cell office:value-type="string" calcext:value-type="string">
            <text:p>0.27410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.25]]</text:p>
          </table:table-cell>
          <table:table-cell office:value-type="string" calcext:value-type="string">
            <text:p>[0.52786714]</text:p>
          </table:table-cell>
          <table:table-cell office:value-type="string" calcext:value-type="string">
            <text:p>[[0.27786714]]</text:p>
          </table:table-cell>
          <table:table-cell office:value-type="string" calcext:value-type="string">
            <text:p>0.27786714</text:p>
          </table:table-cell>
          <table:table-cell office:value-type="string" calcext:value-type="string">
            <text:p>[[0.07721014]]</text:p>
          </table:table-cell>
          <table:table-cell office:value-type="string" calcext:value-type="string">
            <text:p>0.077210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31715]</text:p>
          </table:table-cell>
          <table:table-cell office:value-type="string" calcext:value-type="string">
            <text:p>[[0.5231715]]</text:p>
          </table:table-cell>
          <table:table-cell office:value-type="string" calcext:value-type="string">
            <text:p>0.5231715</text:p>
          </table:table-cell>
          <table:table-cell office:value-type="string" calcext:value-type="string">
            <text:p>[[0.2737084]]</text:p>
          </table:table-cell>
          <table:table-cell office:value-type="string" calcext:value-type="string">
            <text:p>0.27370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250239]</text:p>
          </table:table-cell>
          <table:table-cell office:value-type="string" calcext:value-type="string">
            <text:p>[[0.22502387]]</text:p>
          </table:table-cell>
          <table:table-cell office:value-type="string" calcext:value-type="string">
            <text:p>0.22502387</text:p>
          </table:table-cell>
          <table:table-cell office:value-type="string" calcext:value-type="string">
            <text:p>[[0.05063574]]</text:p>
          </table:table-cell>
          <table:table-cell office:value-type="string" calcext:value-type="string">
            <text:p>0.050635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52431047]</text:p>
          </table:table-cell>
          <table:table-cell office:value-type="string" calcext:value-type="string">
            <text:p>[[0.49431047]]</text:p>
          </table:table-cell>
          <table:table-cell office:value-type="string" calcext:value-type="string">
            <text:p>0.49431047</text:p>
          </table:table-cell>
          <table:table-cell office:value-type="string" calcext:value-type="string">
            <text:p>[[0.24434283]]</text:p>
          </table:table-cell>
          <table:table-cell office:value-type="string" calcext:value-type="string">
            <text:p>0.24434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1446015]</text:p>
          </table:table-cell>
          <table:table-cell office:value-type="string" calcext:value-type="string">
            <text:p>[[0.21446013]]</text:p>
          </table:table-cell>
          <table:table-cell office:value-type="string" calcext:value-type="string">
            <text:p>0.21446013</text:p>
          </table:table-cell>
          <table:table-cell office:value-type="string" calcext:value-type="string">
            <text:p>[[0.04599315]]</text:p>
          </table:table-cell>
          <table:table-cell office:value-type="string" calcext:value-type="string">
            <text:p>0.045993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2464306]</text:p>
          </table:table-cell>
          <table:table-cell office:value-type="string" calcext:value-type="string">
            <text:p>[[0.17535692]]</text:p>
          </table:table-cell>
          <table:table-cell office:value-type="string" calcext:value-type="string">
            <text:p>0.17535692</text:p>
          </table:table-cell>
          <table:table-cell office:value-type="string" calcext:value-type="string">
            <text:p>[[0.03075005]]</text:p>
          </table:table-cell>
          <table:table-cell office:value-type="string" calcext:value-type="string">
            <text:p>0.030750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5316609]</text:p>
          </table:table-cell>
          <table:table-cell office:value-type="string" calcext:value-type="string">
            <text:p>[[0.39166093]]</text:p>
          </table:table-cell>
          <table:table-cell office:value-type="string" calcext:value-type="string">
            <text:p>0.39166093</text:p>
          </table:table-cell>
          <table:table-cell office:value-type="string" calcext:value-type="string">
            <text:p>[[0.15339829]]</text:p>
          </table:table-cell>
          <table:table-cell office:value-type="string" calcext:value-type="string">
            <text:p>0.153398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326216]</text:p>
          </table:table-cell>
          <table:table-cell office:value-type="string" calcext:value-type="string">
            <text:p>[[0.5326216]]</text:p>
          </table:table-cell>
          <table:table-cell office:value-type="string" calcext:value-type="string">
            <text:p>0.5326216</text:p>
          </table:table-cell>
          <table:table-cell office:value-type="string" calcext:value-type="string">
            <text:p>[[0.2836858]]</text:p>
          </table:table-cell>
          <table:table-cell office:value-type="string" calcext:value-type="string">
            <text:p>0.28368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03058]</text:p>
          </table:table-cell>
          <table:table-cell office:value-type="string" calcext:value-type="string">
            <text:p>[[0.5203058]]</text:p>
          </table:table-cell>
          <table:table-cell office:value-type="string" calcext:value-type="string">
            <text:p>0.5203058</text:p>
          </table:table-cell>
          <table:table-cell office:value-type="string" calcext:value-type="string">
            <text:p>[[0.27071813]]</text:p>
          </table:table-cell>
          <table:table-cell office:value-type="string" calcext:value-type="string">
            <text:p>0.270718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2345264]</text:p>
          </table:table-cell>
          <table:table-cell office:value-type="string" calcext:value-type="string">
            <text:p>[[0.41345263]]</text:p>
          </table:table-cell>
          <table:table-cell office:value-type="string" calcext:value-type="string">
            <text:p>0.41345263</text:p>
          </table:table-cell>
          <table:table-cell office:value-type="string" calcext:value-type="string">
            <text:p>[[0.17094307]]</text:p>
          </table:table-cell>
          <table:table-cell office:value-type="string" calcext:value-type="string">
            <text:p>0.170943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21289]</text:p>
          </table:table-cell>
          <table:table-cell office:value-type="string" calcext:value-type="string">
            <text:p>[[0.41128898]]</text:p>
          </table:table-cell>
          <table:table-cell office:value-type="string" calcext:value-type="string">
            <text:p>0.41128898</text:p>
          </table:table-cell>
          <table:table-cell office:value-type="string" calcext:value-type="string">
            <text:p>[[0.16915862]]</text:p>
          </table:table-cell>
          <table:table-cell office:value-type="string" calcext:value-type="string">
            <text:p>0.169158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63369]</text:p>
          </table:table-cell>
          <table:table-cell office:value-type="string" calcext:value-type="string">
            <text:p>[[0.4736631]]</text:p>
          </table:table-cell>
          <table:table-cell office:value-type="string" calcext:value-type="string">
            <text:p>0.4736631</text:p>
          </table:table-cell>
          <table:table-cell office:value-type="string" calcext:value-type="string">
            <text:p>[[0.22435673]]</text:p>
          </table:table-cell>
          <table:table-cell office:value-type="string" calcext:value-type="string">
            <text:p>0.224356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1744676]</text:p>
          </table:table-cell>
          <table:table-cell office:value-type="string" calcext:value-type="string">
            <text:p>[[0.21744674]]</text:p>
          </table:table-cell>
          <table:table-cell office:value-type="string" calcext:value-type="string">
            <text:p>0.21744674</text:p>
          </table:table-cell>
          <table:table-cell office:value-type="string" calcext:value-type="string">
            <text:p>[[0.04728309]]</text:p>
          </table:table-cell>
          <table:table-cell office:value-type="string" calcext:value-type="string">
            <text:p>0.047283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1629436]</text:p>
          </table:table-cell>
          <table:table-cell office:value-type="string" calcext:value-type="string">
            <text:p>[[0.51629436]]</text:p>
          </table:table-cell>
          <table:table-cell office:value-type="string" calcext:value-type="string">
            <text:p>0.51629436</text:p>
          </table:table-cell>
          <table:table-cell office:value-type="string" calcext:value-type="string">
            <text:p>[[0.26655987]]</text:p>
          </table:table-cell>
          <table:table-cell office:value-type="string" calcext:value-type="string">
            <text:p>0.266559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1412]</text:p>
          </table:table-cell>
          <table:table-cell office:value-type="string" calcext:value-type="string">
            <text:p>[[0.521412]]</text:p>
          </table:table-cell>
          <table:table-cell office:value-type="string" calcext:value-type="string">
            <text:p>0.521412</text:p>
          </table:table-cell>
          <table:table-cell office:value-type="string" calcext:value-type="string">
            <text:p>[[0.2718705]]</text:p>
          </table:table-cell>
          <table:table-cell office:value-type="string" calcext:value-type="string">
            <text:p>0.27187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520618]</text:p>
          </table:table-cell>
          <table:table-cell office:value-type="string" calcext:value-type="string">
            <text:p>[[0.45061803]]</text:p>
          </table:table-cell>
          <table:table-cell office:value-type="string" calcext:value-type="string">
            <text:p>0.45061803</text:p>
          </table:table-cell>
          <table:table-cell office:value-type="string" calcext:value-type="string">
            <text:p>[[0.2030566]]</text:p>
          </table:table-cell>
          <table:table-cell office:value-type="string" calcext:value-type="string">
            <text:p>0.20305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2252597]</text:p>
          </table:table-cell>
          <table:table-cell office:value-type="string" calcext:value-type="string">
            <text:p>[[0.32252598]]</text:p>
          </table:table-cell>
          <table:table-cell office:value-type="string" calcext:value-type="string">
            <text:p>0.32252598</text:p>
          </table:table-cell>
          <table:table-cell office:value-type="string" calcext:value-type="string">
            <text:p>[[0.10402301]]</text:p>
          </table:table-cell>
          <table:table-cell office:value-type="string" calcext:value-type="string">
            <text:p>0.104023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521326]</text:p>
          </table:table-cell>
          <table:table-cell office:value-type="string" calcext:value-type="string">
            <text:p>[[0.371326]]</text:p>
          </table:table-cell>
          <table:table-cell office:value-type="string" calcext:value-type="string">
            <text:p>0.371326</text:p>
          </table:table-cell>
          <table:table-cell office:value-type="string" calcext:value-type="string">
            <text:p>[[0.137883]]</text:p>
          </table:table-cell>
          <table:table-cell office:value-type="string" calcext:value-type="string">
            <text:p>0.1378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1958895]</text:p>
          </table:table-cell>
          <table:table-cell office:value-type="string" calcext:value-type="string">
            <text:p>[[0.21958894]]</text:p>
          </table:table-cell>
          <table:table-cell office:value-type="string" calcext:value-type="string">
            <text:p>0.21958894</text:p>
          </table:table-cell>
          <table:table-cell office:value-type="string" calcext:value-type="string">
            <text:p>[[0.0482193]]</text:p>
          </table:table-cell>
          <table:table-cell office:value-type="string" calcext:value-type="string">
            <text:p>0.04821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47016]</text:p>
          </table:table-cell>
          <table:table-cell office:value-type="string" calcext:value-type="string">
            <text:p>[[0.5247016]]</text:p>
          </table:table-cell>
          <table:table-cell office:value-type="string" calcext:value-type="string">
            <text:p>0.5247016</text:p>
          </table:table-cell>
          <table:table-cell office:value-type="string" calcext:value-type="string">
            <text:p>[[0.27531177]]</text:p>
          </table:table-cell>
          <table:table-cell office:value-type="string" calcext:value-type="string">
            <text:p>0.275311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64081]</text:p>
          </table:table-cell>
          <table:table-cell office:value-type="string" calcext:value-type="string">
            <text:p>[[0.47359192]]</text:p>
          </table:table-cell>
          <table:table-cell office:value-type="string" calcext:value-type="string">
            <text:p>0.47359192</text:p>
          </table:table-cell>
          <table:table-cell office:value-type="string" calcext:value-type="string">
            <text:p>[[0.22428931]]</text:p>
          </table:table-cell>
          <table:table-cell office:value-type="string" calcext:value-type="string">
            <text:p>0.224289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3055525]</text:p>
          </table:table-cell>
          <table:table-cell office:value-type="string" calcext:value-type="string">
            <text:p>[[0.46944475]]</text:p>
          </table:table-cell>
          <table:table-cell office:value-type="string" calcext:value-type="string">
            <text:p>0.46944475</text:p>
          </table:table-cell>
          <table:table-cell office:value-type="string" calcext:value-type="string">
            <text:p>[[0.22037837]]</text:p>
          </table:table-cell>
          <table:table-cell office:value-type="string" calcext:value-type="string">
            <text:p>0.220378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644986]</text:p>
          </table:table-cell>
          <table:table-cell office:value-type="string" calcext:value-type="string">
            <text:p>[[0.47355014]]</text:p>
          </table:table-cell>
          <table:table-cell office:value-type="string" calcext:value-type="string">
            <text:p>0.47355014</text:p>
          </table:table-cell>
          <table:table-cell office:value-type="string" calcext:value-type="string">
            <text:p>[[0.22424974]]</text:p>
          </table:table-cell>
          <table:table-cell office:value-type="string" calcext:value-type="string">
            <text:p>0.224249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460563]</text:p>
          </table:table-cell>
          <table:table-cell office:value-type="string" calcext:value-type="string">
            <text:p>[[0.47539437]]</text:p>
          </table:table-cell>
          <table:table-cell office:value-type="string" calcext:value-type="string">
            <text:p>0.47539437</text:p>
          </table:table-cell>
          <table:table-cell office:value-type="string" calcext:value-type="string">
            <text:p>[[0.2259998]]</text:p>
          </table:table-cell>
          <table:table-cell office:value-type="string" calcext:value-type="string">
            <text:p>0.22599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5075024]</text:p>
          </table:table-cell>
          <table:table-cell office:value-type="string" calcext:value-type="string">
            <text:p>[[0.41750237]]</text:p>
          </table:table-cell>
          <table:table-cell office:value-type="string" calcext:value-type="string">
            <text:p>0.41750237</text:p>
          </table:table-cell>
          <table:table-cell office:value-type="string" calcext:value-type="string">
            <text:p>[[0.17430823]]</text:p>
          </table:table-cell>
          <table:table-cell office:value-type="string" calcext:value-type="string">
            <text:p>0.174308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360354]</text:p>
          </table:table-cell>
          <table:table-cell office:value-type="string" calcext:value-type="string">
            <text:p>[[0.46396458]]</text:p>
          </table:table-cell>
          <table:table-cell office:value-type="string" calcext:value-type="string">
            <text:p>0.46396458</text:p>
          </table:table-cell>
          <table:table-cell office:value-type="string" calcext:value-type="string">
            <text:p>[[0.21526313]]</text:p>
          </table:table-cell>
          <table:table-cell office:value-type="string" calcext:value-type="string">
            <text:p>0.215263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85178]</text:p>
          </table:table-cell>
          <table:table-cell office:value-type="string" calcext:value-type="string">
            <text:p>[[0.47148222]]</text:p>
          </table:table-cell>
          <table:table-cell office:value-type="string" calcext:value-type="string">
            <text:p>0.47148222</text:p>
          </table:table-cell>
          <table:table-cell office:value-type="string" calcext:value-type="string">
            <text:p>[[0.22229548]]</text:p>
          </table:table-cell>
          <table:table-cell office:value-type="string" calcext:value-type="string">
            <text:p>0.222295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5213938]</text:p>
          </table:table-cell>
          <table:table-cell office:value-type="string" calcext:value-type="string">
            <text:p>[[0.22860622]]</text:p>
          </table:table-cell>
          <table:table-cell office:value-type="string" calcext:value-type="string">
            <text:p>0.22860622</text:p>
          </table:table-cell>
          <table:table-cell office:value-type="string" calcext:value-type="string">
            <text:p>[[0.0522608]]</text:p>
          </table:table-cell>
          <table:table-cell office:value-type="string" calcext:value-type="string">
            <text:p>0.05226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.78]]</text:p>
          </table:table-cell>
          <table:table-cell office:value-type="string" calcext:value-type="string">
            <text:p>[0.5288736]</text:p>
          </table:table-cell>
          <table:table-cell office:value-type="string" calcext:value-type="string">
            <text:p>[[0.25112635]]</text:p>
          </table:table-cell>
          <table:table-cell office:value-type="string" calcext:value-type="string">
            <text:p>0.25112635</text:p>
          </table:table-cell>
          <table:table-cell office:value-type="string" calcext:value-type="string">
            <text:p>[[0.06306444]]</text:p>
          </table:table-cell>
          <table:table-cell office:value-type="string" calcext:value-type="string">
            <text:p>0.063064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5290735]</text:p>
          </table:table-cell>
          <table:table-cell office:value-type="string" calcext:value-type="string">
            <text:p>[[0.07092655]]</text:p>
          </table:table-cell>
          <table:table-cell office:value-type="string" calcext:value-type="string">
            <text:p>0.07092655</text:p>
          </table:table-cell>
          <table:table-cell office:value-type="string" calcext:value-type="string">
            <text:p>[[0.00503058]]</text:p>
          </table:table-cell>
          <table:table-cell office:value-type="string" calcext:value-type="string">
            <text:p>0.005030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3545696]</text:p>
          </table:table-cell>
          <table:table-cell office:value-type="string" calcext:value-type="string">
            <text:p>[[0.23545694]]</text:p>
          </table:table-cell>
          <table:table-cell office:value-type="string" calcext:value-type="string">
            <text:p>0.23545694</text:p>
          </table:table-cell>
          <table:table-cell office:value-type="string" calcext:value-type="string">
            <text:p>[[0.05543997]]</text:p>
          </table:table-cell>
          <table:table-cell office:value-type="string" calcext:value-type="string">
            <text:p>0.055439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2198154]</text:p>
          </table:table-cell>
          <table:table-cell office:value-type="string" calcext:value-type="string">
            <text:p>[[0.17801845]]</text:p>
          </table:table-cell>
          <table:table-cell office:value-type="string" calcext:value-type="string">
            <text:p>0.17801845</text:p>
          </table:table-cell>
          <table:table-cell office:value-type="string" calcext:value-type="string">
            <text:p>[[0.03169057]]</text:p>
          </table:table-cell>
          <table:table-cell office:value-type="string" calcext:value-type="string">
            <text:p>0.031690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111988]</text:p>
          </table:table-cell>
          <table:table-cell office:value-type="string" calcext:value-type="string">
            <text:p>[[0.4011988]]</text:p>
          </table:table-cell>
          <table:table-cell office:value-type="string" calcext:value-type="string">
            <text:p>0.4011988</text:p>
          </table:table-cell>
          <table:table-cell office:value-type="string" calcext:value-type="string">
            <text:p>[[0.16096048]]</text:p>
          </table:table-cell>
          <table:table-cell office:value-type="string" calcext:value-type="string">
            <text:p>0.160960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406156]</text:p>
          </table:table-cell>
          <table:table-cell office:value-type="string" calcext:value-type="string">
            <text:p>[[0.52406156]]</text:p>
          </table:table-cell>
          <table:table-cell office:value-type="string" calcext:value-type="string">
            <text:p>0.52406156</text:p>
          </table:table-cell>
          <table:table-cell office:value-type="string" calcext:value-type="string">
            <text:p>[[0.27464053]]</text:p>
          </table:table-cell>
          <table:table-cell office:value-type="string" calcext:value-type="string">
            <text:p>0.274640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5172665]</text:p>
          </table:table-cell>
          <table:table-cell office:value-type="string" calcext:value-type="string">
            <text:p>[[0.2172665]]</text:p>
          </table:table-cell>
          <table:table-cell office:value-type="string" calcext:value-type="string">
            <text:p>0.2172665</text:p>
          </table:table-cell>
          <table:table-cell office:value-type="string" calcext:value-type="string">
            <text:p>[[0.04720473]]</text:p>
          </table:table-cell>
          <table:table-cell office:value-type="string" calcext:value-type="string">
            <text:p>0.047204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5198383]</text:p>
          </table:table-cell>
          <table:table-cell office:value-type="string" calcext:value-type="string">
            <text:p>[[0.32983828]]</text:p>
          </table:table-cell>
          <table:table-cell office:value-type="string" calcext:value-type="string">
            <text:p>0.32983828</text:p>
          </table:table-cell>
          <table:table-cell office:value-type="string" calcext:value-type="string">
            <text:p>[[0.10879329]]</text:p>
          </table:table-cell>
          <table:table-cell office:value-type="string" calcext:value-type="string">
            <text:p>0.108793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[0.97]]</text:p>
          </table:table-cell>
          <table:table-cell office:value-type="string" calcext:value-type="string">
            <text:p>[0.5222294]</text:p>
          </table:table-cell>
          <table:table-cell office:value-type="string" calcext:value-type="string">
            <text:p>[[0.44777066]]</text:p>
          </table:table-cell>
          <table:table-cell office:value-type="string" calcext:value-type="string">
            <text:p>0.44777066</text:p>
          </table:table-cell>
          <table:table-cell office:value-type="string" calcext:value-type="string">
            <text:p>[[0.20049857]]</text:p>
          </table:table-cell>
          <table:table-cell office:value-type="string" calcext:value-type="string">
            <text:p>0.200498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263233]</text:p>
          </table:table-cell>
          <table:table-cell office:value-type="string" calcext:value-type="string">
            <text:p>[[0.32632333]]</text:p>
          </table:table-cell>
          <table:table-cell office:value-type="string" calcext:value-type="string">
            <text:p>0.32632333</text:p>
          </table:table-cell>
          <table:table-cell office:value-type="string" calcext:value-type="string">
            <text:p>[[0.10648692]]</text:p>
          </table:table-cell>
          <table:table-cell office:value-type="string" calcext:value-type="string">
            <text:p>0.106486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77254]</text:p>
          </table:table-cell>
          <table:table-cell office:value-type="string" calcext:value-type="string">
            <text:p>[[0.4277254]]</text:p>
          </table:table-cell>
          <table:table-cell office:value-type="string" calcext:value-type="string">
            <text:p>0.4277254</text:p>
          </table:table-cell>
          <table:table-cell office:value-type="string" calcext:value-type="string">
            <text:p>[[0.18294902]]</text:p>
          </table:table-cell>
          <table:table-cell office:value-type="string" calcext:value-type="string">
            <text:p>0.182949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510377]</text:p>
          </table:table-cell>
          <table:table-cell office:value-type="string" calcext:value-type="string">
            <text:p>[[0.430377]]</text:p>
          </table:table-cell>
          <table:table-cell office:value-type="string" calcext:value-type="string">
            <text:p>0.430377</text:p>
          </table:table-cell>
          <table:table-cell office:value-type="string" calcext:value-type="string">
            <text:p>[[0.18522437]]</text:p>
          </table:table-cell>
          <table:table-cell office:value-type="string" calcext:value-type="string">
            <text:p>0.185224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88225]</text:p>
          </table:table-cell>
          <table:table-cell office:value-type="string" calcext:value-type="string">
            <text:p>[[0.4288225]]</text:p>
          </table:table-cell>
          <table:table-cell office:value-type="string" calcext:value-type="string">
            <text:p>0.4288225</text:p>
          </table:table-cell>
          <table:table-cell office:value-type="string" calcext:value-type="string">
            <text:p>[[0.18388872]]</text:p>
          </table:table-cell>
          <table:table-cell office:value-type="string" calcext:value-type="string">
            <text:p>0.183888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5288755]</text:p>
          </table:table-cell>
          <table:table-cell office:value-type="string" calcext:value-type="string">
            <text:p>[[0.43887553]]</text:p>
          </table:table-cell>
          <table:table-cell office:value-type="string" calcext:value-type="string">
            <text:p>0.43887553</text:p>
          </table:table-cell>
          <table:table-cell office:value-type="string" calcext:value-type="string">
            <text:p>[[0.19261172]]</text:p>
          </table:table-cell>
          <table:table-cell office:value-type="string" calcext:value-type="string">
            <text:p>0.192611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52056515]</text:p>
          </table:table-cell>
          <table:table-cell office:value-type="string" calcext:value-type="string">
            <text:p>[[0.36056516]]</text:p>
          </table:table-cell>
          <table:table-cell office:value-type="string" calcext:value-type="string">
            <text:p>0.36056516</text:p>
          </table:table-cell>
          <table:table-cell office:value-type="string" calcext:value-type="string">
            <text:p>[[0.13000724]]</text:p>
          </table:table-cell>
          <table:table-cell office:value-type="string" calcext:value-type="string">
            <text:p>0.130007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5255511]</text:p>
          </table:table-cell>
          <table:table-cell office:value-type="string" calcext:value-type="string">
            <text:p>[[0.47444892]]</text:p>
          </table:table-cell>
          <table:table-cell office:value-type="string" calcext:value-type="string">
            <text:p>0.47444892</text:p>
          </table:table-cell>
          <table:table-cell office:value-type="string" calcext:value-type="string">
            <text:p>[[0.22510178]]</text:p>
          </table:table-cell>
          <table:table-cell office:value-type="string" calcext:value-type="string">
            <text:p>0.22510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5238106]</text:p>
          </table:table-cell>
          <table:table-cell office:value-type="string" calcext:value-type="string">
            <text:p>[[0.38381064]]</text:p>
          </table:table-cell>
          <table:table-cell office:value-type="string" calcext:value-type="string">
            <text:p>0.38381064</text:p>
          </table:table-cell>
          <table:table-cell office:value-type="string" calcext:value-type="string">
            <text:p>[[0.1473106]]</text:p>
          </table:table-cell>
          <table:table-cell office:value-type="string" calcext:value-type="string">
            <text:p>0.14731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5226474]</text:p>
          </table:table-cell>
          <table:table-cell office:value-type="string" calcext:value-type="string">
            <text:p>[[0.3826474]]</text:p>
          </table:table-cell>
          <table:table-cell office:value-type="string" calcext:value-type="string">
            <text:p>0.3826474</text:p>
          </table:table-cell>
          <table:table-cell office:value-type="string" calcext:value-type="string">
            <text:p>[[0.14641903]]</text:p>
          </table:table-cell>
          <table:table-cell office:value-type="string" calcext:value-type="string">
            <text:p>0.146419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3972]</text:p>
          </table:table-cell>
          <table:table-cell office:value-type="string" calcext:value-type="string">
            <text:p>[[0.523972]]</text:p>
          </table:table-cell>
          <table:table-cell office:value-type="string" calcext:value-type="string">
            <text:p>0.523972</text:p>
          </table:table-cell>
          <table:table-cell office:value-type="string" calcext:value-type="string">
            <text:p>[[0.27454662]]</text:p>
          </table:table-cell>
          <table:table-cell office:value-type="string" calcext:value-type="string">
            <text:p>0.274546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5168906]</text:p>
          </table:table-cell>
          <table:table-cell office:value-type="string" calcext:value-type="string">
            <text:p>[[0.3831094]]</text:p>
          </table:table-cell>
          <table:table-cell office:value-type="string" calcext:value-type="string">
            <text:p>0.3831094</text:p>
          </table:table-cell>
          <table:table-cell office:value-type="string" calcext:value-type="string">
            <text:p>[[0.1467728]]</text:p>
          </table:table-cell>
          <table:table-cell office:value-type="string" calcext:value-type="string">
            <text:p>0.14677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52716106]</text:p>
          </table:table-cell>
          <table:table-cell office:value-type="string" calcext:value-type="string">
            <text:p>[[0.41716105]]</text:p>
          </table:table-cell>
          <table:table-cell office:value-type="string" calcext:value-type="string">
            <text:p>0.41716105</text:p>
          </table:table-cell>
          <table:table-cell office:value-type="string" calcext:value-type="string">
            <text:p>[[0.17402335]]</text:p>
          </table:table-cell>
          <table:table-cell office:value-type="string" calcext:value-type="string">
            <text:p>0.174023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[0.86]]</text:p>
          </table:table-cell>
          <table:table-cell office:value-type="string" calcext:value-type="string">
            <text:p>[0.52659005]</text:p>
          </table:table-cell>
          <table:table-cell office:value-type="string" calcext:value-type="string">
            <text:p>[[0.33340997]]</text:p>
          </table:table-cell>
          <table:table-cell office:value-type="string" calcext:value-type="string">
            <text:p>0.33340997</text:p>
          </table:table-cell>
          <table:table-cell office:value-type="string" calcext:value-type="string">
            <text:p>[[0.11116221]]</text:p>
          </table:table-cell>
          <table:table-cell office:value-type="string" calcext:value-type="string">
            <text:p>0.111162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249186]</text:p>
          </table:table-cell>
          <table:table-cell office:value-type="string" calcext:value-type="string">
            <text:p>[[0.17508137]]</text:p>
          </table:table-cell>
          <table:table-cell office:value-type="string" calcext:value-type="string">
            <text:p>0.17508137</text:p>
          </table:table-cell>
          <table:table-cell office:value-type="string" calcext:value-type="string">
            <text:p>[[0.03065349]]</text:p>
          </table:table-cell>
          <table:table-cell office:value-type="string" calcext:value-type="string">
            <text:p>0.030653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1599777]</text:p>
          </table:table-cell>
          <table:table-cell office:value-type="string" calcext:value-type="string">
            <text:p>[[0.41599777]]</text:p>
          </table:table-cell>
          <table:table-cell office:value-type="string" calcext:value-type="string">
            <text:p>0.41599777</text:p>
          </table:table-cell>
          <table:table-cell office:value-type="string" calcext:value-type="string">
            <text:p>[[0.17305414]]</text:p>
          </table:table-cell>
          <table:table-cell office:value-type="string" calcext:value-type="string">
            <text:p>0.173054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5324857]</text:p>
          </table:table-cell>
          <table:table-cell office:value-type="string" calcext:value-type="string">
            <text:p>[[0.4824857]]</text:p>
          </table:table-cell>
          <table:table-cell office:value-type="string" calcext:value-type="string">
            <text:p>0.4824857</text:p>
          </table:table-cell>
          <table:table-cell office:value-type="string" calcext:value-type="string">
            <text:p>[[0.23279247]]</text:p>
          </table:table-cell>
          <table:table-cell office:value-type="string" calcext:value-type="string">
            <text:p>0.232792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5386827]</text:p>
          </table:table-cell>
          <table:table-cell office:value-type="string" calcext:value-type="string">
            <text:p>[[0.4686827]]</text:p>
          </table:table-cell>
          <table:table-cell office:value-type="string" calcext:value-type="string">
            <text:p>0.4686827</text:p>
          </table:table-cell>
          <table:table-cell office:value-type="string" calcext:value-type="string">
            <text:p>[[0.21966349]]</text:p>
          </table:table-cell>
          <table:table-cell office:value-type="string" calcext:value-type="string">
            <text:p>0.219663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5142121]</text:p>
          </table:table-cell>
          <table:table-cell office:value-type="string" calcext:value-type="string">
            <text:p>[[0.44421208]]</text:p>
          </table:table-cell>
          <table:table-cell office:value-type="string" calcext:value-type="string">
            <text:p>0.44421208</text:p>
          </table:table-cell>
          <table:table-cell office:value-type="string" calcext:value-type="string">
            <text:p>[[0.19732437]]</text:p>
          </table:table-cell>
          <table:table-cell office:value-type="string" calcext:value-type="string">
            <text:p>0.197324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53689486]</text:p>
          </table:table-cell>
          <table:table-cell office:value-type="string" calcext:value-type="string">
            <text:p>[[0.16310513]]</text:p>
          </table:table-cell>
          <table:table-cell office:value-type="string" calcext:value-type="string">
            <text:p>0.16310513</text:p>
          </table:table-cell>
          <table:table-cell office:value-type="string" calcext:value-type="string">
            <text:p>[[0.02660328]]</text:p>
          </table:table-cell>
          <table:table-cell office:value-type="string" calcext:value-type="string">
            <text:p>0.026603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[0.28]]</text:p>
          </table:table-cell>
          <table:table-cell office:value-type="string" calcext:value-type="string">
            <text:p>[0.5225062]</text:p>
          </table:table-cell>
          <table:table-cell office:value-type="string" calcext:value-type="string">
            <text:p>[[0.24250618]]</text:p>
          </table:table-cell>
          <table:table-cell office:value-type="string" calcext:value-type="string">
            <text:p>0.24250618</text:p>
          </table:table-cell>
          <table:table-cell office:value-type="string" calcext:value-type="string">
            <text:p>[[0.05880925]]</text:p>
          </table:table-cell>
          <table:table-cell office:value-type="string" calcext:value-type="string">
            <text:p>0.058809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5186148]</text:p>
          </table:table-cell>
          <table:table-cell office:value-type="string" calcext:value-type="string">
            <text:p>[[0.43861485]]</text:p>
          </table:table-cell>
          <table:table-cell office:value-type="string" calcext:value-type="string">
            <text:p>0.43861485</text:p>
          </table:table-cell>
          <table:table-cell office:value-type="string" calcext:value-type="string">
            <text:p>[[0.19238298]]</text:p>
          </table:table-cell>
          <table:table-cell office:value-type="string" calcext:value-type="string">
            <text:p>0.192382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[0.56]]</text:p>
          </table:table-cell>
          <table:table-cell office:value-type="string" calcext:value-type="string">
            <text:p>[0.5150543]</text:p>
          </table:table-cell>
          <table:table-cell office:value-type="string" calcext:value-type="string">
            <text:p>[[0.04494572]]</text:p>
          </table:table-cell>
          <table:table-cell office:value-type="string" calcext:value-type="string">
            <text:p>0.04494572</text:p>
          </table:table-cell>
          <table:table-cell office:value-type="string" calcext:value-type="string">
            <text:p>[[0.00202012]]</text:p>
          </table:table-cell>
          <table:table-cell office:value-type="string" calcext:value-type="string">
            <text:p>0.002020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[0.45]]</text:p>
          </table:table-cell>
          <table:table-cell office:value-type="string" calcext:value-type="string">
            <text:p>[0.5263269]</text:p>
          </table:table-cell>
          <table:table-cell office:value-type="string" calcext:value-type="string">
            <text:p>[[0.07632691]]</text:p>
          </table:table-cell>
          <table:table-cell office:value-type="string" calcext:value-type="string">
            <text:p>0.07632691</text:p>
          </table:table-cell>
          <table:table-cell office:value-type="string" calcext:value-type="string">
            <text:p>[[0.0058258]]</text:p>
          </table:table-cell>
          <table:table-cell office:value-type="string" calcext:value-type="string">
            <text:p>0.00582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[0.17]]</text:p>
          </table:table-cell>
          <table:table-cell office:value-type="string" calcext:value-type="string">
            <text:p>[0.5321167]</text:p>
          </table:table-cell>
          <table:table-cell office:value-type="string" calcext:value-type="string">
            <text:p>[[0.3621167]]</text:p>
          </table:table-cell>
          <table:table-cell office:value-type="string" calcext:value-type="string">
            <text:p>0.3621167</text:p>
          </table:table-cell>
          <table:table-cell office:value-type="string" calcext:value-type="string">
            <text:p>[[0.1311285]]</text:p>
          </table:table-cell>
          <table:table-cell office:value-type="string" calcext:value-type="string">
            <text:p>0.13112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52864105]</text:p>
          </table:table-cell>
          <table:table-cell office:value-type="string" calcext:value-type="string">
            <text:p>[[0.27135897]]</text:p>
          </table:table-cell>
          <table:table-cell office:value-type="string" calcext:value-type="string">
            <text:p>0.27135897</text:p>
          </table:table-cell>
          <table:table-cell office:value-type="string" calcext:value-type="string">
            <text:p>[[0.07363569]]</text:p>
          </table:table-cell>
          <table:table-cell office:value-type="string" calcext:value-type="string">
            <text:p>0.073635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524358]</text:p>
          </table:table-cell>
          <table:table-cell office:value-type="string" calcext:value-type="string">
            <text:p>[[0.47435796]]</text:p>
          </table:table-cell>
          <table:table-cell office:value-type="string" calcext:value-type="string">
            <text:p>0.47435796</text:p>
          </table:table-cell>
          <table:table-cell office:value-type="string" calcext:value-type="string">
            <text:p>[[0.22501548]]</text:p>
          </table:table-cell>
          <table:table-cell office:value-type="string" calcext:value-type="string">
            <text:p>0.225015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[0.84]]</text:p>
          </table:table-cell>
          <table:table-cell office:value-type="string" calcext:value-type="string">
            <text:p>[0.53306717]</text:p>
          </table:table-cell>
          <table:table-cell office:value-type="string" calcext:value-type="string">
            <text:p>[[0.3069328]]</text:p>
          </table:table-cell>
          <table:table-cell office:value-type="string" calcext:value-type="string">
            <text:p>0.3069328</text:p>
          </table:table-cell>
          <table:table-cell office:value-type="string" calcext:value-type="string">
            <text:p>[[0.09420775]]</text:p>
          </table:table-cell>
          <table:table-cell office:value-type="string" calcext:value-type="string">
            <text:p>0.094207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1906765]</text:p>
          </table:table-cell>
          <table:table-cell office:value-type="string" calcext:value-type="string">
            <text:p>[[0.31906766]]</text:p>
          </table:table-cell>
          <table:table-cell office:value-type="string" calcext:value-type="string">
            <text:p>0.31906766</text:p>
          </table:table-cell>
          <table:table-cell office:value-type="string" calcext:value-type="string">
            <text:p>[[0.10180417]]</text:p>
          </table:table-cell>
          <table:table-cell office:value-type="string" calcext:value-type="string">
            <text:p>0.101804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27369]</text:p>
          </table:table-cell>
          <table:table-cell office:value-type="string" calcext:value-type="string">
            <text:p>[[0.4227369]]</text:p>
          </table:table-cell>
          <table:table-cell office:value-type="string" calcext:value-type="string">
            <text:p>0.4227369</text:p>
          </table:table-cell>
          <table:table-cell office:value-type="string" calcext:value-type="string">
            <text:p>[[0.1787065]]</text:p>
          </table:table-cell>
          <table:table-cell office:value-type="string" calcext:value-type="string">
            <text:p>0.17870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3714764]</text:p>
          </table:table-cell>
          <table:table-cell office:value-type="string" calcext:value-type="string">
            <text:p>[[0.53714764]]</text:p>
          </table:table-cell>
          <table:table-cell office:value-type="string" calcext:value-type="string">
            <text:p>0.53714764</text:p>
          </table:table-cell>
          <table:table-cell office:value-type="string" calcext:value-type="string">
            <text:p>[[0.28852758]]</text:p>
          </table:table-cell>
          <table:table-cell office:value-type="string" calcext:value-type="string">
            <text:p>0.288527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5277934]</text:p>
          </table:table-cell>
          <table:table-cell office:value-type="string" calcext:value-type="string">
            <text:p>[[0.5077934]]</text:p>
          </table:table-cell>
          <table:table-cell office:value-type="string" calcext:value-type="string">
            <text:p>0.5077934</text:p>
          </table:table-cell>
          <table:table-cell office:value-type="string" calcext:value-type="string">
            <text:p>[[0.25785416]]</text:p>
          </table:table-cell>
          <table:table-cell office:value-type="string" calcext:value-type="string">
            <text:p>0.257854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212235]</text:p>
          </table:table-cell>
          <table:table-cell office:value-type="string" calcext:value-type="string">
            <text:p>[[0.5212235]]</text:p>
          </table:table-cell>
          <table:table-cell office:value-type="string" calcext:value-type="string">
            <text:p>0.5212235</text:p>
          </table:table-cell>
          <table:table-cell office:value-type="string" calcext:value-type="string">
            <text:p>[[0.27167392]]</text:p>
          </table:table-cell>
          <table:table-cell office:value-type="string" calcext:value-type="string">
            <text:p>0.27167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142277]</text:p>
          </table:table-cell>
          <table:table-cell office:value-type="string" calcext:value-type="string">
            <text:p>[[0.3142277]]</text:p>
          </table:table-cell>
          <table:table-cell office:value-type="string" calcext:value-type="string">
            <text:p>0.3142277</text:p>
          </table:table-cell>
          <table:table-cell office:value-type="string" calcext:value-type="string">
            <text:p>[[0.09873905]]</text:p>
          </table:table-cell>
          <table:table-cell office:value-type="string" calcext:value-type="string">
            <text:p>0.098739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2369905]</text:p>
          </table:table-cell>
          <table:table-cell office:value-type="string" calcext:value-type="string">
            <text:p>[[0.32369906]]</text:p>
          </table:table-cell>
          <table:table-cell office:value-type="string" calcext:value-type="string">
            <text:p>0.32369906</text:p>
          </table:table-cell>
          <table:table-cell office:value-type="string" calcext:value-type="string">
            <text:p>[[0.10478108]]</text:p>
          </table:table-cell>
          <table:table-cell office:value-type="string" calcext:value-type="string">
            <text:p>0.104781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5343491]</text:p>
          </table:table-cell>
          <table:table-cell office:value-type="string" calcext:value-type="string">
            <text:p>[[0.3343491]]</text:p>
          </table:table-cell>
          <table:table-cell office:value-type="string" calcext:value-type="string">
            <text:p>0.3343491</text:p>
          </table:table-cell>
          <table:table-cell office:value-type="string" calcext:value-type="string">
            <text:p>[[0.11178932]]</text:p>
          </table:table-cell>
          <table:table-cell office:value-type="string" calcext:value-type="string">
            <text:p>0.111789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52828395]</text:p>
          </table:table-cell>
          <table:table-cell office:value-type="string" calcext:value-type="string">
            <text:p>[[0.12828395]]</text:p>
          </table:table-cell>
          <table:table-cell office:value-type="string" calcext:value-type="string">
            <text:p>0.12828395</text:p>
          </table:table-cell>
          <table:table-cell office:value-type="string" calcext:value-type="string">
            <text:p>[[0.01645677]]</text:p>
          </table:table-cell>
          <table:table-cell office:value-type="string" calcext:value-type="string">
            <text:p>0.016456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5120436]</text:p>
          </table:table-cell>
          <table:table-cell office:value-type="string" calcext:value-type="string">
            <text:p>[[0.5120436]]</text:p>
          </table:table-cell>
          <table:table-cell office:value-type="string" calcext:value-type="string">
            <text:p>0.5120436</text:p>
          </table:table-cell>
          <table:table-cell office:value-type="string" calcext:value-type="string">
            <text:p>[[0.26218864]]</text:p>
          </table:table-cell>
          <table:table-cell office:value-type="string" calcext:value-type="string">
            <text:p>0.262188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52144307]</text:p>
          </table:table-cell>
          <table:table-cell office:value-type="string" calcext:value-type="string">
            <text:p>[[0.45144308]]</text:p>
          </table:table-cell>
          <table:table-cell office:value-type="string" calcext:value-type="string">
            <text:p>0.45144308</text:p>
          </table:table-cell>
          <table:table-cell office:value-type="string" calcext:value-type="string">
            <text:p>[[0.20380086]]</text:p>
          </table:table-cell>
          <table:table-cell office:value-type="string" calcext:value-type="string">
            <text:p>0.203800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52835345]</text:p>
          </table:table-cell>
          <table:table-cell office:value-type="string" calcext:value-type="string">
            <text:p>[[0.42835346]]</text:p>
          </table:table-cell>
          <table:table-cell office:value-type="string" calcext:value-type="string">
            <text:p>0.42835346</text:p>
          </table:table-cell>
          <table:table-cell office:value-type="string" calcext:value-type="string">
            <text:p>[[0.18348669]]</text:p>
          </table:table-cell>
          <table:table-cell office:value-type="string" calcext:value-type="string">
            <text:p>0.183486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[[0.97]]</text:p>
          </table:table-cell>
          <table:table-cell office:value-type="string" calcext:value-type="string">
            <text:p>[0.5254178]</text:p>
          </table:table-cell>
          <table:table-cell office:value-type="string" calcext:value-type="string">
            <text:p>[[0.44458222]]</text:p>
          </table:table-cell>
          <table:table-cell office:value-type="string" calcext:value-type="string">
            <text:p>0.44458222</text:p>
          </table:table-cell>
          <table:table-cell office:value-type="string" calcext:value-type="string">
            <text:p>[[0.19765335]]</text:p>
          </table:table-cell>
          <table:table-cell office:value-type="string" calcext:value-type="string">
            <text:p>0.197653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5269456]</text:p>
          </table:table-cell>
          <table:table-cell office:value-type="string" calcext:value-type="string">
            <text:p>[[0.3730544]]</text:p>
          </table:table-cell>
          <table:table-cell office:value-type="string" calcext:value-type="string">
            <text:p>0.3730544</text:p>
          </table:table-cell>
          <table:table-cell office:value-type="string" calcext:value-type="string">
            <text:p>[[0.13916957]]</text:p>
          </table:table-cell>
          <table:table-cell office:value-type="string" calcext:value-type="string">
            <text:p>0.13916957</text:p>
          </table:table-cell>
        </table:table-row>
      </table:table>
      <table:table table:name="Result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332316]</text:p>
          </table:table-cell>
          <table:table-cell office:value-type="string" calcext:value-type="string">
            <text:p>[[0,4232316]]</text:p>
          </table:table-cell>
          <table:table-cell office:value-type="float" office:value="0.4232316" calcext:value-type="float">
            <text:p>0,4232316</text:p>
          </table:table-cell>
          <table:table-cell office:value-type="string" calcext:value-type="string">
            <text:p>[[0,179125]]</text:p>
          </table:table-cell>
          <table:table-cell office:value-type="float" office:value="0.179125" calcext:value-type="float">
            <text:p>0,17912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1799583]</text:p>
          </table:table-cell>
          <table:table-cell office:value-type="string" calcext:value-type="string">
            <text:p>[[0,31799585]]</text:p>
          </table:table-cell>
          <table:table-cell office:value-type="float" office:value="0.31799585" calcext:value-type="float">
            <text:p>0,31799585</text:p>
          </table:table-cell>
          <table:table-cell office:value-type="string" calcext:value-type="string">
            <text:p>[[0,10112136]]</text:p>
          </table:table-cell>
          <table:table-cell office:value-type="float" office:value="0.10112136" calcext:value-type="float">
            <text:p>0,101121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5225167]</text:p>
          </table:table-cell>
          <table:table-cell office:value-type="string" calcext:value-type="string">
            <text:p>[[0,12251672]]</text:p>
          </table:table-cell>
          <table:table-cell office:value-type="float" office:value="0.12251672" calcext:value-type="float">
            <text:p>0,12251672</text:p>
          </table:table-cell>
          <table:table-cell office:value-type="string" calcext:value-type="string">
            <text:p>[[0,01501035]]</text:p>
          </table:table-cell>
          <table:table-cell office:value-type="float" office:value="0.01501035" calcext:value-type="float">
            <text:p>0,015010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5103595]</text:p>
          </table:table-cell>
          <table:table-cell office:value-type="string" calcext:value-type="string">
            <text:p>[[0,37035954]]</text:p>
          </table:table-cell>
          <table:table-cell office:value-type="float" office:value="0.37035954" calcext:value-type="float">
            <text:p>0,37035954</text:p>
          </table:table-cell>
          <table:table-cell office:value-type="string" calcext:value-type="string">
            <text:p>[[0,13716619]]</text:p>
          </table:table-cell>
          <table:table-cell office:value-type="float" office:value="0.13716619" calcext:value-type="float">
            <text:p>0,1371661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256715]</text:p>
          </table:table-cell>
          <table:table-cell office:value-type="string" calcext:value-type="string">
            <text:p>[[0,41567147]]</text:p>
          </table:table-cell>
          <table:table-cell office:value-type="float" office:value="0.41567147" calcext:value-type="float">
            <text:p>0,41567147</text:p>
          </table:table-cell>
          <table:table-cell office:value-type="string" calcext:value-type="string">
            <text:p>[[0,17278276]]</text:p>
          </table:table-cell>
          <table:table-cell office:value-type="float" office:value="0.17278276" calcext:value-type="float">
            <text:p>0,1727827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5386628]</text:p>
          </table:table-cell>
          <table:table-cell office:value-type="string" calcext:value-type="string">
            <text:p>[[0,4786628]]</text:p>
          </table:table-cell>
          <table:table-cell office:value-type="float" office:value="0.4786628" calcext:value-type="float">
            <text:p>0,4786628</text:p>
          </table:table-cell>
          <table:table-cell office:value-type="string" calcext:value-type="string">
            <text:p>[[0,22911806]]</text:p>
          </table:table-cell>
          <table:table-cell office:value-type="float" office:value="0.22911806" calcext:value-type="float">
            <text:p>0,229118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51978934]</text:p>
          </table:table-cell>
          <table:table-cell office:value-type="string" calcext:value-type="string">
            <text:p>[[0,46978933]]</text:p>
          </table:table-cell>
          <table:table-cell office:value-type="float" office:value="0.46978933" calcext:value-type="float">
            <text:p>0,46978933</text:p>
          </table:table-cell>
          <table:table-cell office:value-type="string" calcext:value-type="string">
            <text:p>[[0,220702]]</text:p>
          </table:table-cell>
          <table:table-cell office:value-type="float" office:value="0.220702" calcext:value-type="float">
            <text:p>0,22070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5207858]</text:p>
          </table:table-cell>
          <table:table-cell office:value-type="string" calcext:value-type="string">
            <text:p>[[0,4707858]]</text:p>
          </table:table-cell>
          <table:table-cell office:value-type="float" office:value="0.4707858" calcext:value-type="float">
            <text:p>0,4707858</text:p>
          </table:table-cell>
          <table:table-cell office:value-type="string" calcext:value-type="string">
            <text:p>[[0,22163926]]</text:p>
          </table:table-cell>
          <table:table-cell office:value-type="float" office:value="0.22163926" calcext:value-type="float">
            <text:p>0,2216392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063407]</text:p>
          </table:table-cell>
          <table:table-cell office:value-type="string" calcext:value-type="string">
            <text:p>[[0,20634067]]</text:p>
          </table:table-cell>
          <table:table-cell office:value-type="float" office:value="0.20634067" calcext:value-type="float">
            <text:p>0,20634067</text:p>
          </table:table-cell>
          <table:table-cell office:value-type="string" calcext:value-type="string">
            <text:p>[[0,04257647]]</text:p>
          </table:table-cell>
          <table:table-cell office:value-type="float" office:value="0.04257647" calcext:value-type="float">
            <text:p>0,0425764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,28]]</text:p>
          </table:table-cell>
          <table:table-cell office:value-type="string" calcext:value-type="string">
            <text:p>[0,5152462]</text:p>
          </table:table-cell>
          <table:table-cell office:value-type="string" calcext:value-type="string">
            <text:p>[[0,23524621]]</text:p>
          </table:table-cell>
          <table:table-cell office:value-type="float" office:value="0.23524621" calcext:value-type="float">
            <text:p>0,23524621</text:p>
          </table:table-cell>
          <table:table-cell office:value-type="string" calcext:value-type="string">
            <text:p>[[0,05534078]]</text:p>
          </table:table-cell>
          <table:table-cell office:value-type="float" office:value="0.05534078" calcext:value-type="float">
            <text:p>0,0553407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76915]</text:p>
          </table:table-cell>
          <table:table-cell office:value-type="string" calcext:value-type="string">
            <text:p>[[0,4276915]]</text:p>
          </table:table-cell>
          <table:table-cell office:value-type="float" office:value="0.4276915" calcext:value-type="float">
            <text:p>0,4276915</text:p>
          </table:table-cell>
          <table:table-cell office:value-type="string" calcext:value-type="string">
            <text:p>[[0,18292001]]</text:p>
          </table:table-cell>
          <table:table-cell office:value-type="float" office:value="0.18292001" calcext:value-type="float">
            <text:p>0,1829200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91421]</text:p>
          </table:table-cell>
          <table:table-cell office:value-type="string" calcext:value-type="string">
            <text:p>[[0,4191421]]</text:p>
          </table:table-cell>
          <table:table-cell office:value-type="float" office:value="0.4191421" calcext:value-type="float">
            <text:p>0,4191421</text:p>
          </table:table-cell>
          <table:table-cell office:value-type="string" calcext:value-type="string">
            <text:p>[[0,1756801]]</text:p>
          </table:table-cell>
          <table:table-cell office:value-type="float" office:value="0.1756801" calcext:value-type="float">
            <text:p>0,175680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5221075]</text:p>
          </table:table-cell>
          <table:table-cell office:value-type="string" calcext:value-type="string">
            <text:p>[[0,49210748]]</text:p>
          </table:table-cell>
          <table:table-cell office:value-type="float" office:value="0.49210748" calcext:value-type="float">
            <text:p>0,49210748</text:p>
          </table:table-cell>
          <table:table-cell office:value-type="string" calcext:value-type="string">
            <text:p>[[0,24216977]]</text:p>
          </table:table-cell>
          <table:table-cell office:value-type="float" office:value="0.24216977" calcext:value-type="float">
            <text:p>0,2421697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823335]</text:p>
          </table:table-cell>
          <table:table-cell office:value-type="string" calcext:value-type="string">
            <text:p>[[0,22823334]]</text:p>
          </table:table-cell>
          <table:table-cell office:value-type="float" office:value="0.22823334" calcext:value-type="float">
            <text:p>0,22823334</text:p>
          </table:table-cell>
          <table:table-cell office:value-type="string" calcext:value-type="string">
            <text:p>[[0,05209045]]</text:p>
          </table:table-cell>
          <table:table-cell office:value-type="float" office:value="0.05209045" calcext:value-type="float">
            <text:p>0,0520904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,99]]</text:p>
          </table:table-cell>
          <table:table-cell office:value-type="string" calcext:value-type="string">
            <text:p>[0,519937]</text:p>
          </table:table-cell>
          <table:table-cell office:value-type="string" calcext:value-type="string">
            <text:p>[[0,47006303]]</text:p>
          </table:table-cell>
          <table:table-cell office:value-type="float" office:value="0.47006303" calcext:value-type="float">
            <text:p>0,47006303</text:p>
          </table:table-cell>
          <table:table-cell office:value-type="string" calcext:value-type="string">
            <text:p>[[0,22095925]]</text:p>
          </table:table-cell>
          <table:table-cell office:value-type="float" office:value="0.22095925" calcext:value-type="float">
            <text:p>0,2209592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,35]]</text:p>
          </table:table-cell>
          <table:table-cell office:value-type="string" calcext:value-type="string">
            <text:p>[0,5271131]</text:p>
          </table:table-cell>
          <table:table-cell office:value-type="string" calcext:value-type="string">
            <text:p>[[0,17711309]]</text:p>
          </table:table-cell>
          <table:table-cell office:value-type="float" office:value="0.17711309" calcext:value-type="float">
            <text:p>0,17711309</text:p>
          </table:table-cell>
          <table:table-cell office:value-type="string" calcext:value-type="string">
            <text:p>[[0,03136905]]</text:p>
          </table:table-cell>
          <table:table-cell office:value-type="float" office:value="0.03136905" calcext:value-type="float">
            <text:p>0,03136905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,21]]</text:p>
          </table:table-cell>
          <table:table-cell office:value-type="string" calcext:value-type="string">
            <text:p>[0,5262903]</text:p>
          </table:table-cell>
          <table:table-cell office:value-type="string" calcext:value-type="string">
            <text:p>[[0,31629032]]</text:p>
          </table:table-cell>
          <table:table-cell office:value-type="float" office:value="0.31629032" calcext:value-type="float">
            <text:p>0,31629032</text:p>
          </table:table-cell>
          <table:table-cell office:value-type="string" calcext:value-type="string">
            <text:p>[[0,10003956]]</text:p>
          </table:table-cell>
          <table:table-cell office:value-type="float" office:value="0.10003956" calcext:value-type="float">
            <text:p>0,1000395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310489]</text:p>
          </table:table-cell>
          <table:table-cell office:value-type="string" calcext:value-type="string">
            <text:p>[[0,4310489]]</text:p>
          </table:table-cell>
          <table:table-cell office:value-type="float" office:value="0.4310489" calcext:value-type="float">
            <text:p>0,4310489</text:p>
          </table:table-cell>
          <table:table-cell office:value-type="string" calcext:value-type="string">
            <text:p>[[0,18580316]]</text:p>
          </table:table-cell>
          <table:table-cell office:value-type="float" office:value="0.18580316" calcext:value-type="float">
            <text:p>0,1858031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5202237]</text:p>
          </table:table-cell>
          <table:table-cell office:value-type="string" calcext:value-type="string">
            <text:p>[[0,5002237]]</text:p>
          </table:table-cell>
          <table:table-cell office:value-type="float" office:value="0.5002237" calcext:value-type="float">
            <text:p>0,5002237</text:p>
          </table:table-cell>
          <table:table-cell office:value-type="string" calcext:value-type="string">
            <text:p>[[0,25022376]]</text:p>
          </table:table-cell>
          <table:table-cell office:value-type="float" office:value="0.25022376" calcext:value-type="float">
            <text:p>0,2502237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5330247]</text:p>
          </table:table-cell>
          <table:table-cell office:value-type="string" calcext:value-type="string">
            <text:p>[[0,0669753]]</text:p>
          </table:table-cell>
          <table:table-cell office:value-type="float" office:value="0.0669753" calcext:value-type="float">
            <text:p>0,0669753</text:p>
          </table:table-cell>
          <table:table-cell office:value-type="string" calcext:value-type="string">
            <text:p>[[0,00448569]]</text:p>
          </table:table-cell>
          <table:table-cell office:value-type="float" office:value="0.00448569" calcext:value-type="float">
            <text:p>0,00448569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81863]</text:p>
          </table:table-cell>
          <table:table-cell office:value-type="string" calcext:value-type="string">
            <text:p>[[0,22818631]]</text:p>
          </table:table-cell>
          <table:table-cell office:value-type="float" office:value="0.22818631" calcext:value-type="float">
            <text:p>0,22818631</text:p>
          </table:table-cell>
          <table:table-cell office:value-type="string" calcext:value-type="string">
            <text:p>[[0,05206899]]</text:p>
          </table:table-cell>
          <table:table-cell office:value-type="float" office:value="0.05206899" calcext:value-type="float">
            <text:p>0,05206899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67948]</text:p>
          </table:table-cell>
          <table:table-cell office:value-type="string" calcext:value-type="string">
            <text:p>[[0,4267948]]</text:p>
          </table:table-cell>
          <table:table-cell office:value-type="float" office:value="0.4267948" calcext:value-type="float">
            <text:p>0,4267948</text:p>
          </table:table-cell>
          <table:table-cell office:value-type="string" calcext:value-type="string">
            <text:p>[[0,1821538]]</text:p>
          </table:table-cell>
          <table:table-cell office:value-type="float" office:value="0.1821538" calcext:value-type="float">
            <text:p>0,182153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51456565]</text:p>
          </table:table-cell>
          <table:table-cell office:value-type="string" calcext:value-type="string">
            <text:p>[[0,38456565]]</text:p>
          </table:table-cell>
          <table:table-cell office:value-type="float" office:value="0.38456565" calcext:value-type="float">
            <text:p>0,38456565</text:p>
          </table:table-cell>
          <table:table-cell office:value-type="string" calcext:value-type="string">
            <text:p>[[0,14789075]]</text:p>
          </table:table-cell>
          <table:table-cell office:value-type="float" office:value="0.14789075" calcext:value-type="float">
            <text:p>0,14789075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1548094]</text:p>
          </table:table-cell>
          <table:table-cell office:value-type="string" calcext:value-type="string">
            <text:p>[[0,18451905]]</text:p>
          </table:table-cell>
          <table:table-cell office:value-type="float" office:value="0.18451905" calcext:value-type="float">
            <text:p>0,18451905</text:p>
          </table:table-cell>
          <table:table-cell office:value-type="string" calcext:value-type="string">
            <text:p>[[0,03404728]]</text:p>
          </table:table-cell>
          <table:table-cell office:value-type="float" office:value="0.03404728" calcext:value-type="float">
            <text:p>0,03404728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51985514]</text:p>
          </table:table-cell>
          <table:table-cell office:value-type="string" calcext:value-type="string">
            <text:p>[[0,44985515]]</text:p>
          </table:table-cell>
          <table:table-cell office:value-type="float" office:value="0.44985515" calcext:value-type="float">
            <text:p>0,44985515</text:p>
          </table:table-cell>
          <table:table-cell office:value-type="string" calcext:value-type="string">
            <text:p>[[0,20236966]]</text:p>
          </table:table-cell>
          <table:table-cell office:value-type="float" office:value="0.20236966" calcext:value-type="float">
            <text:p>0,2023696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5218445]</text:p>
          </table:table-cell>
          <table:table-cell office:value-type="string" calcext:value-type="string">
            <text:p>[[0,37815547]]</text:p>
          </table:table-cell>
          <table:table-cell office:value-type="float" office:value="0.37815547" calcext:value-type="float">
            <text:p>0,37815547</text:p>
          </table:table-cell>
          <table:table-cell office:value-type="string" calcext:value-type="string">
            <text:p>[[0,14300156]]</text:p>
          </table:table-cell>
          <table:table-cell office:value-type="float" office:value="0.14300156" calcext:value-type="float">
            <text:p>0,1430015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5236611]</text:p>
          </table:table-cell>
          <table:table-cell office:value-type="string" calcext:value-type="string">
            <text:p>[[0,5036611]]</text:p>
          </table:table-cell>
          <table:table-cell office:value-type="float" office:value="0.5036611" calcext:value-type="float">
            <text:p>0,5036611</text:p>
          </table:table-cell>
          <table:table-cell office:value-type="string" calcext:value-type="string">
            <text:p>[[0,2536745]]</text:p>
          </table:table-cell>
          <table:table-cell office:value-type="float" office:value="0.2536745" calcext:value-type="float">
            <text:p>0,2536745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1389086]</text:p>
          </table:table-cell>
          <table:table-cell office:value-type="string" calcext:value-type="string">
            <text:p>[[0,21389085]]</text:p>
          </table:table-cell>
          <table:table-cell office:value-type="float" office:value="0.21389085" calcext:value-type="float">
            <text:p>0,21389085</text:p>
          </table:table-cell>
          <table:table-cell office:value-type="string" calcext:value-type="string">
            <text:p>[[0,0457493]]</text:p>
          </table:table-cell>
          <table:table-cell office:value-type="float" office:value="0.0457493" calcext:value-type="float">
            <text:p>0,045749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164719]</text:p>
          </table:table-cell>
          <table:table-cell office:value-type="string" calcext:value-type="string">
            <text:p>[[0,5164719]]</text:p>
          </table:table-cell>
          <table:table-cell office:value-type="float" office:value="0.5164719" calcext:value-type="float">
            <text:p>0,5164719</text:p>
          </table:table-cell>
          <table:table-cell office:value-type="string" calcext:value-type="string">
            <text:p>[[0,26674324]]</text:p>
          </table:table-cell>
          <table:table-cell office:value-type="float" office:value="0.26674324" calcext:value-type="float">
            <text:p>0,2667432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225727]</text:p>
          </table:table-cell>
          <table:table-cell office:value-type="string" calcext:value-type="string">
            <text:p>[[0,52225727]]</text:p>
          </table:table-cell>
          <table:table-cell office:value-type="float" office:value="0.52225727" calcext:value-type="float">
            <text:p>0,52225727</text:p>
          </table:table-cell>
          <table:table-cell office:value-type="string" calcext:value-type="string">
            <text:p>[[0,27275264]]</text:p>
          </table:table-cell>
          <table:table-cell office:value-type="float" office:value="0.27275264" calcext:value-type="float">
            <text:p>0,2727526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87178]</text:p>
          </table:table-cell>
          <table:table-cell office:value-type="string" calcext:value-type="string">
            <text:p>[[0,41871783]]</text:p>
          </table:table-cell>
          <table:table-cell office:value-type="float" office:value="0.41871783" calcext:value-type="float">
            <text:p>0,41871783</text:p>
          </table:table-cell>
          <table:table-cell office:value-type="string" calcext:value-type="string">
            <text:p>[[0,17532462]]</text:p>
          </table:table-cell>
          <table:table-cell office:value-type="float" office:value="0.17532462" calcext:value-type="float">
            <text:p>0,17532462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5321254]</text:p>
          </table:table-cell>
          <table:table-cell office:value-type="string" calcext:value-type="string">
            <text:p>[[0,5221254]]</text:p>
          </table:table-cell>
          <table:table-cell office:value-type="float" office:value="0.5221254" calcext:value-type="float">
            <text:p>0,5221254</text:p>
          </table:table-cell>
          <table:table-cell office:value-type="string" calcext:value-type="string">
            <text:p>[[0,27261496]]</text:p>
          </table:table-cell>
          <table:table-cell office:value-type="float" office:value="0.27261496" calcext:value-type="float">
            <text:p>0,2726149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533798]</text:p>
          </table:table-cell>
          <table:table-cell office:value-type="string" calcext:value-type="string">
            <text:p>[[0,503798]]</text:p>
          </table:table-cell>
          <table:table-cell office:value-type="float" office:value="0.503798" calcext:value-type="float">
            <text:p>0,503798</text:p>
          </table:table-cell>
          <table:table-cell office:value-type="string" calcext:value-type="string">
            <text:p>[[0,25381243]]</text:p>
          </table:table-cell>
          <table:table-cell office:value-type="float" office:value="0.25381243" calcext:value-type="float">
            <text:p>0,2538124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396279]</text:p>
          </table:table-cell>
          <table:table-cell office:value-type="string" calcext:value-type="string">
            <text:p>[[0,2396279]]</text:p>
          </table:table-cell>
          <table:table-cell office:value-type="float" office:value="0.2396279" calcext:value-type="float">
            <text:p>0,2396279</text:p>
          </table:table-cell>
          <table:table-cell office:value-type="string" calcext:value-type="string">
            <text:p>[[0,05742153]]</text:p>
          </table:table-cell>
          <table:table-cell office:value-type="float" office:value="0.05742153" calcext:value-type="float">
            <text:p>0,05742153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330277]</text:p>
          </table:table-cell>
          <table:table-cell office:value-type="string" calcext:value-type="string">
            <text:p>[[0,5330277]]</text:p>
          </table:table-cell>
          <table:table-cell office:value-type="float" office:value="0.5330277" calcext:value-type="float">
            <text:p>0,5330277</text:p>
          </table:table-cell>
          <table:table-cell office:value-type="string" calcext:value-type="string">
            <text:p>[[0,28411853]]</text:p>
          </table:table-cell>
          <table:table-cell office:value-type="float" office:value="0.28411853" calcext:value-type="float">
            <text:p>0,2841185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17358]</text:p>
          </table:table-cell>
          <table:table-cell office:value-type="string" calcext:value-type="string">
            <text:p>[[0,517358]]</text:p>
          </table:table-cell>
          <table:table-cell office:value-type="float" office:value="0.517358" calcext:value-type="float">
            <text:p>0,517358</text:p>
          </table:table-cell>
          <table:table-cell office:value-type="string" calcext:value-type="string">
            <text:p>[[0,2676593]]</text:p>
          </table:table-cell>
          <table:table-cell office:value-type="float" office:value="0.2676593" calcext:value-type="float">
            <text:p>0,267659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6695]</text:p>
          </table:table-cell>
          <table:table-cell office:value-type="string" calcext:value-type="string">
            <text:p>[[0,41669503]]</text:p>
          </table:table-cell>
          <table:table-cell office:value-type="float" office:value="0.41669503" calcext:value-type="float">
            <text:p>0,41669503</text:p>
          </table:table-cell>
          <table:table-cell office:value-type="string" calcext:value-type="string">
            <text:p>[[0,17363475]]</text:p>
          </table:table-cell>
          <table:table-cell office:value-type="float" office:value="0.17363475" calcext:value-type="float">
            <text:p>0,17363475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4058796]</text:p>
          </table:table-cell>
          <table:table-cell office:value-type="string" calcext:value-type="string">
            <text:p>[[0,34058797]]</text:p>
          </table:table-cell>
          <table:table-cell office:value-type="float" office:value="0.34058797" calcext:value-type="float">
            <text:p>0,34058797</text:p>
          </table:table-cell>
          <table:table-cell office:value-type="string" calcext:value-type="string">
            <text:p>[[0,11600017]]</text:p>
          </table:table-cell>
          <table:table-cell office:value-type="float" office:value="0.11600017" calcext:value-type="float">
            <text:p>0,11600017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53487563]</text:p>
          </table:table-cell>
          <table:table-cell office:value-type="string" calcext:value-type="string">
            <text:p>[[0,38487563]]</text:p>
          </table:table-cell>
          <table:table-cell office:value-type="float" office:value="0.38487563" calcext:value-type="float">
            <text:p>0,38487563</text:p>
          </table:table-cell>
          <table:table-cell office:value-type="string" calcext:value-type="string">
            <text:p>[[0,14812924]]</text:p>
          </table:table-cell>
          <table:table-cell office:value-type="float" office:value="0.14812924" calcext:value-type="float">
            <text:p>0,1481292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2584445]</text:p>
          </table:table-cell>
          <table:table-cell office:value-type="string" calcext:value-type="string">
            <text:p>[[0,17415553]]</text:p>
          </table:table-cell>
          <table:table-cell office:value-type="float" office:value="0.17415553" calcext:value-type="float">
            <text:p>0,17415553</text:p>
          </table:table-cell>
          <table:table-cell office:value-type="string" calcext:value-type="string">
            <text:p>[[0,03033015]]</text:p>
          </table:table-cell>
          <table:table-cell office:value-type="float" office:value="0.03033015" calcext:value-type="float">
            <text:p>0,0303301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13764]</text:p>
          </table:table-cell>
          <table:table-cell office:value-type="string" calcext:value-type="string">
            <text:p>[[0,31376404]]</text:p>
          </table:table-cell>
          <table:table-cell office:value-type="float" office:value="0.31376404" calcext:value-type="float">
            <text:p>0,31376404</text:p>
          </table:table-cell>
          <table:table-cell office:value-type="string" calcext:value-type="string">
            <text:p>[[0,09844787]]</text:p>
          </table:table-cell>
          <table:table-cell office:value-type="float" office:value="0.09844787" calcext:value-type="float">
            <text:p>0,09844787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5559]</text:p>
          </table:table-cell>
          <table:table-cell office:value-type="string" calcext:value-type="string">
            <text:p>[[0,425559]]</text:p>
          </table:table-cell>
          <table:table-cell office:value-type="float" office:value="0.425559" calcext:value-type="float">
            <text:p>0,425559</text:p>
          </table:table-cell>
          <table:table-cell office:value-type="string" calcext:value-type="string">
            <text:p>[[0,18110047]]</text:p>
          </table:table-cell>
          <table:table-cell office:value-type="float" office:value="0.18110047" calcext:value-type="float">
            <text:p>0,18110047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53348494]</text:p>
          </table:table-cell>
          <table:table-cell office:value-type="string" calcext:value-type="string">
            <text:p>[[0,51348495]]</text:p>
          </table:table-cell>
          <table:table-cell office:value-type="float" office:value="0.51348495" calcext:value-type="float">
            <text:p>0,51348495</text:p>
          </table:table-cell>
          <table:table-cell office:value-type="string" calcext:value-type="string">
            <text:p>[[0,2636668]]</text:p>
          </table:table-cell>
          <table:table-cell office:value-type="float" office:value="0.2636668" calcext:value-type="float">
            <text:p>0,2636668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3332174]</text:p>
          </table:table-cell>
          <table:table-cell office:value-type="string" calcext:value-type="string">
            <text:p>[[0,53332174]]</text:p>
          </table:table-cell>
          <table:table-cell office:value-type="float" office:value="0.53332174" calcext:value-type="float">
            <text:p>0,53332174</text:p>
          </table:table-cell>
          <table:table-cell office:value-type="string" calcext:value-type="string">
            <text:p>[[0,28443208]]</text:p>
          </table:table-cell>
          <table:table-cell office:value-type="float" office:value="0.28443208" calcext:value-type="float">
            <text:p>0,28443208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,31]]</text:p>
          </table:table-cell>
          <table:table-cell office:value-type="string" calcext:value-type="string">
            <text:p>[0,52857673]</text:p>
          </table:table-cell>
          <table:table-cell office:value-type="string" calcext:value-type="string">
            <text:p>[[0,21857673]]</text:p>
          </table:table-cell>
          <table:table-cell office:value-type="float" office:value="0.21857673" calcext:value-type="float">
            <text:p>0,21857673</text:p>
          </table:table-cell>
          <table:table-cell office:value-type="string" calcext:value-type="string">
            <text:p>[[0,04777579]]</text:p>
          </table:table-cell>
          <table:table-cell office:value-type="float" office:value="0.04777579" calcext:value-type="float">
            <text:p>0,04777579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52619207]</text:p>
          </table:table-cell>
          <table:table-cell office:value-type="string" calcext:value-type="string">
            <text:p>[[0,12619206]]</text:p>
          </table:table-cell>
          <table:table-cell office:value-type="float" office:value="0.12619206" calcext:value-type="float">
            <text:p>0,12619206</text:p>
          </table:table-cell>
          <table:table-cell office:value-type="string" calcext:value-type="string">
            <text:p>[[0,01592444]]</text:p>
          </table:table-cell>
          <table:table-cell office:value-type="float" office:value="0.01592444" calcext:value-type="float">
            <text:p>0,0159244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,21]]</text:p>
          </table:table-cell>
          <table:table-cell office:value-type="string" calcext:value-type="string">
            <text:p>[0,5398098]</text:p>
          </table:table-cell>
          <table:table-cell office:value-type="string" calcext:value-type="string">
            <text:p>[[0,32980984]]</text:p>
          </table:table-cell>
          <table:table-cell office:value-type="float" office:value="0.32980984" calcext:value-type="float">
            <text:p>0,32980984</text:p>
          </table:table-cell>
          <table:table-cell office:value-type="string" calcext:value-type="string">
            <text:p>[[0,10877454]]</text:p>
          </table:table-cell>
          <table:table-cell office:value-type="float" office:value="0.10877454" calcext:value-type="float">
            <text:p>0,10877454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,83]]</text:p>
          </table:table-cell>
          <table:table-cell office:value-type="string" calcext:value-type="string">
            <text:p>[0,519653]</text:p>
          </table:table-cell>
          <table:table-cell office:value-type="string" calcext:value-type="string">
            <text:p>[[0,31034696]]</text:p>
          </table:table-cell>
          <table:table-cell office:value-type="float" office:value="0.31034696" calcext:value-type="float">
            <text:p>0,31034696</text:p>
          </table:table-cell>
          <table:table-cell office:value-type="string" calcext:value-type="string">
            <text:p>[[0,09631523]]</text:p>
          </table:table-cell>
          <table:table-cell office:value-type="float" office:value="0.09631523" calcext:value-type="float">
            <text:p>0,0963152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2336764]</text:p>
          </table:table-cell>
          <table:table-cell office:value-type="string" calcext:value-type="string">
            <text:p>[[0,17663234]]</text:p>
          </table:table-cell>
          <table:table-cell office:value-type="float" office:value="0.17663234" calcext:value-type="float">
            <text:p>0,17663234</text:p>
          </table:table-cell>
          <table:table-cell office:value-type="string" calcext:value-type="string">
            <text:p>[[0,03119899]]</text:p>
          </table:table-cell>
          <table:table-cell office:value-type="float" office:value="0.03119899" calcext:value-type="float">
            <text:p>0,03119899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3408384]</text:p>
          </table:table-cell>
          <table:table-cell office:value-type="string" calcext:value-type="string">
            <text:p>[[0,23408383]]</text:p>
          </table:table-cell>
          <table:table-cell office:value-type="float" office:value="0.23408383" calcext:value-type="float">
            <text:p>0,23408383</text:p>
          </table:table-cell>
          <table:table-cell office:value-type="string" calcext:value-type="string">
            <text:p>[[0,05479524]]</text:p>
          </table:table-cell>
          <table:table-cell office:value-type="float" office:value="0.05479524" calcext:value-type="float">
            <text:p>0,0547952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24849]</text:p>
          </table:table-cell>
          <table:table-cell office:value-type="string" calcext:value-type="string">
            <text:p>[[0,4124849]]</text:p>
          </table:table-cell>
          <table:table-cell office:value-type="float" office:value="0.4124849" calcext:value-type="float">
            <text:p>0,4124849</text:p>
          </table:table-cell>
          <table:table-cell office:value-type="string" calcext:value-type="string">
            <text:p>[[0,1701438]]</text:p>
          </table:table-cell>
          <table:table-cell office:value-type="float" office:value="0.1701438" calcext:value-type="float">
            <text:p>0,1701438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5162241]</text:p>
          </table:table-cell>
          <table:table-cell office:value-type="string" calcext:value-type="string">
            <text:p>[[0,3562241]]</text:p>
          </table:table-cell>
          <table:table-cell office:value-type="float" office:value="0.3562241" calcext:value-type="float">
            <text:p>0,3562241</text:p>
          </table:table-cell>
          <table:table-cell office:value-type="string" calcext:value-type="string">
            <text:p>[[0,1268956]]</text:p>
          </table:table-cell>
          <table:table-cell office:value-type="float" office:value="0.1268956" calcext:value-type="float">
            <text:p>0,1268956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5205554]</text:p>
          </table:table-cell>
          <table:table-cell office:value-type="string" calcext:value-type="string">
            <text:p>[[0,12055537]]</text:p>
          </table:table-cell>
          <table:table-cell office:value-type="float" office:value="0.12055537" calcext:value-type="float">
            <text:p>0,12055537</text:p>
          </table:table-cell>
          <table:table-cell office:value-type="string" calcext:value-type="string">
            <text:p>[[0,0145336]]</text:p>
          </table:table-cell>
          <table:table-cell office:value-type="float" office:value="0.0145336" calcext:value-type="float">
            <text:p>0,0145336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862437]</text:p>
          </table:table-cell>
          <table:table-cell office:value-type="string" calcext:value-type="string">
            <text:p>[[0,41862437]]</text:p>
          </table:table-cell>
          <table:table-cell office:value-type="float" office:value="0.41862437" calcext:value-type="float">
            <text:p>0,41862437</text:p>
          </table:table-cell>
          <table:table-cell office:value-type="string" calcext:value-type="string">
            <text:p>[[0,17524636]]</text:p>
          </table:table-cell>
          <table:table-cell office:value-type="float" office:value="0.17524636" calcext:value-type="float">
            <text:p>0,17524636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1989985]</text:p>
          </table:table-cell>
          <table:table-cell office:value-type="string" calcext:value-type="string">
            <text:p>[[0,51989985]]</text:p>
          </table:table-cell>
          <table:table-cell office:value-type="float" office:value="0.51989985" calcext:value-type="float">
            <text:p>0,51989985</text:p>
          </table:table-cell>
          <table:table-cell office:value-type="string" calcext:value-type="string">
            <text:p>[[0,27029586]]</text:p>
          </table:table-cell>
          <table:table-cell office:value-type="float" office:value="0.27029586" calcext:value-type="float">
            <text:p>0,2702958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,89]]</text:p>
          </table:table-cell>
          <table:table-cell office:value-type="string" calcext:value-type="string">
            <text:p>[0,5278936]</text:p>
          </table:table-cell>
          <table:table-cell office:value-type="string" calcext:value-type="string">
            <text:p>[[0,36210638]]</text:p>
          </table:table-cell>
          <table:table-cell office:value-type="float" office:value="0.36210638" calcext:value-type="float">
            <text:p>0,36210638</text:p>
          </table:table-cell>
          <table:table-cell office:value-type="string" calcext:value-type="string">
            <text:p>[[0,13112104]]</text:p>
          </table:table-cell>
          <table:table-cell office:value-type="float" office:value="0.13112104" calcext:value-type="float">
            <text:p>0,13112104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51738924]</text:p>
          </table:table-cell>
          <table:table-cell office:value-type="string" calcext:value-type="string">
            <text:p>[[0,11738923]]</text:p>
          </table:table-cell>
          <table:table-cell office:value-type="float" office:value="0.11738923" calcext:value-type="float">
            <text:p>0,11738923</text:p>
          </table:table-cell>
          <table:table-cell office:value-type="string" calcext:value-type="string">
            <text:p>[[0,01378023]]</text:p>
          </table:table-cell>
          <table:table-cell office:value-type="float" office:value="0.01378023" calcext:value-type="float">
            <text:p>0,0137802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524662]</text:p>
          </table:table-cell>
          <table:table-cell office:value-type="string" calcext:value-type="string">
            <text:p>[[0,49466202]]</text:p>
          </table:table-cell>
          <table:table-cell office:value-type="float" office:value="0.49466202" calcext:value-type="float">
            <text:p>0,49466202</text:p>
          </table:table-cell>
          <table:table-cell office:value-type="string" calcext:value-type="string">
            <text:p>[[0,24469051]]</text:p>
          </table:table-cell>
          <table:table-cell office:value-type="float" office:value="0.24469051" calcext:value-type="float">
            <text:p>0,2446905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,84]]</text:p>
          </table:table-cell>
          <table:table-cell office:value-type="string" calcext:value-type="string">
            <text:p>[0,5111429]</text:p>
          </table:table-cell>
          <table:table-cell office:value-type="string" calcext:value-type="string">
            <text:p>[[0,32885706]]</text:p>
          </table:table-cell>
          <table:table-cell office:value-type="float" office:value="0.32885706" calcext:value-type="float">
            <text:p>0,32885706</text:p>
          </table:table-cell>
          <table:table-cell office:value-type="string" calcext:value-type="string">
            <text:p>[[0,10814697]]</text:p>
          </table:table-cell>
          <table:table-cell office:value-type="float" office:value="0.10814697" calcext:value-type="float">
            <text:p>0,10814697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5149966]</text:p>
          </table:table-cell>
          <table:table-cell office:value-type="string" calcext:value-type="string">
            <text:p>[[0,4549966]]</text:p>
          </table:table-cell>
          <table:table-cell office:value-type="float" office:value="0.4549966" calcext:value-type="float">
            <text:p>0,4549966</text:p>
          </table:table-cell>
          <table:table-cell office:value-type="string" calcext:value-type="string">
            <text:p>[[0,20702189]]</text:p>
          </table:table-cell>
          <table:table-cell office:value-type="float" office:value="0.20702189" calcext:value-type="float">
            <text:p>0,20702189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52545995]</text:p>
          </table:table-cell>
          <table:table-cell office:value-type="string" calcext:value-type="string">
            <text:p>[[0,36545995]]</text:p>
          </table:table-cell>
          <table:table-cell office:value-type="float" office:value="0.36545995" calcext:value-type="float">
            <text:p>0,36545995</text:p>
          </table:table-cell>
          <table:table-cell office:value-type="string" calcext:value-type="string">
            <text:p>[[0,13356097]]</text:p>
          </table:table-cell>
          <table:table-cell office:value-type="float" office:value="0.13356097" calcext:value-type="float">
            <text:p>0,13356097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1992905]</text:p>
          </table:table-cell>
          <table:table-cell office:value-type="string" calcext:value-type="string">
            <text:p>[[0,51992905]]</text:p>
          </table:table-cell>
          <table:table-cell office:value-type="float" office:value="0.51992905" calcext:value-type="float">
            <text:p>0,51992905</text:p>
          </table:table-cell>
          <table:table-cell office:value-type="string" calcext:value-type="string">
            <text:p>[[0,27032623]]</text:p>
          </table:table-cell>
          <table:table-cell office:value-type="float" office:value="0.27032623" calcext:value-type="float">
            <text:p>0,2703262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,17]]</text:p>
          </table:table-cell>
          <table:table-cell office:value-type="string" calcext:value-type="string">
            <text:p>[0,5110861]</text:p>
          </table:table-cell>
          <table:table-cell office:value-type="string" calcext:value-type="string">
            <text:p>[[0,3410861]]</text:p>
          </table:table-cell>
          <table:table-cell office:value-type="float" office:value="0.3410861" calcext:value-type="float">
            <text:p>0,3410861</text:p>
          </table:table-cell>
          <table:table-cell office:value-type="string" calcext:value-type="string">
            <text:p>[[0,11633972]]</text:p>
          </table:table-cell>
          <table:table-cell office:value-type="float" office:value="0.11633972" calcext:value-type="float">
            <text:p>0,1163397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93195]</text:p>
          </table:table-cell>
          <table:table-cell office:value-type="string" calcext:value-type="string">
            <text:p>[[0,41931948]]</text:p>
          </table:table-cell>
          <table:table-cell office:value-type="float" office:value="0.41931948" calcext:value-type="float">
            <text:p>0,41931948</text:p>
          </table:table-cell>
          <table:table-cell office:value-type="string" calcext:value-type="string">
            <text:p>[[0,17582883]]</text:p>
          </table:table-cell>
          <table:table-cell office:value-type="float" office:value="0.17582883" calcext:value-type="float">
            <text:p>0,1758288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404196]</text:p>
          </table:table-cell>
          <table:table-cell office:value-type="string" calcext:value-type="string">
            <text:p>[[0,5404196]]</text:p>
          </table:table-cell>
          <table:table-cell office:value-type="float" office:value="0.5404196" calcext:value-type="float">
            <text:p>0,5404196</text:p>
          </table:table-cell>
          <table:table-cell office:value-type="string" calcext:value-type="string">
            <text:p>[[0,2920533]]</text:p>
          </table:table-cell>
          <table:table-cell office:value-type="float" office:value="0.2920533" calcext:value-type="float">
            <text:p>0,292053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98094]</text:p>
          </table:table-cell>
          <table:table-cell office:value-type="string" calcext:value-type="string">
            <text:p>[[0,2298094]]</text:p>
          </table:table-cell>
          <table:table-cell office:value-type="float" office:value="0.2298094" calcext:value-type="float">
            <text:p>0,2298094</text:p>
          </table:table-cell>
          <table:table-cell office:value-type="string" calcext:value-type="string">
            <text:p>[[0,05281236]]</text:p>
          </table:table-cell>
          <table:table-cell office:value-type="float" office:value="0.05281236" calcext:value-type="float">
            <text:p>0,05281236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923704]</text:p>
          </table:table-cell>
          <table:table-cell office:value-type="string" calcext:value-type="string">
            <text:p>[[0,41923705]]</text:p>
          </table:table-cell>
          <table:table-cell office:value-type="float" office:value="0.41923705" calcext:value-type="float">
            <text:p>0,41923705</text:p>
          </table:table-cell>
          <table:table-cell office:value-type="string" calcext:value-type="string">
            <text:p>[[0,1757597]]</text:p>
          </table:table-cell>
          <table:table-cell office:value-type="float" office:value="0.1757597" calcext:value-type="float">
            <text:p>0,1757597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5214263]</text:p>
          </table:table-cell>
          <table:table-cell office:value-type="string" calcext:value-type="string">
            <text:p>[[0,45142633]]</text:p>
          </table:table-cell>
          <table:table-cell office:value-type="float" office:value="0.45142633" calcext:value-type="float">
            <text:p>0,45142633</text:p>
          </table:table-cell>
          <table:table-cell office:value-type="string" calcext:value-type="string">
            <text:p>[[0,20378573]]</text:p>
          </table:table-cell>
          <table:table-cell office:value-type="float" office:value="0.20378573" calcext:value-type="float">
            <text:p>0,20378573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87275]</text:p>
          </table:table-cell>
          <table:table-cell office:value-type="string" calcext:value-type="string">
            <text:p>[[0,22872746]]</text:p>
          </table:table-cell>
          <table:table-cell office:value-type="float" office:value="0.22872746" calcext:value-type="float">
            <text:p>0,22872746</text:p>
          </table:table-cell>
          <table:table-cell office:value-type="string" calcext:value-type="string">
            <text:p>[[0,05231625]]</text:p>
          </table:table-cell>
          <table:table-cell office:value-type="float" office:value="0.05231625" calcext:value-type="float">
            <text:p>0,05231625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73752]</text:p>
          </table:table-cell>
          <table:table-cell office:value-type="string" calcext:value-type="string">
            <text:p>[[0,22737521]]</text:p>
          </table:table-cell>
          <table:table-cell office:value-type="float" office:value="0.22737521" calcext:value-type="float">
            <text:p>0,22737521</text:p>
          </table:table-cell>
          <table:table-cell office:value-type="string" calcext:value-type="string">
            <text:p>[[0,05169949]]</text:p>
          </table:table-cell>
          <table:table-cell office:value-type="float" office:value="0.05169949" calcext:value-type="float">
            <text:p>0,05169949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5319132]</text:p>
          </table:table-cell>
          <table:table-cell office:value-type="string" calcext:value-type="string">
            <text:p>[[0,2680868]]</text:p>
          </table:table-cell>
          <table:table-cell office:value-type="float" office:value="0.2680868" calcext:value-type="float">
            <text:p>0,2680868</text:p>
          </table:table-cell>
          <table:table-cell office:value-type="string" calcext:value-type="string">
            <text:p>[[0,07187053]]</text:p>
          </table:table-cell>
          <table:table-cell office:value-type="float" office:value="0.07187053" calcext:value-type="float">
            <text:p>0,07187053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53364974]</text:p>
          </table:table-cell>
          <table:table-cell office:value-type="string" calcext:value-type="string">
            <text:p>[[0,26635027]]</text:p>
          </table:table-cell>
          <table:table-cell office:value-type="float" office:value="0.26635027" calcext:value-type="float">
            <text:p>0,26635027</text:p>
          </table:table-cell>
          <table:table-cell office:value-type="string" calcext:value-type="string">
            <text:p>[[0,07094247]]</text:p>
          </table:table-cell>
          <table:table-cell office:value-type="float" office:value="0.07094247" calcext:value-type="float">
            <text:p>0,07094247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1953685]</text:p>
          </table:table-cell>
          <table:table-cell office:value-type="string" calcext:value-type="string">
            <text:p>[[0,21953684]]</text:p>
          </table:table-cell>
          <table:table-cell office:value-type="float" office:value="0.21953684" calcext:value-type="float">
            <text:p>0,21953684</text:p>
          </table:table-cell>
          <table:table-cell office:value-type="string" calcext:value-type="string">
            <text:p>[[0,04819642]]</text:p>
          </table:table-cell>
          <table:table-cell office:value-type="float" office:value="0.04819642" calcext:value-type="float">
            <text:p>0,04819642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5236922]</text:p>
          </table:table-cell>
          <table:table-cell office:value-type="string" calcext:value-type="string">
            <text:p>[[0,3936922]]</text:p>
          </table:table-cell>
          <table:table-cell office:value-type="float" office:value="0.3936922" calcext:value-type="float">
            <text:p>0,3936922</text:p>
          </table:table-cell>
          <table:table-cell office:value-type="string" calcext:value-type="string">
            <text:p>[[0,15499355]]</text:p>
          </table:table-cell>
          <table:table-cell office:value-type="float" office:value="0.15499355" calcext:value-type="float">
            <text:p>0,15499355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5206001]</text:p>
          </table:table-cell>
          <table:table-cell office:value-type="string" calcext:value-type="string">
            <text:p>[[0,37060007]]</text:p>
          </table:table-cell>
          <table:table-cell office:value-type="float" office:value="0.37060007" calcext:value-type="float">
            <text:p>0,37060007</text:p>
          </table:table-cell>
          <table:table-cell office:value-type="string" calcext:value-type="string">
            <text:p>[[0,13734442]]</text:p>
          </table:table-cell>
          <table:table-cell office:value-type="float" office:value="0.13734442" calcext:value-type="float">
            <text:p>0,1373444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194345]</text:p>
          </table:table-cell>
          <table:table-cell office:value-type="string" calcext:value-type="string">
            <text:p>[[0,52194345]]</text:p>
          </table:table-cell>
          <table:table-cell office:value-type="float" office:value="0.52194345" calcext:value-type="float">
            <text:p>0,52194345</text:p>
          </table:table-cell>
          <table:table-cell office:value-type="string" calcext:value-type="string">
            <text:p>[[0,27242497]]</text:p>
          </table:table-cell>
          <table:table-cell office:value-type="float" office:value="0.27242497" calcext:value-type="float">
            <text:p>0,27242497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5214489]</text:p>
          </table:table-cell>
          <table:table-cell office:value-type="string" calcext:value-type="string">
            <text:p>[[0,39144892]]</text:p>
          </table:table-cell>
          <table:table-cell office:value-type="float" office:value="0.39144892" calcext:value-type="float">
            <text:p>0,39144892</text:p>
          </table:table-cell>
          <table:table-cell office:value-type="string" calcext:value-type="string">
            <text:p>[[0,15323225]]</text:p>
          </table:table-cell>
          <table:table-cell office:value-type="float" office:value="0.15323225" calcext:value-type="float">
            <text:p>0,15323225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178968]</text:p>
          </table:table-cell>
          <table:table-cell office:value-type="string" calcext:value-type="string">
            <text:p>[[0,48210323]]</text:p>
          </table:table-cell>
          <table:table-cell office:value-type="float" office:value="0.48210323" calcext:value-type="float">
            <text:p>0,48210323</text:p>
          </table:table-cell>
          <table:table-cell office:value-type="string" calcext:value-type="string">
            <text:p>[[0,23242353]]</text:p>
          </table:table-cell>
          <table:table-cell office:value-type="float" office:value="0.23242353" calcext:value-type="float">
            <text:p>0,2324235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5224142]</text:p>
          </table:table-cell>
          <table:table-cell office:value-type="string" calcext:value-type="string">
            <text:p>[[0,4724142]]</text:p>
          </table:table-cell>
          <table:table-cell office:value-type="float" office:value="0.4724142" calcext:value-type="float">
            <text:p>0,4724142</text:p>
          </table:table-cell>
          <table:table-cell office:value-type="string" calcext:value-type="string">
            <text:p>[[0,22317517]]</text:p>
          </table:table-cell>
          <table:table-cell office:value-type="float" office:value="0.22317517" calcext:value-type="float">
            <text:p>0,22317517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,24]]</text:p>
          </table:table-cell>
          <table:table-cell office:value-type="string" calcext:value-type="string">
            <text:p>[0,51388323]</text:p>
          </table:table-cell>
          <table:table-cell office:value-type="string" calcext:value-type="string">
            <text:p>[[0,27388322]]</text:p>
          </table:table-cell>
          <table:table-cell office:value-type="float" office:value="0.27388322" calcext:value-type="float">
            <text:p>0,27388322</text:p>
          </table:table-cell>
          <table:table-cell office:value-type="string" calcext:value-type="string">
            <text:p>[[0,07501202]]</text:p>
          </table:table-cell>
          <table:table-cell office:value-type="float" office:value="0.07501202" calcext:value-type="float">
            <text:p>0,07501202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29545]</text:p>
          </table:table-cell>
          <table:table-cell office:value-type="string" calcext:value-type="string">
            <text:p>[[0,22295451]]</text:p>
          </table:table-cell>
          <table:table-cell office:value-type="float" office:value="0.22295451" calcext:value-type="float">
            <text:p>0,22295451</text:p>
          </table:table-cell>
          <table:table-cell office:value-type="string" calcext:value-type="string">
            <text:p>[[0,04970871]]</text:p>
          </table:table-cell>
          <table:table-cell office:value-type="float" office:value="0.04970871" calcext:value-type="float">
            <text:p>0,0497087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38748]</text:p>
          </table:table-cell>
          <table:table-cell office:value-type="string" calcext:value-type="string">
            <text:p>[[0,47612518]]</text:p>
          </table:table-cell>
          <table:table-cell office:value-type="float" office:value="0.47612518" calcext:value-type="float">
            <text:p>0,47612518</text:p>
          </table:table-cell>
          <table:table-cell office:value-type="string" calcext:value-type="string">
            <text:p>[[0,2266952]]</text:p>
          </table:table-cell>
          <table:table-cell office:value-type="float" office:value="0.2266952" calcext:value-type="float">
            <text:p>0,226695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53566176]</text:p>
          </table:table-cell>
          <table:table-cell office:value-type="string" calcext:value-type="string">
            <text:p>[[0,13566175]]</text:p>
          </table:table-cell>
          <table:table-cell office:value-type="float" office:value="0.13566175" calcext:value-type="float">
            <text:p>0,13566175</text:p>
          </table:table-cell>
          <table:table-cell office:value-type="string" calcext:value-type="string">
            <text:p>[[0,01840411]]</text:p>
          </table:table-cell>
          <table:table-cell office:value-type="float" office:value="0.01840411" calcext:value-type="float">
            <text:p>0,0184041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50104]</text:p>
          </table:table-cell>
          <table:table-cell office:value-type="string" calcext:value-type="string">
            <text:p>[[0,5250104]]</text:p>
          </table:table-cell>
          <table:table-cell office:value-type="float" office:value="0.5250104" calcext:value-type="float">
            <text:p>0,5250104</text:p>
          </table:table-cell>
          <table:table-cell office:value-type="string" calcext:value-type="string">
            <text:p>[[0,27563593]]</text:p>
          </table:table-cell>
          <table:table-cell office:value-type="float" office:value="0.27563593" calcext:value-type="float">
            <text:p>0,27563593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700114]</text:p>
          </table:table-cell>
          <table:table-cell office:value-type="string" calcext:value-type="string">
            <text:p>[[0,22700113]]</text:p>
          </table:table-cell>
          <table:table-cell office:value-type="float" office:value="0.22700113" calcext:value-type="float">
            <text:p>0,22700113</text:p>
          </table:table-cell>
          <table:table-cell office:value-type="string" calcext:value-type="string">
            <text:p>[[0,05152951]]</text:p>
          </table:table-cell>
          <table:table-cell office:value-type="float" office:value="0.05152951" calcext:value-type="float">
            <text:p>0,0515295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02013]</text:p>
          </table:table-cell>
          <table:table-cell office:value-type="string" calcext:value-type="string">
            <text:p>[[0,5202013]]</text:p>
          </table:table-cell>
          <table:table-cell office:value-type="float" office:value="0.5202013" calcext:value-type="float">
            <text:p>0,5202013</text:p>
          </table:table-cell>
          <table:table-cell office:value-type="string" calcext:value-type="string">
            <text:p>[[0,2706094]]</text:p>
          </table:table-cell>
          <table:table-cell office:value-type="float" office:value="0.2706094" calcext:value-type="float">
            <text:p>0,2706094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53255695]</text:p>
          </table:table-cell>
          <table:table-cell office:value-type="string" calcext:value-type="string">
            <text:p>[[0,502557]]</text:p>
          </table:table-cell>
          <table:table-cell office:value-type="float" office:value="0.502557" calcext:value-type="float">
            <text:p>0,502557</text:p>
          </table:table-cell>
          <table:table-cell office:value-type="string" calcext:value-type="string">
            <text:p>[[0,2525635]]</text:p>
          </table:table-cell>
          <table:table-cell office:value-type="float" office:value="0.2525635" calcext:value-type="float">
            <text:p>0,2525635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53529644]</text:p>
          </table:table-cell>
          <table:table-cell office:value-type="string" calcext:value-type="string">
            <text:p>[[0,52529645]]</text:p>
          </table:table-cell>
          <table:table-cell office:value-type="float" office:value="0.52529645" calcext:value-type="float">
            <text:p>0,52529645</text:p>
          </table:table-cell>
          <table:table-cell office:value-type="string" calcext:value-type="string">
            <text:p>[[0,27593637]]</text:p>
          </table:table-cell>
          <table:table-cell office:value-type="float" office:value="0.27593637" calcext:value-type="float">
            <text:p>0,27593637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52813137]</text:p>
          </table:table-cell>
          <table:table-cell office:value-type="string" calcext:value-type="string">
            <text:p>[[0,37813136]]</text:p>
          </table:table-cell>
          <table:table-cell office:value-type="float" office:value="0.37813136" calcext:value-type="float">
            <text:p>0,37813136</text:p>
          </table:table-cell>
          <table:table-cell office:value-type="string" calcext:value-type="string">
            <text:p>[[0,14298333]]</text:p>
          </table:table-cell>
          <table:table-cell office:value-type="float" office:value="0.14298333" calcext:value-type="float">
            <text:p>0,14298333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53529716]</text:p>
          </table:table-cell>
          <table:table-cell office:value-type="string" calcext:value-type="string">
            <text:p>[[0,40529716]]</text:p>
          </table:table-cell>
          <table:table-cell office:value-type="float" office:value="0.40529716" calcext:value-type="float">
            <text:p>0,40529716</text:p>
          </table:table-cell>
          <table:table-cell office:value-type="string" calcext:value-type="string">
            <text:p>[[0,16426578]]</text:p>
          </table:table-cell>
          <table:table-cell office:value-type="float" office:value="0.16426578" calcext:value-type="float">
            <text:p>0,16426578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5218617]</text:p>
          </table:table-cell>
          <table:table-cell office:value-type="string" calcext:value-type="string">
            <text:p>[[0,43186167]]</text:p>
          </table:table-cell>
          <table:table-cell office:value-type="float" office:value="0.43186167" calcext:value-type="float">
            <text:p>0,43186167</text:p>
          </table:table-cell>
          <table:table-cell office:value-type="string" calcext:value-type="string">
            <text:p>[[0,1865045]]</text:p>
          </table:table-cell>
          <table:table-cell office:value-type="float" office:value="0.1865045" calcext:value-type="float">
            <text:p>0,1865045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2186334]</text:p>
          </table:table-cell>
          <table:table-cell office:value-type="string" calcext:value-type="string">
            <text:p>[[0,41186333]]</text:p>
          </table:table-cell>
          <table:table-cell office:value-type="float" office:value="0.41186333" calcext:value-type="float">
            <text:p>0,41186333</text:p>
          </table:table-cell>
          <table:table-cell office:value-type="string" calcext:value-type="string">
            <text:p>[[0,1696314]]</text:p>
          </table:table-cell>
          <table:table-cell office:value-type="float" office:value="0.1696314" calcext:value-type="float">
            <text:p>0,1696314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,68]]</text:p>
          </table:table-cell>
          <table:table-cell office:value-type="string" calcext:value-type="string">
            <text:p>[0,5178904]</text:p>
          </table:table-cell>
          <table:table-cell office:value-type="string" calcext:value-type="string">
            <text:p>[[0,16210961]]</text:p>
          </table:table-cell>
          <table:table-cell office:value-type="float" office:value="0.16210961" calcext:value-type="float">
            <text:p>0,16210961</text:p>
          </table:table-cell>
          <table:table-cell office:value-type="string" calcext:value-type="string">
            <text:p>[[0,02627953]]</text:p>
          </table:table-cell>
          <table:table-cell office:value-type="float" office:value="0.02627953" calcext:value-type="float">
            <text:p>0,02627953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88261]</text:p>
          </table:table-cell>
          <table:table-cell office:value-type="string" calcext:value-type="string">
            <text:p>[[0,2288261]]</text:p>
          </table:table-cell>
          <table:table-cell office:value-type="float" office:value="0.2288261" calcext:value-type="float">
            <text:p>0,2288261</text:p>
          </table:table-cell>
          <table:table-cell office:value-type="string" calcext:value-type="string">
            <text:p>[[0,05236139]]</text:p>
          </table:table-cell>
          <table:table-cell office:value-type="float" office:value="0.05236139" calcext:value-type="float">
            <text:p>0,05236139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3099537]</text:p>
          </table:table-cell>
          <table:table-cell office:value-type="string" calcext:value-type="string">
            <text:p>[[0,23099536]]</text:p>
          </table:table-cell>
          <table:table-cell office:value-type="float" office:value="0.23099536" calcext:value-type="float">
            <text:p>0,23099536</text:p>
          </table:table-cell>
          <table:table-cell office:value-type="string" calcext:value-type="string">
            <text:p>[[0,05335886]]</text:p>
          </table:table-cell>
          <table:table-cell office:value-type="float" office:value="0.05335886" calcext:value-type="float">
            <text:p>0,05335886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025163]</text:p>
          </table:table-cell>
          <table:table-cell office:value-type="string" calcext:value-type="string">
            <text:p>[[0,52025163]]</text:p>
          </table:table-cell>
          <table:table-cell office:value-type="float" office:value="0.52025163" calcext:value-type="float">
            <text:p>0,52025163</text:p>
          </table:table-cell>
          <table:table-cell office:value-type="string" calcext:value-type="string">
            <text:p>[[0,27066177]]</text:p>
          </table:table-cell>
          <table:table-cell office:value-type="float" office:value="0.27066177" calcext:value-type="float">
            <text:p>0,27066177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5063162]</text:p>
          </table:table-cell>
          <table:table-cell office:value-type="string" calcext:value-type="string">
            <text:p>[[0,41631618]]</text:p>
          </table:table-cell>
          <table:table-cell office:value-type="float" office:value="0.41631618" calcext:value-type="float">
            <text:p>0,41631618</text:p>
          </table:table-cell>
          <table:table-cell office:value-type="string" calcext:value-type="string">
            <text:p>[[0,17331916]]</text:p>
          </table:table-cell>
          <table:table-cell office:value-type="float" office:value="0.17331916" calcext:value-type="float">
            <text:p>0,17331916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43328]</text:p>
          </table:table-cell>
          <table:table-cell office:value-type="string" calcext:value-type="string">
            <text:p>[[0,41433278]]</text:p>
          </table:table-cell>
          <table:table-cell office:value-type="float" office:value="0.41433278" calcext:value-type="float">
            <text:p>0,41433278</text:p>
          </table:table-cell>
          <table:table-cell office:value-type="string" calcext:value-type="string">
            <text:p>[[0,17167164]]</text:p>
          </table:table-cell>
          <table:table-cell office:value-type="float" office:value="0.17167164" calcext:value-type="float">
            <text:p>0,17167164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,54]]</text:p>
          </table:table-cell>
          <table:table-cell office:value-type="string" calcext:value-type="string">
            <text:p>[0,5230429]</text:p>
          </table:table-cell>
          <table:table-cell office:value-type="string" calcext:value-type="string">
            <text:p>[[0,0169571]]</text:p>
          </table:table-cell>
          <table:table-cell office:value-type="float" office:value="0.0169571" calcext:value-type="float">
            <text:p>0,0169571</text:p>
          </table:table-cell>
          <table:table-cell office:value-type="string" calcext:value-type="string">
            <text:p>[[0,00028754]]</text:p>
          </table:table-cell>
          <table:table-cell office:value-type="float" office:value="0.00028754" calcext:value-type="float">
            <text:p>0,00028754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306451]</text:p>
          </table:table-cell>
          <table:table-cell office:value-type="string" calcext:value-type="string">
            <text:p>[[0,5306451]]</text:p>
          </table:table-cell>
          <table:table-cell office:value-type="float" office:value="0.5306451" calcext:value-type="float">
            <text:p>0,5306451</text:p>
          </table:table-cell>
          <table:table-cell office:value-type="string" calcext:value-type="string">
            <text:p>[[0,2815842]]</text:p>
          </table:table-cell>
          <table:table-cell office:value-type="float" office:value="0.2815842" calcext:value-type="float">
            <text:p>0,2815842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64442]</text:p>
          </table:table-cell>
          <table:table-cell office:value-type="string" calcext:value-type="string">
            <text:p>[[0,4735558]]</text:p>
          </table:table-cell>
          <table:table-cell office:value-type="float" office:value="0.4735558" calcext:value-type="float">
            <text:p>0,4735558</text:p>
          </table:table-cell>
          <table:table-cell office:value-type="string" calcext:value-type="string">
            <text:p>[[0,2242551]]</text:p>
          </table:table-cell>
          <table:table-cell office:value-type="float" office:value="0.2242551" calcext:value-type="float">
            <text:p>0,224255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301032]</text:p>
          </table:table-cell>
          <table:table-cell office:value-type="string" calcext:value-type="string">
            <text:p>[[0,4698968]]</text:p>
          </table:table-cell>
          <table:table-cell office:value-type="float" office:value="0.4698968" calcext:value-type="float">
            <text:p>0,4698968</text:p>
          </table:table-cell>
          <table:table-cell office:value-type="string" calcext:value-type="string">
            <text:p>[[0,220803]]</text:p>
          </table:table-cell>
          <table:table-cell office:value-type="float" office:value="0.220803" calcext:value-type="float">
            <text:p>0,220803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53448164]</text:p>
          </table:table-cell>
          <table:table-cell office:value-type="string" calcext:value-type="string">
            <text:p>[[0,36551833]]</text:p>
          </table:table-cell>
          <table:table-cell office:value-type="float" office:value="0.36551833" calcext:value-type="float">
            <text:p>0,36551833</text:p>
          </table:table-cell>
          <table:table-cell office:value-type="string" calcext:value-type="string">
            <text:p>[[0,13360365]]</text:p>
          </table:table-cell>
          <table:table-cell office:value-type="float" office:value="0.13360365" calcext:value-type="float">
            <text:p>0,13360365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5238391]</text:p>
          </table:table-cell>
          <table:table-cell office:value-type="string" calcext:value-type="string">
            <text:p>[[0,38383913]]</text:p>
          </table:table-cell>
          <table:table-cell office:value-type="float" office:value="0.38383913" calcext:value-type="float">
            <text:p>0,38383913</text:p>
          </table:table-cell>
          <table:table-cell office:value-type="string" calcext:value-type="string">
            <text:p>[[0,14733247]]</text:p>
          </table:table-cell>
          <table:table-cell office:value-type="float" office:value="0.14733247" calcext:value-type="float">
            <text:p>0,1473324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,25]]</text:p>
          </table:table-cell>
          <table:table-cell office:value-type="string" calcext:value-type="string">
            <text:p>[0,516921]</text:p>
          </table:table-cell>
          <table:table-cell office:value-type="string" calcext:value-type="string">
            <text:p>[[0,26692098]]</text:p>
          </table:table-cell>
          <table:table-cell office:value-type="float" office:value="0.26692098" calcext:value-type="float">
            <text:p>0,26692098</text:p>
          </table:table-cell>
          <table:table-cell office:value-type="string" calcext:value-type="string">
            <text:p>[[0,07124681]]</text:p>
          </table:table-cell>
          <table:table-cell office:value-type="float" office:value="0.07124681" calcext:value-type="float">
            <text:p>0,0712468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355486]</text:p>
          </table:table-cell>
          <table:table-cell office:value-type="string" calcext:value-type="string">
            <text:p>[[0,52355486]]</text:p>
          </table:table-cell>
          <table:table-cell office:value-type="float" office:value="0.52355486" calcext:value-type="float">
            <text:p>0,52355486</text:p>
          </table:table-cell>
          <table:table-cell office:value-type="string" calcext:value-type="string">
            <text:p>[[0,2741097]]</text:p>
          </table:table-cell>
          <table:table-cell office:value-type="float" office:value="0.2741097" calcext:value-type="float">
            <text:p>0,2741097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,25]]</text:p>
          </table:table-cell>
          <table:table-cell office:value-type="string" calcext:value-type="string">
            <text:p>[0,52786714]</text:p>
          </table:table-cell>
          <table:table-cell office:value-type="string" calcext:value-type="string">
            <text:p>[[0,27786714]]</text:p>
          </table:table-cell>
          <table:table-cell office:value-type="float" office:value="0.27786714" calcext:value-type="float">
            <text:p>0,27786714</text:p>
          </table:table-cell>
          <table:table-cell office:value-type="string" calcext:value-type="string">
            <text:p>[[0,07721014]]</text:p>
          </table:table-cell>
          <table:table-cell office:value-type="float" office:value="0.07721014" calcext:value-type="float">
            <text:p>0,07721014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31715]</text:p>
          </table:table-cell>
          <table:table-cell office:value-type="string" calcext:value-type="string">
            <text:p>[[0,5231715]]</text:p>
          </table:table-cell>
          <table:table-cell office:value-type="float" office:value="0.5231715" calcext:value-type="float">
            <text:p>0,5231715</text:p>
          </table:table-cell>
          <table:table-cell office:value-type="string" calcext:value-type="string">
            <text:p>[[0,2737084]]</text:p>
          </table:table-cell>
          <table:table-cell office:value-type="float" office:value="0.2737084" calcext:value-type="float">
            <text:p>0,2737084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250239]</text:p>
          </table:table-cell>
          <table:table-cell office:value-type="string" calcext:value-type="string">
            <text:p>[[0,22502387]]</text:p>
          </table:table-cell>
          <table:table-cell office:value-type="float" office:value="0.22502387" calcext:value-type="float">
            <text:p>0,22502387</text:p>
          </table:table-cell>
          <table:table-cell office:value-type="string" calcext:value-type="string">
            <text:p>[[0,05063574]]</text:p>
          </table:table-cell>
          <table:table-cell office:value-type="float" office:value="0.05063574" calcext:value-type="float">
            <text:p>0,05063574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52431047]</text:p>
          </table:table-cell>
          <table:table-cell office:value-type="string" calcext:value-type="string">
            <text:p>[[0,49431047]]</text:p>
          </table:table-cell>
          <table:table-cell office:value-type="float" office:value="0.49431047" calcext:value-type="float">
            <text:p>0,49431047</text:p>
          </table:table-cell>
          <table:table-cell office:value-type="string" calcext:value-type="string">
            <text:p>[[0,24434283]]</text:p>
          </table:table-cell>
          <table:table-cell office:value-type="float" office:value="0.24434283" calcext:value-type="float">
            <text:p>0,2443428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1446015]</text:p>
          </table:table-cell>
          <table:table-cell office:value-type="string" calcext:value-type="string">
            <text:p>[[0,21446013]]</text:p>
          </table:table-cell>
          <table:table-cell office:value-type="float" office:value="0.21446013" calcext:value-type="float">
            <text:p>0,21446013</text:p>
          </table:table-cell>
          <table:table-cell office:value-type="string" calcext:value-type="string">
            <text:p>[[0,04599315]]</text:p>
          </table:table-cell>
          <table:table-cell office:value-type="float" office:value="0.04599315" calcext:value-type="float">
            <text:p>0,04599315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2464306]</text:p>
          </table:table-cell>
          <table:table-cell office:value-type="string" calcext:value-type="string">
            <text:p>[[0,17535692]]</text:p>
          </table:table-cell>
          <table:table-cell office:value-type="float" office:value="0.17535692" calcext:value-type="float">
            <text:p>0,17535692</text:p>
          </table:table-cell>
          <table:table-cell office:value-type="string" calcext:value-type="string">
            <text:p>[[0,03075005]]</text:p>
          </table:table-cell>
          <table:table-cell office:value-type="float" office:value="0.03075005" calcext:value-type="float">
            <text:p>0,03075005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5316609]</text:p>
          </table:table-cell>
          <table:table-cell office:value-type="string" calcext:value-type="string">
            <text:p>[[0,39166093]]</text:p>
          </table:table-cell>
          <table:table-cell office:value-type="float" office:value="0.39166093" calcext:value-type="float">
            <text:p>0,39166093</text:p>
          </table:table-cell>
          <table:table-cell office:value-type="string" calcext:value-type="string">
            <text:p>[[0,15339829]]</text:p>
          </table:table-cell>
          <table:table-cell office:value-type="float" office:value="0.15339829" calcext:value-type="float">
            <text:p>0,15339829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326216]</text:p>
          </table:table-cell>
          <table:table-cell office:value-type="string" calcext:value-type="string">
            <text:p>[[0,5326216]]</text:p>
          </table:table-cell>
          <table:table-cell office:value-type="float" office:value="0.5326216" calcext:value-type="float">
            <text:p>0,5326216</text:p>
          </table:table-cell>
          <table:table-cell office:value-type="string" calcext:value-type="string">
            <text:p>[[0,2836858]]</text:p>
          </table:table-cell>
          <table:table-cell office:value-type="float" office:value="0.2836858" calcext:value-type="float">
            <text:p>0,2836858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03058]</text:p>
          </table:table-cell>
          <table:table-cell office:value-type="string" calcext:value-type="string">
            <text:p>[[0,5203058]]</text:p>
          </table:table-cell>
          <table:table-cell office:value-type="float" office:value="0.5203058" calcext:value-type="float">
            <text:p>0,5203058</text:p>
          </table:table-cell>
          <table:table-cell office:value-type="string" calcext:value-type="string">
            <text:p>[[0,27071813]]</text:p>
          </table:table-cell>
          <table:table-cell office:value-type="float" office:value="0.27071813" calcext:value-type="float">
            <text:p>0,27071813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2345264]</text:p>
          </table:table-cell>
          <table:table-cell office:value-type="string" calcext:value-type="string">
            <text:p>[[0,41345263]]</text:p>
          </table:table-cell>
          <table:table-cell office:value-type="float" office:value="0.41345263" calcext:value-type="float">
            <text:p>0,41345263</text:p>
          </table:table-cell>
          <table:table-cell office:value-type="string" calcext:value-type="string">
            <text:p>[[0,17094307]]</text:p>
          </table:table-cell>
          <table:table-cell office:value-type="float" office:value="0.17094307" calcext:value-type="float">
            <text:p>0,17094307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21289]</text:p>
          </table:table-cell>
          <table:table-cell office:value-type="string" calcext:value-type="string">
            <text:p>[[0,41128898]]</text:p>
          </table:table-cell>
          <table:table-cell office:value-type="float" office:value="0.41128898" calcext:value-type="float">
            <text:p>0,41128898</text:p>
          </table:table-cell>
          <table:table-cell office:value-type="string" calcext:value-type="string">
            <text:p>[[0,16915862]]</text:p>
          </table:table-cell>
          <table:table-cell office:value-type="float" office:value="0.16915862" calcext:value-type="float">
            <text:p>0,16915862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63369]</text:p>
          </table:table-cell>
          <table:table-cell office:value-type="string" calcext:value-type="string">
            <text:p>[[0,4736631]]</text:p>
          </table:table-cell>
          <table:table-cell office:value-type="float" office:value="0.4736631" calcext:value-type="float">
            <text:p>0,4736631</text:p>
          </table:table-cell>
          <table:table-cell office:value-type="string" calcext:value-type="string">
            <text:p>[[0,22435673]]</text:p>
          </table:table-cell>
          <table:table-cell office:value-type="float" office:value="0.22435673" calcext:value-type="float">
            <text:p>0,22435673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1744676]</text:p>
          </table:table-cell>
          <table:table-cell office:value-type="string" calcext:value-type="string">
            <text:p>[[0,21744674]]</text:p>
          </table:table-cell>
          <table:table-cell office:value-type="float" office:value="0.21744674" calcext:value-type="float">
            <text:p>0,21744674</text:p>
          </table:table-cell>
          <table:table-cell office:value-type="string" calcext:value-type="string">
            <text:p>[[0,04728309]]</text:p>
          </table:table-cell>
          <table:table-cell office:value-type="float" office:value="0.04728309" calcext:value-type="float">
            <text:p>0,04728309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1629436]</text:p>
          </table:table-cell>
          <table:table-cell office:value-type="string" calcext:value-type="string">
            <text:p>[[0,51629436]]</text:p>
          </table:table-cell>
          <table:table-cell office:value-type="float" office:value="0.51629436" calcext:value-type="float">
            <text:p>0,51629436</text:p>
          </table:table-cell>
          <table:table-cell office:value-type="string" calcext:value-type="string">
            <text:p>[[0,26655987]]</text:p>
          </table:table-cell>
          <table:table-cell office:value-type="float" office:value="0.26655987" calcext:value-type="float">
            <text:p>0,26655987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1412]</text:p>
          </table:table-cell>
          <table:table-cell office:value-type="string" calcext:value-type="string">
            <text:p>[[0,521412]]</text:p>
          </table:table-cell>
          <table:table-cell office:value-type="float" office:value="0.521412" calcext:value-type="float">
            <text:p>0,521412</text:p>
          </table:table-cell>
          <table:table-cell office:value-type="string" calcext:value-type="string">
            <text:p>[[0,2718705]]</text:p>
          </table:table-cell>
          <table:table-cell office:value-type="float" office:value="0.2718705" calcext:value-type="float">
            <text:p>0,2718705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520618]</text:p>
          </table:table-cell>
          <table:table-cell office:value-type="string" calcext:value-type="string">
            <text:p>[[0,45061803]]</text:p>
          </table:table-cell>
          <table:table-cell office:value-type="float" office:value="0.45061803" calcext:value-type="float">
            <text:p>0,45061803</text:p>
          </table:table-cell>
          <table:table-cell office:value-type="string" calcext:value-type="string">
            <text:p>[[0,2030566]]</text:p>
          </table:table-cell>
          <table:table-cell office:value-type="float" office:value="0.2030566" calcext:value-type="float">
            <text:p>0,2030566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2252597]</text:p>
          </table:table-cell>
          <table:table-cell office:value-type="string" calcext:value-type="string">
            <text:p>[[0,32252598]]</text:p>
          </table:table-cell>
          <table:table-cell office:value-type="float" office:value="0.32252598" calcext:value-type="float">
            <text:p>0,32252598</text:p>
          </table:table-cell>
          <table:table-cell office:value-type="string" calcext:value-type="string">
            <text:p>[[0,10402301]]</text:p>
          </table:table-cell>
          <table:table-cell office:value-type="float" office:value="0.10402301" calcext:value-type="float">
            <text:p>0,10402301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521326]</text:p>
          </table:table-cell>
          <table:table-cell office:value-type="string" calcext:value-type="string">
            <text:p>[[0,371326]]</text:p>
          </table:table-cell>
          <table:table-cell office:value-type="float" office:value="0.371326" calcext:value-type="float">
            <text:p>0,371326</text:p>
          </table:table-cell>
          <table:table-cell office:value-type="string" calcext:value-type="string">
            <text:p>[[0,137883]]</text:p>
          </table:table-cell>
          <table:table-cell office:value-type="float" office:value="0.137883" calcext:value-type="float">
            <text:p>0,137883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1958895]</text:p>
          </table:table-cell>
          <table:table-cell office:value-type="string" calcext:value-type="string">
            <text:p>[[0,21958894]]</text:p>
          </table:table-cell>
          <table:table-cell office:value-type="float" office:value="0.21958894" calcext:value-type="float">
            <text:p>0,21958894</text:p>
          </table:table-cell>
          <table:table-cell office:value-type="string" calcext:value-type="string">
            <text:p>[[0,0482193]]</text:p>
          </table:table-cell>
          <table:table-cell office:value-type="float" office:value="0.0482193" calcext:value-type="float">
            <text:p>0,0482193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47016]</text:p>
          </table:table-cell>
          <table:table-cell office:value-type="string" calcext:value-type="string">
            <text:p>[[0,5247016]]</text:p>
          </table:table-cell>
          <table:table-cell office:value-type="float" office:value="0.5247016" calcext:value-type="float">
            <text:p>0,5247016</text:p>
          </table:table-cell>
          <table:table-cell office:value-type="string" calcext:value-type="string">
            <text:p>[[0,27531177]]</text:p>
          </table:table-cell>
          <table:table-cell office:value-type="float" office:value="0.27531177" calcext:value-type="float">
            <text:p>0,27531177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64081]</text:p>
          </table:table-cell>
          <table:table-cell office:value-type="string" calcext:value-type="string">
            <text:p>[[0,47359192]]</text:p>
          </table:table-cell>
          <table:table-cell office:value-type="float" office:value="0.47359192" calcext:value-type="float">
            <text:p>0,47359192</text:p>
          </table:table-cell>
          <table:table-cell office:value-type="string" calcext:value-type="string">
            <text:p>[[0,22428931]]</text:p>
          </table:table-cell>
          <table:table-cell office:value-type="float" office:value="0.22428931" calcext:value-type="float">
            <text:p>0,22428931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3055525]</text:p>
          </table:table-cell>
          <table:table-cell office:value-type="string" calcext:value-type="string">
            <text:p>[[0,46944475]]</text:p>
          </table:table-cell>
          <table:table-cell office:value-type="float" office:value="0.46944475" calcext:value-type="float">
            <text:p>0,46944475</text:p>
          </table:table-cell>
          <table:table-cell office:value-type="string" calcext:value-type="string">
            <text:p>[[0,22037837]]</text:p>
          </table:table-cell>
          <table:table-cell office:value-type="float" office:value="0.22037837" calcext:value-type="float">
            <text:p>0,22037837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644986]</text:p>
          </table:table-cell>
          <table:table-cell office:value-type="string" calcext:value-type="string">
            <text:p>[[0,47355014]]</text:p>
          </table:table-cell>
          <table:table-cell office:value-type="float" office:value="0.47355014" calcext:value-type="float">
            <text:p>0,47355014</text:p>
          </table:table-cell>
          <table:table-cell office:value-type="string" calcext:value-type="string">
            <text:p>[[0,22424974]]</text:p>
          </table:table-cell>
          <table:table-cell office:value-type="float" office:value="0.22424974" calcext:value-type="float">
            <text:p>0,22424974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460563]</text:p>
          </table:table-cell>
          <table:table-cell office:value-type="string" calcext:value-type="string">
            <text:p>[[0,47539437]]</text:p>
          </table:table-cell>
          <table:table-cell office:value-type="float" office:value="0.47539437" calcext:value-type="float">
            <text:p>0,47539437</text:p>
          </table:table-cell>
          <table:table-cell office:value-type="string" calcext:value-type="string">
            <text:p>[[0,2259998]]</text:p>
          </table:table-cell>
          <table:table-cell office:value-type="float" office:value="0.2259998" calcext:value-type="float">
            <text:p>0,2259998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5075024]</text:p>
          </table:table-cell>
          <table:table-cell office:value-type="string" calcext:value-type="string">
            <text:p>[[0,41750237]]</text:p>
          </table:table-cell>
          <table:table-cell office:value-type="float" office:value="0.41750237" calcext:value-type="float">
            <text:p>0,41750237</text:p>
          </table:table-cell>
          <table:table-cell office:value-type="string" calcext:value-type="string">
            <text:p>[[0,17430823]]</text:p>
          </table:table-cell>
          <table:table-cell office:value-type="float" office:value="0.17430823" calcext:value-type="float">
            <text:p>0,17430823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360354]</text:p>
          </table:table-cell>
          <table:table-cell office:value-type="string" calcext:value-type="string">
            <text:p>[[0,46396458]]</text:p>
          </table:table-cell>
          <table:table-cell office:value-type="float" office:value="0.46396458" calcext:value-type="float">
            <text:p>0,46396458</text:p>
          </table:table-cell>
          <table:table-cell office:value-type="string" calcext:value-type="string">
            <text:p>[[0,21526313]]</text:p>
          </table:table-cell>
          <table:table-cell office:value-type="float" office:value="0.21526313" calcext:value-type="float">
            <text:p>0,21526313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85178]</text:p>
          </table:table-cell>
          <table:table-cell office:value-type="string" calcext:value-type="string">
            <text:p>[[0,47148222]]</text:p>
          </table:table-cell>
          <table:table-cell office:value-type="float" office:value="0.47148222" calcext:value-type="float">
            <text:p>0,47148222</text:p>
          </table:table-cell>
          <table:table-cell office:value-type="string" calcext:value-type="string">
            <text:p>[[0,22229548]]</text:p>
          </table:table-cell>
          <table:table-cell office:value-type="float" office:value="0.22229548" calcext:value-type="float">
            <text:p>0,22229548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5213938]</text:p>
          </table:table-cell>
          <table:table-cell office:value-type="string" calcext:value-type="string">
            <text:p>[[0,22860622]]</text:p>
          </table:table-cell>
          <table:table-cell office:value-type="float" office:value="0.22860622" calcext:value-type="float">
            <text:p>0,22860622</text:p>
          </table:table-cell>
          <table:table-cell office:value-type="string" calcext:value-type="string">
            <text:p>[[0,0522608]]</text:p>
          </table:table-cell>
          <table:table-cell office:value-type="float" office:value="0.0522608" calcext:value-type="float">
            <text:p>0,0522608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,78]]</text:p>
          </table:table-cell>
          <table:table-cell office:value-type="string" calcext:value-type="string">
            <text:p>[0,5288736]</text:p>
          </table:table-cell>
          <table:table-cell office:value-type="string" calcext:value-type="string">
            <text:p>[[0,25112635]]</text:p>
          </table:table-cell>
          <table:table-cell office:value-type="float" office:value="0.25112635" calcext:value-type="float">
            <text:p>0,25112635</text:p>
          </table:table-cell>
          <table:table-cell office:value-type="string" calcext:value-type="string">
            <text:p>[[0,06306444]]</text:p>
          </table:table-cell>
          <table:table-cell office:value-type="float" office:value="0.06306444" calcext:value-type="float">
            <text:p>0,06306444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5290735]</text:p>
          </table:table-cell>
          <table:table-cell office:value-type="string" calcext:value-type="string">
            <text:p>[[0,07092655]]</text:p>
          </table:table-cell>
          <table:table-cell office:value-type="float" office:value="0.07092655" calcext:value-type="float">
            <text:p>0,07092655</text:p>
          </table:table-cell>
          <table:table-cell office:value-type="string" calcext:value-type="string">
            <text:p>[[0,00503058]]</text:p>
          </table:table-cell>
          <table:table-cell office:value-type="float" office:value="0.00503058" calcext:value-type="float">
            <text:p>0,00503058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3545696]</text:p>
          </table:table-cell>
          <table:table-cell office:value-type="string" calcext:value-type="string">
            <text:p>[[0,23545694]]</text:p>
          </table:table-cell>
          <table:table-cell office:value-type="float" office:value="0.23545694" calcext:value-type="float">
            <text:p>0,23545694</text:p>
          </table:table-cell>
          <table:table-cell office:value-type="string" calcext:value-type="string">
            <text:p>[[0,05543997]]</text:p>
          </table:table-cell>
          <table:table-cell office:value-type="float" office:value="0.05543997" calcext:value-type="float">
            <text:p>0,05543997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2198154]</text:p>
          </table:table-cell>
          <table:table-cell office:value-type="string" calcext:value-type="string">
            <text:p>[[0,17801845]]</text:p>
          </table:table-cell>
          <table:table-cell office:value-type="float" office:value="0.17801845" calcext:value-type="float">
            <text:p>0,17801845</text:p>
          </table:table-cell>
          <table:table-cell office:value-type="string" calcext:value-type="string">
            <text:p>[[0,03169057]]</text:p>
          </table:table-cell>
          <table:table-cell office:value-type="float" office:value="0.03169057" calcext:value-type="float">
            <text:p>0,03169057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111988]</text:p>
          </table:table-cell>
          <table:table-cell office:value-type="string" calcext:value-type="string">
            <text:p>[[0,4011988]]</text:p>
          </table:table-cell>
          <table:table-cell office:value-type="float" office:value="0.4011988" calcext:value-type="float">
            <text:p>0,4011988</text:p>
          </table:table-cell>
          <table:table-cell office:value-type="string" calcext:value-type="string">
            <text:p>[[0,16096048]]</text:p>
          </table:table-cell>
          <table:table-cell office:value-type="float" office:value="0.16096048" calcext:value-type="float">
            <text:p>0,16096048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406156]</text:p>
          </table:table-cell>
          <table:table-cell office:value-type="string" calcext:value-type="string">
            <text:p>[[0,52406156]]</text:p>
          </table:table-cell>
          <table:table-cell office:value-type="float" office:value="0.52406156" calcext:value-type="float">
            <text:p>0,52406156</text:p>
          </table:table-cell>
          <table:table-cell office:value-type="string" calcext:value-type="string">
            <text:p>[[0,27464053]]</text:p>
          </table:table-cell>
          <table:table-cell office:value-type="float" office:value="0.27464053" calcext:value-type="float">
            <text:p>0,2746405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5172665]</text:p>
          </table:table-cell>
          <table:table-cell office:value-type="string" calcext:value-type="string">
            <text:p>[[0,2172665]]</text:p>
          </table:table-cell>
          <table:table-cell office:value-type="float" office:value="0.2172665" calcext:value-type="float">
            <text:p>0,2172665</text:p>
          </table:table-cell>
          <table:table-cell office:value-type="string" calcext:value-type="string">
            <text:p>[[0,04720473]]</text:p>
          </table:table-cell>
          <table:table-cell office:value-type="float" office:value="0.04720473" calcext:value-type="float">
            <text:p>0,04720473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5198383]</text:p>
          </table:table-cell>
          <table:table-cell office:value-type="string" calcext:value-type="string">
            <text:p>[[0,32983828]]</text:p>
          </table:table-cell>
          <table:table-cell office:value-type="float" office:value="0.32983828" calcext:value-type="float">
            <text:p>0,32983828</text:p>
          </table:table-cell>
          <table:table-cell office:value-type="string" calcext:value-type="string">
            <text:p>[[0,10879329]]</text:p>
          </table:table-cell>
          <table:table-cell office:value-type="float" office:value="0.10879329" calcext:value-type="float">
            <text:p>0,10879329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[0,97]]</text:p>
          </table:table-cell>
          <table:table-cell office:value-type="string" calcext:value-type="string">
            <text:p>[0,5222294]</text:p>
          </table:table-cell>
          <table:table-cell office:value-type="string" calcext:value-type="string">
            <text:p>[[0,44777066]]</text:p>
          </table:table-cell>
          <table:table-cell office:value-type="float" office:value="0.44777066" calcext:value-type="float">
            <text:p>0,44777066</text:p>
          </table:table-cell>
          <table:table-cell office:value-type="string" calcext:value-type="string">
            <text:p>[[0,20049857]]</text:p>
          </table:table-cell>
          <table:table-cell office:value-type="float" office:value="0.20049857" calcext:value-type="float">
            <text:p>0,20049857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263233]</text:p>
          </table:table-cell>
          <table:table-cell office:value-type="string" calcext:value-type="string">
            <text:p>[[0,32632333]]</text:p>
          </table:table-cell>
          <table:table-cell office:value-type="float" office:value="0.32632333" calcext:value-type="float">
            <text:p>0,32632333</text:p>
          </table:table-cell>
          <table:table-cell office:value-type="string" calcext:value-type="string">
            <text:p>[[0,10648692]]</text:p>
          </table:table-cell>
          <table:table-cell office:value-type="float" office:value="0.10648692" calcext:value-type="float">
            <text:p>0,10648692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77254]</text:p>
          </table:table-cell>
          <table:table-cell office:value-type="string" calcext:value-type="string">
            <text:p>[[0,4277254]]</text:p>
          </table:table-cell>
          <table:table-cell office:value-type="float" office:value="0.4277254" calcext:value-type="float">
            <text:p>0,4277254</text:p>
          </table:table-cell>
          <table:table-cell office:value-type="string" calcext:value-type="string">
            <text:p>[[0,18294902]]</text:p>
          </table:table-cell>
          <table:table-cell office:value-type="float" office:value="0.18294902" calcext:value-type="float">
            <text:p>0,18294902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510377]</text:p>
          </table:table-cell>
          <table:table-cell office:value-type="string" calcext:value-type="string">
            <text:p>[[0,430377]]</text:p>
          </table:table-cell>
          <table:table-cell office:value-type="float" office:value="0.430377" calcext:value-type="float">
            <text:p>0,430377</text:p>
          </table:table-cell>
          <table:table-cell office:value-type="string" calcext:value-type="string">
            <text:p>[[0,18522437]]</text:p>
          </table:table-cell>
          <table:table-cell office:value-type="float" office:value="0.18522437" calcext:value-type="float">
            <text:p>0,18522437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88225]</text:p>
          </table:table-cell>
          <table:table-cell office:value-type="string" calcext:value-type="string">
            <text:p>[[0,4288225]]</text:p>
          </table:table-cell>
          <table:table-cell office:value-type="float" office:value="0.4288225" calcext:value-type="float">
            <text:p>0,4288225</text:p>
          </table:table-cell>
          <table:table-cell office:value-type="string" calcext:value-type="string">
            <text:p>[[0,18388872]]</text:p>
          </table:table-cell>
          <table:table-cell office:value-type="float" office:value="0.18388872" calcext:value-type="float">
            <text:p>0,18388872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5288755]</text:p>
          </table:table-cell>
          <table:table-cell office:value-type="string" calcext:value-type="string">
            <text:p>[[0,43887553]]</text:p>
          </table:table-cell>
          <table:table-cell office:value-type="float" office:value="0.43887553" calcext:value-type="float">
            <text:p>0,43887553</text:p>
          </table:table-cell>
          <table:table-cell office:value-type="string" calcext:value-type="string">
            <text:p>[[0,19261172]]</text:p>
          </table:table-cell>
          <table:table-cell office:value-type="float" office:value="0.19261172" calcext:value-type="float">
            <text:p>0,19261172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52056515]</text:p>
          </table:table-cell>
          <table:table-cell office:value-type="string" calcext:value-type="string">
            <text:p>[[0,36056516]]</text:p>
          </table:table-cell>
          <table:table-cell office:value-type="float" office:value="0.36056516" calcext:value-type="float">
            <text:p>0,36056516</text:p>
          </table:table-cell>
          <table:table-cell office:value-type="string" calcext:value-type="string">
            <text:p>[[0,13000724]]</text:p>
          </table:table-cell>
          <table:table-cell office:value-type="float" office:value="0.13000724" calcext:value-type="float">
            <text:p>0,13000724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5255511]</text:p>
          </table:table-cell>
          <table:table-cell office:value-type="string" calcext:value-type="string">
            <text:p>[[0,47444892]]</text:p>
          </table:table-cell>
          <table:table-cell office:value-type="float" office:value="0.47444892" calcext:value-type="float">
            <text:p>0,47444892</text:p>
          </table:table-cell>
          <table:table-cell office:value-type="string" calcext:value-type="string">
            <text:p>[[0,22510178]]</text:p>
          </table:table-cell>
          <table:table-cell office:value-type="float" office:value="0.22510178" calcext:value-type="float">
            <text:p>0,22510178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5238106]</text:p>
          </table:table-cell>
          <table:table-cell office:value-type="string" calcext:value-type="string">
            <text:p>[[0,38381064]]</text:p>
          </table:table-cell>
          <table:table-cell office:value-type="float" office:value="0.38381064" calcext:value-type="float">
            <text:p>0,38381064</text:p>
          </table:table-cell>
          <table:table-cell office:value-type="string" calcext:value-type="string">
            <text:p>[[0,1473106]]</text:p>
          </table:table-cell>
          <table:table-cell office:value-type="float" office:value="0.1473106" calcext:value-type="float">
            <text:p>0,1473106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5226474]</text:p>
          </table:table-cell>
          <table:table-cell office:value-type="string" calcext:value-type="string">
            <text:p>[[0,3826474]]</text:p>
          </table:table-cell>
          <table:table-cell office:value-type="float" office:value="0.3826474" calcext:value-type="float">
            <text:p>0,3826474</text:p>
          </table:table-cell>
          <table:table-cell office:value-type="string" calcext:value-type="string">
            <text:p>[[0,14641903]]</text:p>
          </table:table-cell>
          <table:table-cell office:value-type="float" office:value="0.14641903" calcext:value-type="float">
            <text:p>0,14641903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3972]</text:p>
          </table:table-cell>
          <table:table-cell office:value-type="string" calcext:value-type="string">
            <text:p>[[0,523972]]</text:p>
          </table:table-cell>
          <table:table-cell office:value-type="float" office:value="0.523972" calcext:value-type="float">
            <text:p>0,523972</text:p>
          </table:table-cell>
          <table:table-cell office:value-type="string" calcext:value-type="string">
            <text:p>[[0,27454662]]</text:p>
          </table:table-cell>
          <table:table-cell office:value-type="float" office:value="0.27454662" calcext:value-type="float">
            <text:p>0,27454662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5168906]</text:p>
          </table:table-cell>
          <table:table-cell office:value-type="string" calcext:value-type="string">
            <text:p>[[0,3831094]]</text:p>
          </table:table-cell>
          <table:table-cell office:value-type="float" office:value="0.3831094" calcext:value-type="float">
            <text:p>0,3831094</text:p>
          </table:table-cell>
          <table:table-cell office:value-type="string" calcext:value-type="string">
            <text:p>[[0,1467728]]</text:p>
          </table:table-cell>
          <table:table-cell office:value-type="float" office:value="0.1467728" calcext:value-type="float">
            <text:p>0,1467728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52716106]</text:p>
          </table:table-cell>
          <table:table-cell office:value-type="string" calcext:value-type="string">
            <text:p>[[0,41716105]]</text:p>
          </table:table-cell>
          <table:table-cell office:value-type="float" office:value="0.41716105" calcext:value-type="float">
            <text:p>0,41716105</text:p>
          </table:table-cell>
          <table:table-cell office:value-type="string" calcext:value-type="string">
            <text:p>[[0,17402335]]</text:p>
          </table:table-cell>
          <table:table-cell office:value-type="float" office:value="0.17402335" calcext:value-type="float">
            <text:p>0,17402335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[0,86]]</text:p>
          </table:table-cell>
          <table:table-cell office:value-type="string" calcext:value-type="string">
            <text:p>[0,52659005]</text:p>
          </table:table-cell>
          <table:table-cell office:value-type="string" calcext:value-type="string">
            <text:p>[[0,33340997]]</text:p>
          </table:table-cell>
          <table:table-cell office:value-type="float" office:value="0.33340997" calcext:value-type="float">
            <text:p>0,33340997</text:p>
          </table:table-cell>
          <table:table-cell office:value-type="string" calcext:value-type="string">
            <text:p>[[0,11116221]]</text:p>
          </table:table-cell>
          <table:table-cell office:value-type="float" office:value="0.11116221" calcext:value-type="float">
            <text:p>0,11116221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249186]</text:p>
          </table:table-cell>
          <table:table-cell office:value-type="string" calcext:value-type="string">
            <text:p>[[0,17508137]]</text:p>
          </table:table-cell>
          <table:table-cell office:value-type="float" office:value="0.17508137" calcext:value-type="float">
            <text:p>0,17508137</text:p>
          </table:table-cell>
          <table:table-cell office:value-type="string" calcext:value-type="string">
            <text:p>[[0,03065349]]</text:p>
          </table:table-cell>
          <table:table-cell office:value-type="float" office:value="0.03065349" calcext:value-type="float">
            <text:p>0,03065349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1599777]</text:p>
          </table:table-cell>
          <table:table-cell office:value-type="string" calcext:value-type="string">
            <text:p>[[0,41599777]]</text:p>
          </table:table-cell>
          <table:table-cell office:value-type="float" office:value="0.41599777" calcext:value-type="float">
            <text:p>0,41599777</text:p>
          </table:table-cell>
          <table:table-cell office:value-type="string" calcext:value-type="string">
            <text:p>[[0,17305414]]</text:p>
          </table:table-cell>
          <table:table-cell office:value-type="float" office:value="0.17305414" calcext:value-type="float">
            <text:p>0,17305414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5324857]</text:p>
          </table:table-cell>
          <table:table-cell office:value-type="string" calcext:value-type="string">
            <text:p>[[0,4824857]]</text:p>
          </table:table-cell>
          <table:table-cell office:value-type="float" office:value="0.4824857" calcext:value-type="float">
            <text:p>0,4824857</text:p>
          </table:table-cell>
          <table:table-cell office:value-type="string" calcext:value-type="string">
            <text:p>[[0,23279247]]</text:p>
          </table:table-cell>
          <table:table-cell office:value-type="float" office:value="0.23279247" calcext:value-type="float">
            <text:p>0,23279247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5386827]</text:p>
          </table:table-cell>
          <table:table-cell office:value-type="string" calcext:value-type="string">
            <text:p>[[0,4686827]]</text:p>
          </table:table-cell>
          <table:table-cell office:value-type="float" office:value="0.4686827" calcext:value-type="float">
            <text:p>0,4686827</text:p>
          </table:table-cell>
          <table:table-cell office:value-type="string" calcext:value-type="string">
            <text:p>[[0,21966349]]</text:p>
          </table:table-cell>
          <table:table-cell office:value-type="float" office:value="0.21966349" calcext:value-type="float">
            <text:p>0,21966349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5142121]</text:p>
          </table:table-cell>
          <table:table-cell office:value-type="string" calcext:value-type="string">
            <text:p>[[0,44421208]]</text:p>
          </table:table-cell>
          <table:table-cell office:value-type="float" office:value="0.44421208" calcext:value-type="float">
            <text:p>0,44421208</text:p>
          </table:table-cell>
          <table:table-cell office:value-type="string" calcext:value-type="string">
            <text:p>[[0,19732437]]</text:p>
          </table:table-cell>
          <table:table-cell office:value-type="float" office:value="0.19732437" calcext:value-type="float">
            <text:p>0,19732437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53689486]</text:p>
          </table:table-cell>
          <table:table-cell office:value-type="string" calcext:value-type="string">
            <text:p>[[0,16310513]]</text:p>
          </table:table-cell>
          <table:table-cell office:value-type="float" office:value="0.16310513" calcext:value-type="float">
            <text:p>0,16310513</text:p>
          </table:table-cell>
          <table:table-cell office:value-type="string" calcext:value-type="string">
            <text:p>[[0,02660328]]</text:p>
          </table:table-cell>
          <table:table-cell office:value-type="float" office:value="0.02660328" calcext:value-type="float">
            <text:p>0,02660328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[0,28]]</text:p>
          </table:table-cell>
          <table:table-cell office:value-type="string" calcext:value-type="string">
            <text:p>[0,5225062]</text:p>
          </table:table-cell>
          <table:table-cell office:value-type="string" calcext:value-type="string">
            <text:p>[[0,24250618]]</text:p>
          </table:table-cell>
          <table:table-cell office:value-type="float" office:value="0.24250618" calcext:value-type="float">
            <text:p>0,24250618</text:p>
          </table:table-cell>
          <table:table-cell office:value-type="string" calcext:value-type="string">
            <text:p>[[0,05880925]]</text:p>
          </table:table-cell>
          <table:table-cell office:value-type="float" office:value="0.05880925" calcext:value-type="float">
            <text:p>0,05880925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5186148]</text:p>
          </table:table-cell>
          <table:table-cell office:value-type="string" calcext:value-type="string">
            <text:p>[[0,43861485]]</text:p>
          </table:table-cell>
          <table:table-cell office:value-type="float" office:value="0.43861485" calcext:value-type="float">
            <text:p>0,43861485</text:p>
          </table:table-cell>
          <table:table-cell office:value-type="string" calcext:value-type="string">
            <text:p>[[0,19238298]]</text:p>
          </table:table-cell>
          <table:table-cell office:value-type="float" office:value="0.19238298" calcext:value-type="float">
            <text:p>0,19238298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[0,56]]</text:p>
          </table:table-cell>
          <table:table-cell office:value-type="string" calcext:value-type="string">
            <text:p>[0,5150543]</text:p>
          </table:table-cell>
          <table:table-cell office:value-type="string" calcext:value-type="string">
            <text:p>[[0,04494572]]</text:p>
          </table:table-cell>
          <table:table-cell office:value-type="float" office:value="0.04494572" calcext:value-type="float">
            <text:p>0,04494572</text:p>
          </table:table-cell>
          <table:table-cell office:value-type="string" calcext:value-type="string">
            <text:p>[[0,00202012]]</text:p>
          </table:table-cell>
          <table:table-cell office:value-type="float" office:value="0.00202012" calcext:value-type="float">
            <text:p>0,00202012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[0,45]]</text:p>
          </table:table-cell>
          <table:table-cell office:value-type="string" calcext:value-type="string">
            <text:p>[0,5263269]</text:p>
          </table:table-cell>
          <table:table-cell office:value-type="string" calcext:value-type="string">
            <text:p>[[0,07632691]]</text:p>
          </table:table-cell>
          <table:table-cell office:value-type="float" office:value="0.07632691" calcext:value-type="float">
            <text:p>0,07632691</text:p>
          </table:table-cell>
          <table:table-cell office:value-type="string" calcext:value-type="string">
            <text:p>[[0,0058258]]</text:p>
          </table:table-cell>
          <table:table-cell office:value-type="float" office:value="0.0058258" calcext:value-type="float">
            <text:p>0,0058258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[0,17]]</text:p>
          </table:table-cell>
          <table:table-cell office:value-type="string" calcext:value-type="string">
            <text:p>[0,5321167]</text:p>
          </table:table-cell>
          <table:table-cell office:value-type="string" calcext:value-type="string">
            <text:p>[[0,3621167]]</text:p>
          </table:table-cell>
          <table:table-cell office:value-type="float" office:value="0.3621167" calcext:value-type="float">
            <text:p>0,3621167</text:p>
          </table:table-cell>
          <table:table-cell office:value-type="string" calcext:value-type="string">
            <text:p>[[0,1311285]]</text:p>
          </table:table-cell>
          <table:table-cell office:value-type="float" office:value="0.1311285" calcext:value-type="float">
            <text:p>0,1311285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52864105]</text:p>
          </table:table-cell>
          <table:table-cell office:value-type="string" calcext:value-type="string">
            <text:p>[[0,27135897]]</text:p>
          </table:table-cell>
          <table:table-cell office:value-type="float" office:value="0.27135897" calcext:value-type="float">
            <text:p>0,27135897</text:p>
          </table:table-cell>
          <table:table-cell office:value-type="string" calcext:value-type="string">
            <text:p>[[0,07363569]]</text:p>
          </table:table-cell>
          <table:table-cell office:value-type="float" office:value="0.07363569" calcext:value-type="float">
            <text:p>0,07363569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524358]</text:p>
          </table:table-cell>
          <table:table-cell office:value-type="string" calcext:value-type="string">
            <text:p>[[0,47435796]]</text:p>
          </table:table-cell>
          <table:table-cell office:value-type="float" office:value="0.47435796" calcext:value-type="float">
            <text:p>0,47435796</text:p>
          </table:table-cell>
          <table:table-cell office:value-type="string" calcext:value-type="string">
            <text:p>[[0,22501548]]</text:p>
          </table:table-cell>
          <table:table-cell office:value-type="float" office:value="0.22501548" calcext:value-type="float">
            <text:p>0,22501548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[0,84]]</text:p>
          </table:table-cell>
          <table:table-cell office:value-type="string" calcext:value-type="string">
            <text:p>[0,53306717]</text:p>
          </table:table-cell>
          <table:table-cell office:value-type="string" calcext:value-type="string">
            <text:p>[[0,3069328]]</text:p>
          </table:table-cell>
          <table:table-cell office:value-type="float" office:value="0.3069328" calcext:value-type="float">
            <text:p>0,3069328</text:p>
          </table:table-cell>
          <table:table-cell office:value-type="string" calcext:value-type="string">
            <text:p>[[0,09420775]]</text:p>
          </table:table-cell>
          <table:table-cell office:value-type="float" office:value="0.09420775" calcext:value-type="float">
            <text:p>0,09420775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1906765]</text:p>
          </table:table-cell>
          <table:table-cell office:value-type="string" calcext:value-type="string">
            <text:p>[[0,31906766]]</text:p>
          </table:table-cell>
          <table:table-cell office:value-type="float" office:value="0.31906766" calcext:value-type="float">
            <text:p>0,31906766</text:p>
          </table:table-cell>
          <table:table-cell office:value-type="string" calcext:value-type="string">
            <text:p>[[0,10180417]]</text:p>
          </table:table-cell>
          <table:table-cell office:value-type="float" office:value="0.10180417" calcext:value-type="float">
            <text:p>0,10180417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27369]</text:p>
          </table:table-cell>
          <table:table-cell office:value-type="string" calcext:value-type="string">
            <text:p>[[0,4227369]]</text:p>
          </table:table-cell>
          <table:table-cell office:value-type="float" office:value="0.4227369" calcext:value-type="float">
            <text:p>0,4227369</text:p>
          </table:table-cell>
          <table:table-cell office:value-type="string" calcext:value-type="string">
            <text:p>[[0,1787065]]</text:p>
          </table:table-cell>
          <table:table-cell office:value-type="float" office:value="0.1787065" calcext:value-type="float">
            <text:p>0,1787065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3714764]</text:p>
          </table:table-cell>
          <table:table-cell office:value-type="string" calcext:value-type="string">
            <text:p>[[0,53714764]]</text:p>
          </table:table-cell>
          <table:table-cell office:value-type="float" office:value="0.53714764" calcext:value-type="float">
            <text:p>0,53714764</text:p>
          </table:table-cell>
          <table:table-cell office:value-type="string" calcext:value-type="string">
            <text:p>[[0,28852758]]</text:p>
          </table:table-cell>
          <table:table-cell office:value-type="float" office:value="0.28852758" calcext:value-type="float">
            <text:p>0,28852758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5277934]</text:p>
          </table:table-cell>
          <table:table-cell office:value-type="string" calcext:value-type="string">
            <text:p>[[0,5077934]]</text:p>
          </table:table-cell>
          <table:table-cell office:value-type="float" office:value="0.5077934" calcext:value-type="float">
            <text:p>0,5077934</text:p>
          </table:table-cell>
          <table:table-cell office:value-type="string" calcext:value-type="string">
            <text:p>[[0,25785416]]</text:p>
          </table:table-cell>
          <table:table-cell office:value-type="float" office:value="0.25785416" calcext:value-type="float">
            <text:p>0,25785416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212235]</text:p>
          </table:table-cell>
          <table:table-cell office:value-type="string" calcext:value-type="string">
            <text:p>[[0,5212235]]</text:p>
          </table:table-cell>
          <table:table-cell office:value-type="float" office:value="0.5212235" calcext:value-type="float">
            <text:p>0,5212235</text:p>
          </table:table-cell>
          <table:table-cell office:value-type="string" calcext:value-type="string">
            <text:p>[[0,27167392]]</text:p>
          </table:table-cell>
          <table:table-cell office:value-type="float" office:value="0.27167392" calcext:value-type="float">
            <text:p>0,27167392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142277]</text:p>
          </table:table-cell>
          <table:table-cell office:value-type="string" calcext:value-type="string">
            <text:p>[[0,3142277]]</text:p>
          </table:table-cell>
          <table:table-cell office:value-type="float" office:value="0.3142277" calcext:value-type="float">
            <text:p>0,3142277</text:p>
          </table:table-cell>
          <table:table-cell office:value-type="string" calcext:value-type="string">
            <text:p>[[0,09873905]]</text:p>
          </table:table-cell>
          <table:table-cell office:value-type="float" office:value="0.09873905" calcext:value-type="float">
            <text:p>0,09873905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2369905]</text:p>
          </table:table-cell>
          <table:table-cell office:value-type="string" calcext:value-type="string">
            <text:p>[[0,32369906]]</text:p>
          </table:table-cell>
          <table:table-cell office:value-type="float" office:value="0.32369906" calcext:value-type="float">
            <text:p>0,32369906</text:p>
          </table:table-cell>
          <table:table-cell office:value-type="string" calcext:value-type="string">
            <text:p>[[0,10478108]]</text:p>
          </table:table-cell>
          <table:table-cell office:value-type="float" office:value="0.10478108" calcext:value-type="float">
            <text:p>0,10478108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5343491]</text:p>
          </table:table-cell>
          <table:table-cell office:value-type="string" calcext:value-type="string">
            <text:p>[[0,3343491]]</text:p>
          </table:table-cell>
          <table:table-cell office:value-type="float" office:value="0.3343491" calcext:value-type="float">
            <text:p>0,3343491</text:p>
          </table:table-cell>
          <table:table-cell office:value-type="string" calcext:value-type="string">
            <text:p>[[0,11178932]]</text:p>
          </table:table-cell>
          <table:table-cell office:value-type="float" office:value="0.11178932" calcext:value-type="float">
            <text:p>0,11178932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52828395]</text:p>
          </table:table-cell>
          <table:table-cell office:value-type="string" calcext:value-type="string">
            <text:p>[[0,12828395]]</text:p>
          </table:table-cell>
          <table:table-cell office:value-type="float" office:value="0.12828395" calcext:value-type="float">
            <text:p>0,12828395</text:p>
          </table:table-cell>
          <table:table-cell office:value-type="string" calcext:value-type="string">
            <text:p>[[0,01645677]]</text:p>
          </table:table-cell>
          <table:table-cell office:value-type="float" office:value="0.01645677" calcext:value-type="float">
            <text:p>0,01645677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5120436]</text:p>
          </table:table-cell>
          <table:table-cell office:value-type="string" calcext:value-type="string">
            <text:p>[[0,5120436]]</text:p>
          </table:table-cell>
          <table:table-cell office:value-type="float" office:value="0.5120436" calcext:value-type="float">
            <text:p>0,5120436</text:p>
          </table:table-cell>
          <table:table-cell office:value-type="string" calcext:value-type="string">
            <text:p>[[0,26218864]]</text:p>
          </table:table-cell>
          <table:table-cell office:value-type="float" office:value="0.26218864" calcext:value-type="float">
            <text:p>0,26218864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52144307]</text:p>
          </table:table-cell>
          <table:table-cell office:value-type="string" calcext:value-type="string">
            <text:p>[[0,45144308]]</text:p>
          </table:table-cell>
          <table:table-cell office:value-type="float" office:value="0.45144308" calcext:value-type="float">
            <text:p>0,45144308</text:p>
          </table:table-cell>
          <table:table-cell office:value-type="string" calcext:value-type="string">
            <text:p>[[0,20380086]]</text:p>
          </table:table-cell>
          <table:table-cell office:value-type="float" office:value="0.20380086" calcext:value-type="float">
            <text:p>0,20380086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52835345]</text:p>
          </table:table-cell>
          <table:table-cell office:value-type="string" calcext:value-type="string">
            <text:p>[[0,42835346]]</text:p>
          </table:table-cell>
          <table:table-cell office:value-type="float" office:value="0.42835346" calcext:value-type="float">
            <text:p>0,42835346</text:p>
          </table:table-cell>
          <table:table-cell office:value-type="string" calcext:value-type="string">
            <text:p>[[0,18348669]]</text:p>
          </table:table-cell>
          <table:table-cell office:value-type="float" office:value="0.18348669" calcext:value-type="float">
            <text:p>0,18348669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[[0,97]]</text:p>
          </table:table-cell>
          <table:table-cell office:value-type="string" calcext:value-type="string">
            <text:p>[0,5254178]</text:p>
          </table:table-cell>
          <table:table-cell office:value-type="string" calcext:value-type="string">
            <text:p>[[0,44458222]]</text:p>
          </table:table-cell>
          <table:table-cell office:value-type="float" office:value="0.44458222" calcext:value-type="float">
            <text:p>0,44458222</text:p>
          </table:table-cell>
          <table:table-cell office:value-type="string" calcext:value-type="string">
            <text:p>[[0,19765335]]</text:p>
          </table:table-cell>
          <table:table-cell office:value-type="float" office:value="0.19765335" calcext:value-type="float">
            <text:p>0,19765335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5269456]</text:p>
          </table:table-cell>
          <table:table-cell office:value-type="string" calcext:value-type="string">
            <text:p>[[0,3730544]]</text:p>
          </table:table-cell>
          <table:table-cell office:value-type="float" office:value="0.3730544" calcext:value-type="float">
            <text:p>0,3730544</text:p>
          </table:table-cell>
          <table:table-cell office:value-type="string" calcext:value-type="string">
            <text:p>[[0,13916957]]</text:p>
          </table:table-cell>
          <table:table-cell office:value-type="float" office:value="0.13916957" calcext:value-type="float">
            <text:p>0,1391695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table:formula="of:=AVERAGE([.E2:.E185])" office:value-type="float" office:value="0.369876047173913" calcext:value-type="float">
            <text:p>0,369876047173913</text:p>
          </table:table-cell>
          <table:table-cell table:style-name="ce1"/>
          <table:table-cell table:style-name="ce1" table:formula="of:=AVERAGE([.G2:.G185])" office:value-type="float" office:value="0.15290922375" calcext:value-type="float">
            <text:p>0,15290922375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2-03-29T16:04:55.716559177</dc:date>
    <meta:editing-duration>PT3M56S</meta:editing-duration>
    <meta:editing-cycles>1</meta:editing-cycles>
    <meta:generator>LibreOffice/6.3.5.2$Linux_X86_64 LibreOffice_project/30$Build-2</meta:generator>
    <meta:document-statistic meta:table-count="2" meta:cell-count="2592" meta:object-count="0"/>
  </office:meta>
</office:document-meta>
</file>